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5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333333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3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running_experi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>
            <text:p>objective</text:p>
          </table:table-cell>
          <table:table-cell office:value-type="string">
            <text:p>without Psi2</text:p>
          </table:table-cell>
          <table:table-cell table:number-columns-repeated="2"/>
          <table:table-cell office:value-type="string">
            <text:p>with Psi2</text:p>
          </table:table-cell>
          <table:table-cell table:number-columns-repeated="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0.06">
            <text:p>0.06</text:p>
          </table:table-cell>
          <table:table-cell table:number-columns-repeated="1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7">
            <text:p>257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4">
            <text:p>194</text:p>
          </table:table-cell>
          <table:table-cell office:value-type="float" office:value="0.08">
            <text:p>0.08</text:p>
          </table:table-cell>
          <table:table-cell table:formula="of:=AVERAGE([.C4:.C9])" office:value-type="float" office:value="0.0316666666666667">
            <text:p>0.0316666667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8">
            <text:p>318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0.15">
            <text:p>0.15</text:p>
          </table:table-cell>
          <table:table-cell table:number-columns-repeated="1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0.05">
            <text:p>0.05</text:p>
          </table:table-cell>
          <table:table-cell table:formula="of:=AVERAGE([.C12:.C17])" office:value-type="float" office:value="0.055">
            <text:p>0.05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10">
            <text:p>510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3">
            <text:p>393</text:p>
          </table:table-cell>
          <table:table-cell office:value-type="float" office:value="0.09">
            <text:p>0.09</text:p>
          </table:table-cell>
          <table:table-cell table:number-columns-repeated="1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5">
            <text:p>355</text:p>
          </table:table-cell>
          <table:table-cell office:value-type="float" office:value="0.32">
            <text:p>0.32</text:p>
          </table:table-cell>
          <table:table-cell table:number-columns-repeated="1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9">
            <text:p>289</text:p>
          </table:table-cell>
          <table:table-cell office:value-type="float" office:value="0.96">
            <text:p>0.96</text:p>
          </table:table-cell>
          <table:table-cell table:number-columns-repeated="1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.66">
            <text:p>2.66</text:p>
          </table:table-cell>
          <table:table-cell table:formula="of:=AVERAGE([.C18:.C23])" office:value-type="float" office:value="0.816">
            <text:p>0.81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31">
            <text:p>431</text:p>
          </table:table-cell>
          <table:table-cell office:value-type="float" office:value="1.97">
            <text:p>1.97</text:p>
          </table:table-cell>
          <table:table-cell table:number-columns-repeated="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 office:value-type="float" office:value="0.59">
            <text:p>0.59</text:p>
          </table:table-cell>
          <table:table-cell table:number-columns-repeated="6"/>
          <table:table-cell office:value-type="string">
            <text:p>with infinity-vertical</text:p>
          </table:table-cell>
          <table:table-cell/>
          <table:table-cell office:value-type="string">
            <text:p>with Lmaxinc</text:p>
          </table:table-cell>
          <table:table-cell office:value-type="string">
            <text:p>with Lmax</text:p>
          </table:table-cell>
          <table:table-cell office:value-type="string">
            <text:p>with pj&lt;Pk</text:p>
          </table:table-cell>
          <table:table-cell office:value-type="string">
            <text:p>with infinity-vertical and safemoves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table:number-columns-repeated="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4">
            <text:p>464</text:p>
          </table:table-cell>
          <table:table-cell office:value-type="float" office:value="0.2">
            <text:p>0.2</text:p>
          </table:table-cell>
          <table:table-cell table:formula="of:=AVERAGE([.C24:.C29])" office:value-type="float" office:value="1.078">
            <text:p>1.07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7">
            <text:p>77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13 with lazy psi</text:p>
          </table:table-cell>
          <table:table-cell/>
          <table:table-cell office:value-type="float" office:value="19.24">
            <text:p>19.24</text:p>
          </table:table-cell>
          <table:table-cell table:number-columns-repeated="8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26">
            <text:p>72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44 with lazy psi</text:p>
          </table:table-cell>
          <table:table-cell/>
          <table:table-cell office:value-type="float" office:value="29.44">
            <text:p>29.44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19.73">
            <text:p>19.73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23">
            <text:p>52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4"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5">
            <text:p>665</text:p>
          </table:table-cell>
          <table:table-cell office:value-type="float" office:value="28.71">
            <text:p>28.71</text:p>
          </table:table-cell>
          <table:table-cell table:number-columns-repeated="4"/>
          <table:table-cell office:value-type="string">
            <text:p>28.71 with lazy psi</text:p>
          </table:table-cell>
          <table:table-cell/>
          <table:table-cell office:value-type="float" office:value="11.45">
            <text:p>11.45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  <table:table-cell table:formula="of:=AVERAGE([.C30:.C35])" office:value-type="float" office:value="150.942">
            <text:p>150.942</text:p>
          </table:table-cell>
          <table:table-cell table:number-columns-repeated="3"/>
          <table:table-cell office:value-type="string">
            <text:p>616 with lazy psi2</text:p>
          </table:table-cell>
          <table:table-cell/>
          <table:table-cell office:value-type="float" office:value="650">
            <text:p>650</text:p>
          </table:table-cell>
          <table:table-cell table:number-columns-repeated="4"/>
          <table:table-cell office:value-type="float" office:value="501">
            <text:p>50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with lazypsi2</text:p>
          </table:table-cell>
          <table:table-cell table:number-columns-repeated="1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17">
            <text:p>917</text:p>
          </table:table-cell>
          <table:table-cell office:value-type="float" office:value="92">
            <text:p>92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4"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97">
            <text:p>897</text:p>
          </table:table-cell>
          <table:table-cell office:value-type="float" office:value="419">
            <text:p>419</text:p>
          </table:table-cell>
          <table:table-cell table:number-columns-repeated="11"/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84">
            <text:p>884</text:p>
          </table:table-cell>
          <table:table-cell office:value-type="float" office:value="188">
            <text:p>188</text:p>
          </table:table-cell>
          <table:table-cell table:number-columns-repeated="14"/>
          <table:table-cell office:value-type="string">
            <text:p>This is supposed to take 704 seconds and have a solution value of 884. Is that true?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01">
            <text:p>701</text:p>
          </table:table-cell>
          <table:table-cell office:value-type="float" office:value="288">
            <text:p>288</text:p>
          </table:table-cell>
          <table:table-cell table:number-columns-repeated="15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">
            <text:p>999</text:p>
          </table:table-cell>
          <table:table-cell office:value-type="float" office:value="26">
            <text:p>26</text:p>
          </table:table-cell>
          <table:table-cell table:formula="of:=AVERAGE([.C37:.C42])" office:value-type="float" office:value="202.6">
            <text:p>202.6</text:p>
          </table:table-cell>
          <table:table-cell table:number-columns-repeated="5"/>
          <table:table-cell office:value-type="float" office:value="55.69">
            <text:p>55.69</text:p>
          </table:table-cell>
          <table:table-cell/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306">
            <text:p>1306</text:p>
          </table:table-cell>
          <table:table-cell office:value-type="float" office:value="53.78">
            <text:p>53.7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239">
            <text:p>1239</text:p>
          </table:table-cell>
          <table:table-cell office:value-type="float" office:value="7.79">
            <text:p>7.7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07">
            <text:p>1007</text:p>
          </table:table-cell>
          <table:table-cell office:value-type="float" office:value="878.53">
            <text:p>878.53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296">
            <text:p>1296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28">
            <text:p>1228</text:p>
          </table:table-cell>
          <table:table-cell office:value-type="float" office:value="9.61">
            <text:p>9.61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91">
            <text:p>1291</text:p>
          </table:table-cell>
          <table:table-cell office:value-type="float" office:value="2.88">
            <text:p>2.8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069">
            <text:p>1069</text:p>
          </table:table-cell>
          <table:table-cell office:value-type="float" office:value="15.86">
            <text:p>15.86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26">
            <text:p>1126</text:p>
          </table:table-cell>
          <table:table-cell office:value-type="float" office:value="11.48">
            <text:p>11.48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88">
            <text:p>988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0</text:p>
          </table:table-cell>
          <table:table-cell office:value-type="float" office:value="980">
            <text:p>980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1</text:p>
          </table:table-cell>
          <table:table-cell office:value-type="float" office:value="1335">
            <text:p>1335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2</text:p>
          </table:table-cell>
          <table:table-cell office:value-type="float" office:value="1153">
            <text:p>1153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3</text:p>
          </table:table-cell>
          <table:table-cell office:value-type="float" office:value="1639">
            <text:p>1639</text:p>
          </table:table-cell>
          <table:table-cell office:value-type="float" office:value="8.32">
            <text:p>8.32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4</text:p>
          </table:table-cell>
          <table:table-cell office:value-type="float" office:value="846">
            <text:p>846</text:p>
          </table:table-cell>
          <table:table-cell office:value-type="float" office:value="51.61">
            <text:p>51.61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5</text:p>
          </table:table-cell>
          <table:table-cell office:value-type="float" office:value="1226">
            <text:p>1226</text:p>
          </table:table-cell>
          <table:table-cell office:value-type="float" office:value="8.79">
            <text:p>8.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6</text:p>
          </table:table-cell>
          <table:table-cell office:value-type="float" office:value="1081">
            <text:p>1081</text:p>
          </table:table-cell>
          <table:table-cell office:value-type="float" office:value="12.78">
            <text:p>12.78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7</text:p>
          </table:table-cell>
          <table:table-cell office:value-type="float" office:value="1340">
            <text:p>1340</text:p>
          </table:table-cell>
          <table:table-cell office:value-type="float" office:value="4.8">
            <text:p>4.8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8</text:p>
          </table:table-cell>
          <table:table-cell office:value-type="string">
            <text:p>1112—1058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9</text:p>
          </table:table-cell>
          <table:table-cell office:value-type="float" office:value="1352">
            <text:p>1352</text:p>
          </table:table-cell>
          <table:table-cell office:value-type="float" office:value="11.55">
            <text:p>11.55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0</text:p>
          </table:table-cell>
          <table:table-cell office:value-type="float" office:value="1182">
            <text:p>1182</text:p>
          </table:table-cell>
          <table:table-cell office:value-type="float" office:value="14.14">
            <text:p>14.14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1</text:p>
          </table:table-cell>
          <table:table-cell office:value-type="float" office:value="1227">
            <text:p>1227</text:p>
          </table:table-cell>
          <table:table-cell office:value-type="float" office:value="11.61">
            <text:p>11.61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2</text:p>
          </table:table-cell>
          <table:table-cell office:value-type="float" office:value="988">
            <text:p>988</text:p>
          </table:table-cell>
          <table:table-cell office:value-type="float" office:value="11.12">
            <text:p>11.12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3</text:p>
          </table:table-cell>
          <table:table-cell office:value-type="float" office:value="1352">
            <text:p>1352</text:p>
          </table:table-cell>
          <table:table-cell office:value-type="float" office:value="6.12">
            <text:p>6.12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4</text:p>
          </table:table-cell>
          <table:table-cell office:value-type="float" office:value="1108">
            <text:p>1108</text:p>
          </table:table-cell>
          <table:table-cell office:value-type="float" office:value="12.27">
            <text:p>12.27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5</text:p>
          </table:table-cell>
          <table:table-cell office:value-type="float" office:value="1002">
            <text:p>1002</text:p>
          </table:table-cell>
          <table:table-cell office:value-type="float" office:value="116.28">
            <text:p>116.28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6</text:p>
          </table:table-cell>
          <table:table-cell office:value-type="float" office:value="997">
            <text:p>997</text:p>
          </table:table-cell>
          <table:table-cell office:value-type="float" office:value="46.64">
            <text:p>46.64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7</text:p>
          </table:table-cell>
          <table:table-cell office:value-type="float" office:value="1269">
            <text:p>1269</text:p>
          </table:table-cell>
          <table:table-cell office:value-type="float" office:value="3.79">
            <text:p>3.79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8</text:p>
          </table:table-cell>
          <table:table-cell office:value-type="float" office:value="1240">
            <text:p>1240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9</text:p>
          </table:table-cell>
          <table:table-cell office:value-type="float" office:value="1236">
            <text:p>1236</text:p>
          </table:table-cell>
          <table:table-cell office:value-type="float" office:value="72.07">
            <text:p>72.07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0</text:p>
          </table:table-cell>
          <table:table-cell office:value-type="float" office:value="1248">
            <text:p>1248</text:p>
          </table:table-cell>
          <table:table-cell office:value-type="float" office:value="5.79">
            <text:p>5.79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1</text:p>
          </table:table-cell>
          <table:table-cell office:value-type="float" office:value="1234">
            <text:p>1234</text:p>
          </table:table-cell>
          <table:table-cell office:value-type="float" office:value="13.67">
            <text:p>13.67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2</text:p>
          </table:table-cell>
          <table:table-cell office:value-type="float" office:value="1173">
            <text:p>1173</text:p>
          </table:table-cell>
          <table:table-cell office:value-type="float" office:value="14.99">
            <text:p>14.99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3</text:p>
          </table:table-cell>
          <table:table-cell office:value-type="float" office:value="1125">
            <text:p>1125</text:p>
          </table:table-cell>
          <table:table-cell office:value-type="float" office:value="16.24">
            <text:p>16.24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4</text:p>
          </table:table-cell>
          <table:table-cell office:value-type="float" office:value="1210">
            <text:p>1210</text:p>
          </table:table-cell>
          <table:table-cell office:value-type="float" office:value="56.28">
            <text:p>56.28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5</text:p>
          </table:table-cell>
          <table:table-cell office:value-type="float" office:value="1180">
            <text:p>1180</text:p>
          </table:table-cell>
          <table:table-cell office:value-type="float" office:value="53.35">
            <text:p>53.35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6</text:p>
          </table:table-cell>
          <table:table-cell office:value-type="float" office:value="1078">
            <text:p>1078</text:p>
          </table:table-cell>
          <table:table-cell office:value-type="float" office:value="5.48">
            <text:p>5.48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7</text:p>
          </table:table-cell>
          <table:table-cell office:value-type="float" office:value="940">
            <text:p>940</text:p>
          </table:table-cell>
          <table:table-cell office:value-type="float" office:value="29.97">
            <text:p>29.97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8</text:p>
          </table:table-cell>
          <table:table-cell office:value-type="float" office:value="1281">
            <text:p>1281</text:p>
          </table:table-cell>
          <table:table-cell office:value-type="float" office:value="5.92">
            <text:p>5.92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9</text:p>
          </table:table-cell>
          <table:table-cell office:value-type="float" office:value="1312">
            <text:p>1312</text:p>
          </table:table-cell>
          <table:table-cell office:value-type="float" office:value="8.47">
            <text:p>8.47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40</text:p>
          </table:table-cell>
          <table:table-cell office:value-type="float" office:value="1236">
            <text:p>1236</text:p>
          </table:table-cell>
          <table:table-cell office:value-type="float" office:value="71.2">
            <text:p>71.2</text:p>
          </table:table-cell>
          <table:table-cell table:formula="of:=AVERAGE([.C62:.C83];[.C44:.C83])" office:value-type="float" office:value="64.5727419354839">
            <text:p>64.5727419355</text:p>
          </table:table-cell>
          <table:table-cell/>
          <table:table-cell office:value-type="float" office:value="200">
            <text:p>200</text:p>
          </table:table-cell>
          <table:table-cell table:number-columns-repeated="12"/>
        </table:table-row>
        <table:table-row table:style-name="ro2" table:number-rows-repeated="4">
          <table:table-cell table:number-columns-repeated="18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56">
            <text:p>1456</text:p>
          </table:table-cell>
          <table:table-cell table:number-columns-repeated="16"/>
        </table:table-row>
      </table:table>
      <table:table table:name="final_10-20-50 comp" table:style-name="ta1">
        <table:shapes>
          <draw:frame draw:z-index="0" draw:style-name="gr1" svg:width="4.1193in" svg:height="3.5398in" svg:x="13.6803in" svg:y="1.1134in">
            <draw:object draw:notify-on-update-of-ranges="'final_10-20-50 comp'.H5:'final_10-20-50 comp'.H82 'final_10-20-50 comp'.K5:'final_10-20-50 comp'.K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063in" svg:y="14.45in">
            <draw:object draw:notify-on-update-of-ranges="'final_10-20-50 comp'.C83:'final_10-20-50 comp'.C111 'final_10-20-50 comp'.G83:'final_10-20-50 comp'.G1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kbender1</text:p>
          </table:table-cell>
          <table:table-cell table:number-columns-repeated="4"/>
          <table:table-cell office:value-type="string">
            <text:p>frequency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2" table:number-matrix-columns-spanned="1" table:number-matrix-rows-spanned="79" table:formula="of:=FREQUENCY([.C5:.C122];[.H5:.H82])" office:value-type="float" office:value="21">
            <text:p>21</text:p>
          </table:table-cell>
          <table:table-cell table:formula="of:=SUM([.$I$5:.$I5])" office:value-type="float" office:value="21">
            <text:p>21</text:p>
          </table:table-cell>
          <table:table-cell table:formula="of:=[.J5]*100/120" office:value-type="float" office:value="17.5">
            <text:p>17.5</text:p>
          </table:table-cell>
          <table:table-cell table:formula="of:=[.K5]/100" office:value-type="float" office:value="0.175">
            <text:p>0.175</text:p>
          </table:table-cell>
          <table:table-cell table:formula="of:=&quot;(&quot; &amp; [.H5] &amp; &quot;, &quot; &amp; [.L5] &amp; &quot;)&quot;" office:value-type="string" office:string-value="(0.01, 0.175)">
            <text:p>(0.01, 0.1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14">
            <text:p>14</text:p>
          </table:table-cell>
          <table:table-cell table:formula="of:=SUM([.$I$5:.$I6])" office:value-type="float" office:value="35">
            <text:p>35</text:p>
          </table:table-cell>
          <table:table-cell table:formula="of:=[.J6]*100/120" office:value-type="float" office:value="29.1666666666667">
            <text:p>29.1666666667</text:p>
          </table:table-cell>
          <table:table-cell table:formula="of:=[.K6]/100" office:value-type="float" office:value="0.291666666666667">
            <text:p>0.2916666667</text:p>
          </table:table-cell>
          <table:table-cell table:formula="of:=&quot;(&quot; &amp; [.H6] &amp; &quot;, &quot; &amp; [.L6] &amp; &quot;)&quot;" office:value-type="string" office:string-value="(0.02, 0.291666666666667)">
            <text:p>(0.02, 0.2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table:formula="of:=SUM([.$I$5:.$I7])" office:value-type="float" office:value="39">
            <text:p>39</text:p>
          </table:table-cell>
          <table:table-cell table:formula="of:=[.J7]*100/120" office:value-type="float" office:value="32.5">
            <text:p>32.5</text:p>
          </table:table-cell>
          <table:table-cell table:formula="of:=[.K7]/100" office:value-type="float" office:value="0.325">
            <text:p>0.325</text:p>
          </table:table-cell>
          <table:table-cell table:formula="of:=&quot;(&quot; &amp; [.H7] &amp; &quot;, &quot; &amp; [.L7] &amp; &quot;)&quot;" office:value-type="string" office:string-value="(0.03, 0.325)">
            <text:p>(0.03, 0.3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formula="of:=SUM([.$I$5:.$I8])" office:value-type="float" office:value="40">
            <text:p>40</text:p>
          </table:table-cell>
          <table:table-cell table:formula="of:=[.J8]*100/120" office:value-type="float" office:value="33.3333333333333">
            <text:p>33.3333333333</text:p>
          </table:table-cell>
          <table:table-cell table:formula="of:=[.K8]/100" office:value-type="float" office:value="0.333333333333333">
            <text:p>0.3333333333</text:p>
          </table:table-cell>
          <table:table-cell table:formula="of:=&quot;(&quot; &amp; [.H8] &amp; &quot;, &quot; &amp; [.L8] &amp; &quot;)&quot;" office:value-type="string" office:string-value="(0.04, 0.333333333333333)">
            <text:p>(0.04, 0.3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formula="of:=SUM([.$I$5:.$I9])" office:value-type="float" office:value="42">
            <text:p>42</text:p>
          </table:table-cell>
          <table:table-cell table:formula="of:=[.J9]*100/120" office:value-type="float" office:value="35">
            <text:p>35</text:p>
          </table:table-cell>
          <table:table-cell table:formula="of:=[.K9]/100" office:value-type="float" office:value="0.35">
            <text:p>0.35</text:p>
          </table:table-cell>
          <table:table-cell table:formula="of:=&quot;(&quot; &amp; [.H9] &amp; &quot;, &quot; &amp; [.L9] &amp; &quot;)&quot;" office:value-type="string" office:string-value="(0.05, 0.35)">
            <text:p>(0.05, 0.3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SUM([.$I$5:.$I10])" office:value-type="float" office:value="43">
            <text:p>43</text:p>
          </table:table-cell>
          <table:table-cell table:formula="of:=[.J10]*100/120" office:value-type="float" office:value="35.8333333333333">
            <text:p>35.8333333333</text:p>
          </table:table-cell>
          <table:table-cell table:formula="of:=[.K10]/100" office:value-type="float" office:value="0.358333333333333">
            <text:p>0.3583333333</text:p>
          </table:table-cell>
          <table:table-cell table:formula="of:=&quot;(&quot; &amp; [.H10] &amp; &quot;, &quot; &amp; [.L10] &amp; &quot;)&quot;" office:value-type="string" office:string-value="(0.06, 0.358333333333333)">
            <text:p>(0.06, 0.3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table:formula="of:=SUM([.$I$5:.$I11])" office:value-type="float" office:value="45">
            <text:p>45</text:p>
          </table:table-cell>
          <table:table-cell table:formula="of:=[.J11]*100/120" office:value-type="float" office:value="37.5">
            <text:p>37.5</text:p>
          </table:table-cell>
          <table:table-cell table:formula="of:=[.K11]/100" office:value-type="float" office:value="0.375">
            <text:p>0.375</text:p>
          </table:table-cell>
          <table:table-cell table:formula="of:=&quot;(&quot; &amp; [.H11] &amp; &quot;, &quot; &amp; [.L11] &amp; &quot;)&quot;" office:value-type="string" office:string-value="(0.07, 0.375)">
            <text:p>(0.07, 0.3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table:formula="of:=SUM([.$I$5:.$I12])" office:value-type="float" office:value="48">
            <text:p>48</text:p>
          </table:table-cell>
          <table:table-cell table:formula="of:=[.J12]*100/120" office:value-type="float" office:value="40">
            <text:p>40</text:p>
          </table:table-cell>
          <table:table-cell table:formula="of:=[.K12]/100" office:value-type="float" office:value="0.4">
            <text:p>0.4</text:p>
          </table:table-cell>
          <table:table-cell table:formula="of:=&quot;(&quot; &amp; [.H12] &amp; &quot;, &quot; &amp; [.L12] &amp; &quot;)&quot;" office:value-type="string" office:string-value="(0.08, 0.4)">
            <text:p>(0.08, 0.4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table:formula="of:=SUM([.$I$5:.$I13])" office:value-type="float" office:value="49">
            <text:p>49</text:p>
          </table:table-cell>
          <table:table-cell table:formula="of:=[.J13]*100/120" office:value-type="float" office:value="40.8333333333333">
            <text:p>40.8333333333</text:p>
          </table:table-cell>
          <table:table-cell table:formula="of:=[.K13]/100" office:value-type="float" office:value="0.408333333333333">
            <text:p>0.4083333333</text:p>
          </table:table-cell>
          <table:table-cell table:formula="of:=&quot;(&quot; &amp; [.H13] &amp; &quot;, &quot; &amp; [.L13] &amp; &quot;)&quot;" office:value-type="string" office:string-value="(0.09, 0.408333333333333)">
            <text:p>(0.09, 0.408333333333333)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SUM([.$I$5:.$I14])" office:value-type="float" office:value="49">
            <text:p>49</text:p>
          </table:table-cell>
          <table:table-cell table:formula="of:=[.J14]*100/120" office:value-type="float" office:value="40.8333333333333">
            <text:p>40.8333333333</text:p>
          </table:table-cell>
          <table:table-cell table:formula="of:=[.K14]/100" office:value-type="float" office:value="0.408333333333333">
            <text:p>0.4083333333</text:p>
          </table:table-cell>
          <table:table-cell table:formula="of:=&quot;(&quot; &amp; [.H14] &amp; &quot;, &quot; &amp; [.L14] &amp; &quot;)&quot;" office:value-type="string" office:string-value="(0.1, 0.408333333333333)">
            <text:p>(0.1, 0.40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8">
            <text:p>8</text:p>
          </table:table-cell>
          <table:table-cell table:formula="of:=SUM([.$I$5:.$I15])" office:value-type="float" office:value="57">
            <text:p>57</text:p>
          </table:table-cell>
          <table:table-cell table:formula="of:=[.J15]*100/120" office:value-type="float" office:value="47.5">
            <text:p>47.5</text:p>
          </table:table-cell>
          <table:table-cell table:formula="of:=[.K15]/100" office:value-type="float" office:value="0.475">
            <text:p>0.475</text:p>
          </table:table-cell>
          <table:table-cell table:formula="of:=&quot;(&quot; &amp; [.H15] &amp; &quot;, &quot; &amp; [.L15] &amp; &quot;)&quot;" office:value-type="string" office:string-value="(0.2, 0.475)">
            <text:p>(0.2, 0.4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SUM([.$I$5:.$I16])" office:value-type="float" office:value="60">
            <text:p>60</text:p>
          </table:table-cell>
          <table:table-cell table:formula="of:=[.J16]*100/120" office:value-type="float" office:value="50">
            <text:p>50</text:p>
          </table:table-cell>
          <table:table-cell table:formula="of:=[.K16]/100" office:value-type="float" office:value="0.5">
            <text:p>0.5</text:p>
          </table:table-cell>
          <table:table-cell table:formula="of:=&quot;(&quot; &amp; [.H16] &amp; &quot;, &quot; &amp; [.L16] &amp; &quot;)&quot;" office:value-type="string" office:string-value="(0.3, 0.5)">
            <text:p>(0.3, 0.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table:formula="of:=SUM([.$I$5:.$I17])" office:value-type="float" office:value="64">
            <text:p>64</text:p>
          </table:table-cell>
          <table:table-cell table:formula="of:=[.J17]*100/120" office:value-type="float" office:value="53.3333333333333">
            <text:p>53.3333333333</text:p>
          </table:table-cell>
          <table:table-cell table:formula="of:=[.K17]/100" office:value-type="float" office:value="0.533333333333333">
            <text:p>0.5333333333</text:p>
          </table:table-cell>
          <table:table-cell table:formula="of:=&quot;(&quot; &amp; [.H17] &amp; &quot;, &quot; &amp; [.L17] &amp; &quot;)&quot;" office:value-type="string" office:string-value="(0.4, 0.533333333333333)">
            <text:p>(0.4, 0.5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SUM([.$I$5:.$I18])" office:value-type="float" office:value="67">
            <text:p>67</text:p>
          </table:table-cell>
          <table:table-cell table:formula="of:=[.J18]*100/120" office:value-type="float" office:value="55.8333333333333">
            <text:p>55.8333333333</text:p>
          </table:table-cell>
          <table:table-cell table:formula="of:=[.K18]/100" office:value-type="float" office:value="0.558333333333333">
            <text:p>0.5583333333</text:p>
          </table:table-cell>
          <table:table-cell table:formula="of:=&quot;(&quot; &amp; [.H18] &amp; &quot;, &quot; &amp; [.L18] &amp; &quot;)&quot;" office:value-type="string" office:string-value="(0.5, 0.558333333333333)">
            <text:p>(0.5, 0.5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SUM([.$I$5:.$I19])" office:value-type="float" office:value="68">
            <text:p>68</text:p>
          </table:table-cell>
          <table:table-cell table:formula="of:=[.J19]*100/120" office:value-type="float" office:value="56.6666666666667">
            <text:p>56.6666666667</text:p>
          </table:table-cell>
          <table:table-cell table:formula="of:=[.K19]/100" office:value-type="float" office:value="0.566666666666667">
            <text:p>0.5666666667</text:p>
          </table:table-cell>
          <table:table-cell table:formula="of:=&quot;(&quot; &amp; [.H19] &amp; &quot;, &quot; &amp; [.L19] &amp; &quot;)&quot;" office:value-type="string" office:string-value="(0.6, 0.566666666666667)">
            <text:p>(0.6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formula="of:=SUM([.$I$5:.$I20])" office:value-type="float" office:value="68">
            <text:p>68</text:p>
          </table:table-cell>
          <table:table-cell table:formula="of:=[.J20]*100/120" office:value-type="float" office:value="56.6666666666667">
            <text:p>56.6666666667</text:p>
          </table:table-cell>
          <table:table-cell table:formula="of:=[.K20]/100" office:value-type="float" office:value="0.566666666666667">
            <text:p>0.5666666667</text:p>
          </table:table-cell>
          <table:table-cell table:formula="of:=&quot;(&quot; &amp; [.H20] &amp; &quot;, &quot; &amp; [.L20] &amp; &quot;)&quot;" office:value-type="string" office:string-value="(0.7, 0.566666666666667)">
            <text:p>(0.7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SUM([.$I$5:.$I21])" office:value-type="float" office:value="68">
            <text:p>68</text:p>
          </table:table-cell>
          <table:table-cell table:formula="of:=[.J21]*100/120" office:value-type="float" office:value="56.6666666666667">
            <text:p>56.6666666667</text:p>
          </table:table-cell>
          <table:table-cell table:formula="of:=[.K21]/100" office:value-type="float" office:value="0.566666666666667">
            <text:p>0.5666666667</text:p>
          </table:table-cell>
          <table:table-cell table:formula="of:=&quot;(&quot; &amp; [.H21] &amp; &quot;, &quot; &amp; [.L21] &amp; &quot;)&quot;" office:value-type="string" office:string-value="(0.8, 0.566666666666667)">
            <text:p>(0.8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SUM([.$I$5:.$I22])" office:value-type="float" office:value="69">
            <text:p>69</text:p>
          </table:table-cell>
          <table:table-cell table:formula="of:=[.J22]*100/120" office:value-type="float" office:value="57.5">
            <text:p>57.5</text:p>
          </table:table-cell>
          <table:table-cell table:formula="of:=[.K22]/100" office:value-type="float" office:value="0.575">
            <text:p>0.575</text:p>
          </table:table-cell>
          <table:table-cell table:formula="of:=&quot;(&quot; &amp; [.H22] &amp; &quot;, &quot; &amp; [.L22] &amp; &quot;)&quot;" office:value-type="string" office:string-value="(0.9, 0.575)">
            <text:p>(0.9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$I$5:.$I23])" office:value-type="float" office:value="69">
            <text:p>69</text:p>
          </table:table-cell>
          <table:table-cell table:formula="of:=[.J23]*100/120" office:value-type="float" office:value="57.5">
            <text:p>57.5</text:p>
          </table:table-cell>
          <table:table-cell table:formula="of:=[.K23]/100" office:value-type="float" office:value="0.575">
            <text:p>0.575</text:p>
          </table:table-cell>
          <table:table-cell table:formula="of:=&quot;(&quot; &amp; [.H23] &amp; &quot;, &quot; &amp; [.L23] &amp; &quot;)&quot;" office:value-type="string" office:string-value="(1, 0.575)">
            <text:p>(1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formula="of:=SUM([.$I$5:.$I24])" office:value-type="float" office:value="71">
            <text:p>71</text:p>
          </table:table-cell>
          <table:table-cell table:formula="of:=[.J24]*100/120" office:value-type="float" office:value="59.1666666666667">
            <text:p>59.1666666667</text:p>
          </table:table-cell>
          <table:table-cell table:formula="of:=[.K24]/100" office:value-type="float" office:value="0.591666666666667">
            <text:p>0.5916666667</text:p>
          </table:table-cell>
          <table:table-cell table:formula="of:=&quot;(&quot; &amp; [.H24] &amp; &quot;, &quot; &amp; [.L24] &amp; &quot;)&quot;" office:value-type="string" office:string-value="(1.2, 0.591666666666667)">
            <text:p>(1.2, 0.5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SUM([.$I$5:.$I25])" office:value-type="float" office:value="74">
            <text:p>74</text:p>
          </table:table-cell>
          <table:table-cell table:formula="of:=[.J25]*100/120" office:value-type="float" office:value="61.6666666666667">
            <text:p>61.6666666667</text:p>
          </table:table-cell>
          <table:table-cell table:formula="of:=[.K25]/100" office:value-type="float" office:value="0.616666666666667">
            <text:p>0.6166666667</text:p>
          </table:table-cell>
          <table:table-cell table:formula="of:=&quot;(&quot; &amp; [.H25] &amp; &quot;, &quot; &amp; [.L25] &amp; &quot;)&quot;" office:value-type="string" office:string-value="(1.5, 0.616666666666667)">
            <text:p>(1.5, 0.6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formula="of:=SUM([.$I$5:.$I26])" office:value-type="float" office:value="77">
            <text:p>77</text:p>
          </table:table-cell>
          <table:table-cell table:formula="of:=[.J26]*100/120" office:value-type="float" office:value="64.1666666666667">
            <text:p>64.1666666667</text:p>
          </table:table-cell>
          <table:table-cell table:formula="of:=[.K26]/100" office:value-type="float" office:value="0.641666666666667">
            <text:p>0.6416666667</text:p>
          </table:table-cell>
          <table:table-cell table:formula="of:=&quot;(&quot; &amp; [.H26] &amp; &quot;, &quot; &amp; [.L26] &amp; &quot;)&quot;" office:value-type="string" office:string-value="(1.6, 0.641666666666667)">
            <text:p>(1.6, 0.64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SUM([.$I$5:.$I27])" office:value-type="float" office:value="78">
            <text:p>78</text:p>
          </table:table-cell>
          <table:table-cell table:formula="of:=[.J27]*100/120" office:value-type="float" office:value="65">
            <text:p>65</text:p>
          </table:table-cell>
          <table:table-cell table:formula="of:=[.K27]/100" office:value-type="float" office:value="0.65">
            <text:p>0.65</text:p>
          </table:table-cell>
          <table:table-cell table:formula="of:=&quot;(&quot; &amp; [.H27] &amp; &quot;, &quot; &amp; [.L27] &amp; &quot;)&quot;" office:value-type="string" office:string-value="(1.8, 0.65)">
            <text:p>(1.8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$I$5:.$I28])" office:value-type="float" office:value="78">
            <text:p>78</text:p>
          </table:table-cell>
          <table:table-cell table:formula="of:=[.J28]*100/120" office:value-type="float" office:value="65">
            <text:p>65</text:p>
          </table:table-cell>
          <table:table-cell table:formula="of:=[.K28]/100" office:value-type="float" office:value="0.65">
            <text:p>0.65</text:p>
          </table:table-cell>
          <table:table-cell table:formula="of:=&quot;(&quot; &amp; [.H28] &amp; &quot;, &quot; &amp; [.L28] &amp; &quot;)&quot;" office:value-type="string" office:string-value="(2, 0.65)">
            <text:p>(2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table:number-columns-repeated="4"/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formula="of:=SUM([.$I$5:.$I29])" office:value-type="float" office:value="78">
            <text:p>78</text:p>
          </table:table-cell>
          <table:table-cell table:formula="of:=[.J29]*100/120" office:value-type="float" office:value="65">
            <text:p>65</text:p>
          </table:table-cell>
          <table:table-cell table:formula="of:=[.K29]/100" office:value-type="float" office:value="0.65">
            <text:p>0.65</text:p>
          </table:table-cell>
          <table:table-cell table:formula="of:=&quot;(&quot; &amp; [.H29] &amp; &quot;, &quot; &amp; [.L29] &amp; &quot;)&quot;" office:value-type="string" office:string-value="(2.5, 0.65)">
            <text:p>(2.5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$I$5:.$I30])" office:value-type="float" office:value="78">
            <text:p>78</text:p>
          </table:table-cell>
          <table:table-cell table:formula="of:=[.J30]*100/120" office:value-type="float" office:value="65">
            <text:p>65</text:p>
          </table:table-cell>
          <table:table-cell table:formula="of:=[.K30]/100" office:value-type="float" office:value="0.65">
            <text:p>0.65</text:p>
          </table:table-cell>
          <table:table-cell table:formula="of:=&quot;(&quot; &amp; [.H30] &amp; &quot;, &quot; &amp; [.L30] &amp; &quot;)&quot;" office:value-type="string" office:string-value="(3, 0.65)">
            <text:p>(3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$I$5:.$I31])" office:value-type="float" office:value="79">
            <text:p>79</text:p>
          </table:table-cell>
          <table:table-cell table:formula="of:=[.J31]*100/120" office:value-type="float" office:value="65.8333333333333">
            <text:p>65.8333333333</text:p>
          </table:table-cell>
          <table:table-cell table:formula="of:=[.K31]/100" office:value-type="float" office:value="0.658333333333333">
            <text:p>0.6583333333</text:p>
          </table:table-cell>
          <table:table-cell table:formula="of:=&quot;(&quot; &amp; [.H31] &amp; &quot;, &quot; &amp; [.L31] &amp; &quot;)&quot;" office:value-type="string" office:string-value="(4, 0.658333333333333)">
            <text:p>(4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$I$5:.$I32])" office:value-type="float" office:value="79">
            <text:p>79</text:p>
          </table:table-cell>
          <table:table-cell table:formula="of:=[.J32]*100/120" office:value-type="float" office:value="65.8333333333333">
            <text:p>65.8333333333</text:p>
          </table:table-cell>
          <table:table-cell table:formula="of:=[.K32]/100" office:value-type="float" office:value="0.658333333333333">
            <text:p>0.6583333333</text:p>
          </table:table-cell>
          <table:table-cell table:formula="of:=&quot;(&quot; &amp; [.H32] &amp; &quot;, &quot; &amp; [.L32] &amp; &quot;)&quot;" office:value-type="string" office:string-value="(5, 0.658333333333333)">
            <text:p>(5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$I$5:.$I33])" office:value-type="float" office:value="82">
            <text:p>82</text:p>
          </table:table-cell>
          <table:table-cell table:formula="of:=[.J33]*100/120" office:value-type="float" office:value="68.3333333333333">
            <text:p>68.3333333333</text:p>
          </table:table-cell>
          <table:table-cell table:formula="of:=[.K33]/100" office:value-type="float" office:value="0.683333333333333">
            <text:p>0.6833333333</text:p>
          </table:table-cell>
          <table:table-cell table:formula="of:=&quot;(&quot; &amp; [.H33] &amp; &quot;, &quot; &amp; [.L33] &amp; &quot;)&quot;" office:value-type="string" office:string-value="(6, 0.683333333333333)">
            <text:p>(6, 0.6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$I$5:.$I34])" office:value-type="float" office:value="87">
            <text:p>87</text:p>
          </table:table-cell>
          <table:table-cell table:formula="of:=[.J34]*100/120" office:value-type="float" office:value="72.5">
            <text:p>72.5</text:p>
          </table:table-cell>
          <table:table-cell table:formula="of:=[.K34]/100" office:value-type="float" office:value="0.725">
            <text:p>0.725</text:p>
          </table:table-cell>
          <table:table-cell table:formula="of:=&quot;(&quot; &amp; [.H34] &amp; &quot;, &quot; &amp; [.L34] &amp; &quot;)&quot;" office:value-type="string" office:string-value="(7, 0.725)">
            <text:p>(7, 0.7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.$I$5:.$I35])" office:value-type="float" office:value="90">
            <text:p>90</text:p>
          </table:table-cell>
          <table:table-cell table:formula="of:=[.J35]*100/120" office:value-type="float" office:value="75">
            <text:p>75</text:p>
          </table:table-cell>
          <table:table-cell table:formula="of:=[.K35]/100" office:value-type="float" office:value="0.75">
            <text:p>0.75</text:p>
          </table:table-cell>
          <table:table-cell table:formula="of:=&quot;(&quot; &amp; [.H35] &amp; &quot;, &quot; &amp; [.L35] &amp; &quot;)&quot;" office:value-type="string" office:string-value="(8, 0.75)">
            <text:p>(8, 0.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$I$5:.$I36])" office:value-type="float" office:value="91">
            <text:p>91</text:p>
          </table:table-cell>
          <table:table-cell table:formula="of:=[.J36]*100/120" office:value-type="float" office:value="75.8333333333333">
            <text:p>75.8333333333</text:p>
          </table:table-cell>
          <table:table-cell table:formula="of:=[.K36]/100" office:value-type="float" office:value="0.758333333333333">
            <text:p>0.7583333333</text:p>
          </table:table-cell>
          <table:table-cell table:formula="of:=&quot;(&quot; &amp; [.H36] &amp; &quot;, &quot; &amp; [.L36] &amp; &quot;)&quot;" office:value-type="string" office:string-value="(9, 0.758333333333333)">
            <text:p>(9, 0.7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$I$5:.$I37])" office:value-type="float" office:value="94">
            <text:p>94</text:p>
          </table:table-cell>
          <table:table-cell table:formula="of:=[.J37]*100/120" office:value-type="float" office:value="78.3333333333333">
            <text:p>78.3333333333</text:p>
          </table:table-cell>
          <table:table-cell table:formula="of:=[.K37]/100" office:value-type="float" office:value="0.783333333333333">
            <text:p>0.7833333333</text:p>
          </table:table-cell>
          <table:table-cell table:formula="of:=&quot;(&quot; &amp; [.H37] &amp; &quot;, &quot; &amp; [.L37] &amp; &quot;)&quot;" office:value-type="string" office:string-value="(10, 0.783333333333333)">
            <text:p>(10, 0.7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$I$5:.$I38])" office:value-type="float" office:value="98">
            <text:p>98</text:p>
          </table:table-cell>
          <table:table-cell table:formula="of:=[.J38]*100/120" office:value-type="float" office:value="81.6666666666667">
            <text:p>81.6666666667</text:p>
          </table:table-cell>
          <table:table-cell table:formula="of:=[.K38]/100" office:value-type="float" office:value="0.816666666666667">
            <text:p>0.8166666667</text:p>
          </table:table-cell>
          <table:table-cell table:formula="of:=&quot;(&quot; &amp; [.H38] &amp; &quot;, &quot; &amp; [.L38] &amp; &quot;)&quot;" office:value-type="string" office:string-value="(12, 0.816666666666667)">
            <text:p>(12, 0.8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$I$5:.$I39])" office:value-type="float" office:value="99">
            <text:p>99</text:p>
          </table:table-cell>
          <table:table-cell table:formula="of:=[.J39]*100/120" office:value-type="float" office:value="82.5">
            <text:p>82.5</text:p>
          </table:table-cell>
          <table:table-cell table:formula="of:=[.K39]/100" office:value-type="float" office:value="0.825">
            <text:p>0.825</text:p>
          </table:table-cell>
          <table:table-cell table:formula="of:=&quot;(&quot; &amp; [.H39] &amp; &quot;, &quot; &amp; [.L39] &amp; &quot;)&quot;" office:value-type="string" office:string-value="(14, 0.825)">
            <text:p>(14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.$I$5:.$I40])" office:value-type="float" office:value="99">
            <text:p>99</text:p>
          </table:table-cell>
          <table:table-cell table:formula="of:=[.J40]*100/120" office:value-type="float" office:value="82.5">
            <text:p>82.5</text:p>
          </table:table-cell>
          <table:table-cell table:formula="of:=[.K40]/100" office:value-type="float" office:value="0.825">
            <text:p>0.825</text:p>
          </table:table-cell>
          <table:table-cell table:formula="of:=&quot;(&quot; &amp; [.H40] &amp; &quot;, &quot; &amp; [.L40] &amp; &quot;)&quot;" office:value-type="string" office:string-value="(16, 0.825)">
            <text:p>(16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$I$5:.$I41])" office:value-type="float" office:value="100">
            <text:p>100</text:p>
          </table:table-cell>
          <table:table-cell table:formula="of:=[.J41]*100/120" office:value-type="float" office:value="83.3333333333333">
            <text:p>83.3333333333</text:p>
          </table:table-cell>
          <table:table-cell table:formula="of:=[.K41]/100" office:value-type="float" office:value="0.833333333333333">
            <text:p>0.8333333333</text:p>
          </table:table-cell>
          <table:table-cell table:formula="of:=&quot;(&quot; &amp; [.H41] &amp; &quot;, &quot; &amp; [.L41] &amp; &quot;)&quot;" office:value-type="string" office:string-value="(18, 0.833333333333333)">
            <text:p>(18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.$I$5:.$I42])" office:value-type="float" office:value="100">
            <text:p>100</text:p>
          </table:table-cell>
          <table:table-cell table:formula="of:=[.J42]*100/120" office:value-type="float" office:value="83.3333333333333">
            <text:p>83.3333333333</text:p>
          </table:table-cell>
          <table:table-cell table:formula="of:=[.K42]/100" office:value-type="float" office:value="0.833333333333333">
            <text:p>0.8333333333</text:p>
          </table:table-cell>
          <table:table-cell table:formula="of:=&quot;(&quot; &amp; [.H42] &amp; &quot;, &quot; &amp; [.L42] &amp; &quot;)&quot;" office:value-type="string" office:string-value="(20, 0.833333333333333)">
            <text:p>(20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SUM([.$I$5:.$I43])" office:value-type="float" office:value="102">
            <text:p>102</text:p>
          </table:table-cell>
          <table:table-cell table:formula="of:=[.J43]*100/120" office:value-type="float" office:value="85">
            <text:p>85</text:p>
          </table:table-cell>
          <table:table-cell table:formula="of:=[.K43]/100" office:value-type="float" office:value="0.85">
            <text:p>0.85</text:p>
          </table:table-cell>
          <table:table-cell table:formula="of:=&quot;(&quot; &amp; [.H43] &amp; &quot;, &quot; &amp; [.L43] &amp; &quot;)&quot;" office:value-type="string" office:string-value="(25, 0.85)">
            <text:p>(25, 0.8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SUM([.$I$5:.$I44])" office:value-type="float" office:value="104">
            <text:p>104</text:p>
          </table:table-cell>
          <table:table-cell table:formula="of:=[.J44]*100/120" office:value-type="float" office:value="86.6666666666667">
            <text:p>86.6666666667</text:p>
          </table:table-cell>
          <table:table-cell table:formula="of:=[.K44]/100" office:value-type="float" office:value="0.866666666666667">
            <text:p>0.8666666667</text:p>
          </table:table-cell>
          <table:table-cell table:formula="of:=&quot;(&quot; &amp; [.H44] &amp; &quot;, &quot; &amp; [.L44] &amp; &quot;)&quot;" office:value-type="string" office:string-value="(30, 0.866666666666667)">
            <text:p>(30, 0.8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$I$5:.$I45])" office:value-type="float" office:value="105">
            <text:p>105</text:p>
          </table:table-cell>
          <table:table-cell table:formula="of:=[.J45]*100/120" office:value-type="float" office:value="87.5">
            <text:p>87.5</text:p>
          </table:table-cell>
          <table:table-cell table:formula="of:=[.K45]/100" office:value-type="float" office:value="0.875">
            <text:p>0.875</text:p>
          </table:table-cell>
          <table:table-cell table:formula="of:=&quot;(&quot; &amp; [.H45] &amp; &quot;, &quot; &amp; [.L45] &amp; &quot;)&quot;" office:value-type="string" office:string-value="(35, 0.875)">
            <text:p>(3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$I$5:.$I46])" office:value-type="float" office:value="105">
            <text:p>105</text:p>
          </table:table-cell>
          <table:table-cell table:formula="of:=[.J46]*100/120" office:value-type="float" office:value="87.5">
            <text:p>87.5</text:p>
          </table:table-cell>
          <table:table-cell table:formula="of:=[.K46]/100" office:value-type="float" office:value="0.875">
            <text:p>0.875</text:p>
          </table:table-cell>
          <table:table-cell table:formula="of:=&quot;(&quot; &amp; [.H46] &amp; &quot;, &quot; &amp; [.L46] &amp; &quot;)&quot;" office:value-type="string" office:string-value="(40, 0.875)">
            <text:p>(4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SUM([.$I$5:.$I47])" office:value-type="float" office:value="105">
            <text:p>105</text:p>
          </table:table-cell>
          <table:table-cell table:formula="of:=[.J47]*100/120" office:value-type="float" office:value="87.5">
            <text:p>87.5</text:p>
          </table:table-cell>
          <table:table-cell table:formula="of:=[.K47]/100" office:value-type="float" office:value="0.875">
            <text:p>0.875</text:p>
          </table:table-cell>
          <table:table-cell table:formula="of:=&quot;(&quot; &amp; [.H47] &amp; &quot;, &quot; &amp; [.L47] &amp; &quot;)&quot;" office:value-type="string" office:string-value="(45, 0.875)">
            <text:p>(4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SUM([.$I$5:.$I48])" office:value-type="float" office:value="105">
            <text:p>105</text:p>
          </table:table-cell>
          <table:table-cell table:formula="of:=[.J48]*100/120" office:value-type="float" office:value="87.5">
            <text:p>87.5</text:p>
          </table:table-cell>
          <table:table-cell table:formula="of:=[.K48]/100" office:value-type="float" office:value="0.875">
            <text:p>0.875</text:p>
          </table:table-cell>
          <table:table-cell table:formula="of:=&quot;(&quot; &amp; [.H48] &amp; &quot;, &quot; &amp; [.L48] &amp; &quot;)&quot;" office:value-type="string" office:string-value="(50, 0.875)">
            <text:p>(5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SUM([.$I$5:.$I49])" office:value-type="float" office:value="111">
            <text:p>111</text:p>
          </table:table-cell>
          <table:table-cell table:formula="of:=[.J49]*100/120" office:value-type="float" office:value="92.5">
            <text:p>92.5</text:p>
          </table:table-cell>
          <table:table-cell table:formula="of:=[.K49]/100" office:value-type="float" office:value="0.925">
            <text:p>0.925</text:p>
          </table:table-cell>
          <table:table-cell table:formula="of:=&quot;(&quot; &amp; [.H49] &amp; &quot;, &quot; &amp; [.L49] &amp; &quot;)&quot;" office:value-type="string" office:string-value="(60, 0.925)">
            <text:p>(60, 0.92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$I$5:.$I50])" office:value-type="float" office:value="112">
            <text:p>112</text:p>
          </table:table-cell>
          <table:table-cell table:formula="of:=[.J50]*100/120" office:value-type="float" office:value="93.3333333333333">
            <text:p>93.3333333333</text:p>
          </table:table-cell>
          <table:table-cell table:formula="of:=[.K50]/100" office:value-type="float" office:value="0.933333333333333">
            <text:p>0.9333333333</text:p>
          </table:table-cell>
          <table:table-cell table:formula="of:=&quot;(&quot; &amp; [.H50] &amp; &quot;, &quot; &amp; [.L50] &amp; &quot;)&quot;" office:value-type="string" office:string-value="(70, 0.933333333333333)">
            <text:p>(7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$I$5:.$I51])" office:value-type="float" office:value="112">
            <text:p>112</text:p>
          </table:table-cell>
          <table:table-cell table:formula="of:=[.J51]*100/120" office:value-type="float" office:value="93.3333333333333">
            <text:p>93.3333333333</text:p>
          </table:table-cell>
          <table:table-cell table:formula="of:=[.K51]/100" office:value-type="float" office:value="0.933333333333333">
            <text:p>0.9333333333</text:p>
          </table:table-cell>
          <table:table-cell table:formula="of:=&quot;(&quot; &amp; [.H51] &amp; &quot;, &quot; &amp; [.L51] &amp; &quot;)&quot;" office:value-type="string" office:string-value="(80, 0.933333333333333)">
            <text:p>(8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SUM([.$I$5:.$I52])" office:value-type="float" office:value="112">
            <text:p>112</text:p>
          </table:table-cell>
          <table:table-cell table:formula="of:=[.J52]*100/120" office:value-type="float" office:value="93.3333333333333">
            <text:p>93.3333333333</text:p>
          </table:table-cell>
          <table:table-cell table:formula="of:=[.K52]/100" office:value-type="float" office:value="0.933333333333333">
            <text:p>0.9333333333</text:p>
          </table:table-cell>
          <table:table-cell table:formula="of:=&quot;(&quot; &amp; [.H52] &amp; &quot;, &quot; &amp; [.L52] &amp; &quot;)&quot;" office:value-type="string" office:string-value="(90, 0.933333333333333)">
            <text:p>(9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SUM([.$I$5:.$I53])" office:value-type="float" office:value="113">
            <text:p>113</text:p>
          </table:table-cell>
          <table:table-cell table:formula="of:=[.J53]*100/120" office:value-type="float" office:value="94.1666666666667">
            <text:p>94.1666666667</text:p>
          </table:table-cell>
          <table:table-cell table:formula="of:=[.K53]/100" office:value-type="float" office:value="0.941666666666667">
            <text:p>0.9416666667</text:p>
          </table:table-cell>
          <table:table-cell table:formula="of:=&quot;(&quot; &amp; [.H53] &amp; &quot;, &quot; &amp; [.L53] &amp; &quot;)&quot;" office:value-type="string" office:string-value="(100, 0.941666666666667)">
            <text:p>(10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33">
            <text:p>0.33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SUM([.$I$5:.$I54])" office:value-type="float" office:value="113">
            <text:p>113</text:p>
          </table:table-cell>
          <table:table-cell table:formula="of:=[.J54]*100/120" office:value-type="float" office:value="94.1666666666667">
            <text:p>94.1666666667</text:p>
          </table:table-cell>
          <table:table-cell table:formula="of:=[.K54]/100" office:value-type="float" office:value="0.941666666666667">
            <text:p>0.9416666667</text:p>
          </table:table-cell>
          <table:table-cell table:formula="of:=&quot;(&quot; &amp; [.H54] &amp; &quot;, &quot; &amp; [.L54] &amp; &quot;)&quot;" office:value-type="string" office:string-value="(120, 0.941666666666667)">
            <text:p>(12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46">
            <text:p>1.46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SUM([.$I$5:.$I55])" office:value-type="float" office:value="114">
            <text:p>114</text:p>
          </table:table-cell>
          <table:table-cell table:formula="of:=[.J55]*100/120" office:value-type="float" office:value="95">
            <text:p>95</text:p>
          </table:table-cell>
          <table:table-cell table:formula="of:=[.K55]/100" office:value-type="float" office:value="0.95">
            <text:p>0.95</text:p>
          </table:table-cell>
          <table:table-cell table:formula="of:=&quot;(&quot; &amp; [.H55] &amp; &quot;, &quot; &amp; [.L55] &amp; &quot;)&quot;" office:value-type="string" office:string-value="(140, 0.95)">
            <text:p>(1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.58">
            <text:p>1.58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SUM([.$I$5:.$I56])" office:value-type="float" office:value="114">
            <text:p>114</text:p>
          </table:table-cell>
          <table:table-cell table:formula="of:=[.J56]*100/120" office:value-type="float" office:value="95">
            <text:p>95</text:p>
          </table:table-cell>
          <table:table-cell table:formula="of:=[.K56]/100" office:value-type="float" office:value="0.95">
            <text:p>0.95</text:p>
          </table:table-cell>
          <table:table-cell table:formula="of:=&quot;(&quot; &amp; [.H56] &amp; &quot;, &quot; &amp; [.L56] &amp; &quot;)&quot;" office:value-type="string" office:string-value="(160, 0.95)">
            <text:p>(1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 table:number-columns-repeated="4"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SUM([.$I$5:.$I57])" office:value-type="float" office:value="114">
            <text:p>114</text:p>
          </table:table-cell>
          <table:table-cell table:formula="of:=[.J57]*100/120" office:value-type="float" office:value="95">
            <text:p>95</text:p>
          </table:table-cell>
          <table:table-cell table:formula="of:=[.K57]/100" office:value-type="float" office:value="0.95">
            <text:p>0.95</text:p>
          </table:table-cell>
          <table:table-cell table:formula="of:=&quot;(&quot; &amp; [.H57] &amp; &quot;, &quot; &amp; [.L57] &amp; &quot;)&quot;" office:value-type="string" office:string-value="(180, 0.95)">
            <text:p>(1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SUM([.$I$5:.$I58])" office:value-type="float" office:value="114">
            <text:p>114</text:p>
          </table:table-cell>
          <table:table-cell table:formula="of:=[.J58]*100/120" office:value-type="float" office:value="95">
            <text:p>95</text:p>
          </table:table-cell>
          <table:table-cell table:formula="of:=[.K58]/100" office:value-type="float" office:value="0.95">
            <text:p>0.95</text:p>
          </table:table-cell>
          <table:table-cell table:formula="of:=&quot;(&quot; &amp; [.H58] &amp; &quot;, &quot; &amp; [.L58] &amp; &quot;)&quot;" office:value-type="string" office:string-value="(200, 0.95)">
            <text:p>(2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formula="of:=SUM([.$I$5:.$I59])" office:value-type="float" office:value="114">
            <text:p>114</text:p>
          </table:table-cell>
          <table:table-cell table:formula="of:=[.J59]*100/120" office:value-type="float" office:value="95">
            <text:p>95</text:p>
          </table:table-cell>
          <table:table-cell table:formula="of:=[.K59]/100" office:value-type="float" office:value="0.95">
            <text:p>0.95</text:p>
          </table:table-cell>
          <table:table-cell table:formula="of:=&quot;(&quot; &amp; [.H59] &amp; &quot;, &quot; &amp; [.L59] &amp; &quot;)&quot;" office:value-type="string" office:string-value="(220, 0.95)">
            <text:p>(2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SUM([.$I$5:.$I60])" office:value-type="float" office:value="114">
            <text:p>114</text:p>
          </table:table-cell>
          <table:table-cell table:formula="of:=[.J60]*100/120" office:value-type="float" office:value="95">
            <text:p>95</text:p>
          </table:table-cell>
          <table:table-cell table:formula="of:=[.K60]/100" office:value-type="float" office:value="0.95">
            <text:p>0.95</text:p>
          </table:table-cell>
          <table:table-cell table:formula="of:=&quot;(&quot; &amp; [.H60] &amp; &quot;, &quot; &amp; [.L60] &amp; &quot;)&quot;" office:value-type="string" office:string-value="(240, 0.95)">
            <text:p>(2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45">
            <text:p>0.45</text:p>
          </table:table-cell>
          <table:table-cell table:number-columns-repeated="4"/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formula="of:=SUM([.$I$5:.$I61])" office:value-type="float" office:value="114">
            <text:p>114</text:p>
          </table:table-cell>
          <table:table-cell table:formula="of:=[.J61]*100/120" office:value-type="float" office:value="95">
            <text:p>95</text:p>
          </table:table-cell>
          <table:table-cell table:formula="of:=[.K61]/100" office:value-type="float" office:value="0.95">
            <text:p>0.95</text:p>
          </table:table-cell>
          <table:table-cell table:formula="of:=&quot;(&quot; &amp; [.H61] &amp; &quot;, &quot; &amp; [.L61] &amp; &quot;)&quot;" office:value-type="string" office:string-value="(260, 0.95)">
            <text:p>(2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.65">
            <text:p>1.65</text:p>
          </table:table-cell>
          <table:table-cell table:number-columns-repeated="4"/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table:formula="of:=SUM([.$I$5:.$I62])" office:value-type="float" office:value="114">
            <text:p>114</text:p>
          </table:table-cell>
          <table:table-cell table:formula="of:=[.J62]*100/120" office:value-type="float" office:value="95">
            <text:p>95</text:p>
          </table:table-cell>
          <table:table-cell table:formula="of:=[.K62]/100" office:value-type="float" office:value="0.95">
            <text:p>0.95</text:p>
          </table:table-cell>
          <table:table-cell table:formula="of:=&quot;(&quot; &amp; [.H62] &amp; &quot;, &quot; &amp; [.L62] &amp; &quot;)&quot;" office:value-type="string" office:string-value="(280, 0.95)">
            <text:p>(280, 0.95)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.27">
            <text:p>0.27</text:p>
          </table:table-cell>
          <table:table-cell table:number-columns-repeated="4"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SUM([.$I$5:.$I63])" office:value-type="float" office:value="114">
            <text:p>114</text:p>
          </table:table-cell>
          <table:table-cell table:formula="of:=[.J63]*100/120" office:value-type="float" office:value="95">
            <text:p>95</text:p>
          </table:table-cell>
          <table:table-cell table:formula="of:=[.K63]/100" office:value-type="float" office:value="0.95">
            <text:p>0.95</text:p>
          </table:table-cell>
          <table:table-cell table:formula="of:=&quot;(&quot; &amp; [.H63] &amp; &quot;, &quot; &amp; [.L63] &amp; &quot;)&quot;" office:value-type="string" office:string-value="(300, 0.95)">
            <text:p>(3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81">
            <text:p>0.81</text:p>
          </table:table-cell>
          <table:table-cell table:number-columns-repeated="4"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f:=SUM([.$I$5:.$I64])" office:value-type="float" office:value="114">
            <text:p>114</text:p>
          </table:table-cell>
          <table:table-cell table:formula="of:=[.J64]*100/120" office:value-type="float" office:value="95">
            <text:p>95</text:p>
          </table:table-cell>
          <table:table-cell table:formula="of:=[.K64]/100" office:value-type="float" office:value="0.95">
            <text:p>0.95</text:p>
          </table:table-cell>
          <table:table-cell table:formula="of:=&quot;(&quot; &amp; [.H64] &amp; &quot;, &quot; &amp; [.L64] &amp; &quot;)&quot;" office:value-type="string" office:string-value="(340, 0.95)">
            <text:p>(3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31">
            <text:p>0.31</text:p>
          </table:table-cell>
          <table:table-cell table:number-columns-repeated="4"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formula="of:=SUM([.$I$5:.$I65])" office:value-type="float" office:value="114">
            <text:p>114</text:p>
          </table:table-cell>
          <table:table-cell table:formula="of:=[.J65]*100/120" office:value-type="float" office:value="95">
            <text:p>95</text:p>
          </table:table-cell>
          <table:table-cell table:formula="of:=[.K65]/100" office:value-type="float" office:value="0.95">
            <text:p>0.95</text:p>
          </table:table-cell>
          <table:table-cell table:formula="of:=&quot;(&quot; &amp; [.H65] &amp; &quot;, &quot; &amp; [.L65] &amp; &quot;)&quot;" office:value-type="string" office:string-value="(380, 0.95)">
            <text:p>(3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table:formula="of:=SUM([.$I$5:.$I66])" office:value-type="float" office:value="114">
            <text:p>114</text:p>
          </table:table-cell>
          <table:table-cell table:formula="of:=[.J66]*100/120" office:value-type="float" office:value="95">
            <text:p>95</text:p>
          </table:table-cell>
          <table:table-cell table:formula="of:=[.K66]/100" office:value-type="float" office:value="0.95">
            <text:p>0.95</text:p>
          </table:table-cell>
          <table:table-cell table:formula="of:=&quot;(&quot; &amp; [.H66] &amp; &quot;, &quot; &amp; [.L66] &amp; &quot;)&quot;" office:value-type="string" office:string-value="(420, 0.95)">
            <text:p>(4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$I$5:.$I67])" office:value-type="float" office:value="114">
            <text:p>114</text:p>
          </table:table-cell>
          <table:table-cell table:formula="of:=[.J67]*100/120" office:value-type="float" office:value="95">
            <text:p>95</text:p>
          </table:table-cell>
          <table:table-cell table:formula="of:=[.K67]/100" office:value-type="float" office:value="0.95">
            <text:p>0.95</text:p>
          </table:table-cell>
          <table:table-cell table:formula="of:=&quot;(&quot; &amp; [.H67] &amp; &quot;, &quot; &amp; [.L67] &amp; &quot;)&quot;" office:value-type="string" office:string-value="(480, 0.95)">
            <text:p>(4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 table:number-columns-repeated="4"/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table:formula="of:=SUM([.$I$5:.$I68])" office:value-type="float" office:value="115">
            <text:p>115</text:p>
          </table:table-cell>
          <table:table-cell table:formula="of:=[.J68]*100/120" office:value-type="float" office:value="95.8333333333333">
            <text:p>95.8333333333</text:p>
          </table:table-cell>
          <table:table-cell table:formula="of:=[.K68]/100" office:value-type="float" office:value="0.958333333333333">
            <text:p>0.9583333333</text:p>
          </table:table-cell>
          <table:table-cell table:formula="of:=&quot;(&quot; &amp; [.H68] &amp; &quot;, &quot; &amp; [.L68] &amp; &quot;)&quot;" office:value-type="string" office:string-value="(540, 0.958333333333333)">
            <text:p>(54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SUM([.$I$5:.$I69])" office:value-type="float" office:value="115">
            <text:p>115</text:p>
          </table:table-cell>
          <table:table-cell table:formula="of:=[.J69]*100/120" office:value-type="float" office:value="95.8333333333333">
            <text:p>95.8333333333</text:p>
          </table:table-cell>
          <table:table-cell table:formula="of:=[.K69]/100" office:value-type="float" office:value="0.958333333333333">
            <text:p>0.9583333333</text:p>
          </table:table-cell>
          <table:table-cell table:formula="of:=&quot;(&quot; &amp; [.H69] &amp; &quot;, &quot; &amp; [.L69] &amp; &quot;)&quot;" office:value-type="string" office:string-value="(600, 0.958333333333333)">
            <text:p>(6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formula="of:=SUM([.$I$5:.$I70])" office:value-type="float" office:value="115">
            <text:p>115</text:p>
          </table:table-cell>
          <table:table-cell table:formula="of:=[.J70]*100/120" office:value-type="float" office:value="95.8333333333333">
            <text:p>95.8333333333</text:p>
          </table:table-cell>
          <table:table-cell table:formula="of:=[.K70]/100" office:value-type="float" office:value="0.958333333333333">
            <text:p>0.9583333333</text:p>
          </table:table-cell>
          <table:table-cell table:formula="of:=&quot;(&quot; &amp; [.H70] &amp; &quot;, &quot; &amp; [.L70] &amp; &quot;)&quot;" office:value-type="string" office:string-value="(650, 0.958333333333333)">
            <text:p>(65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.57">
            <text:p>1.57</text:p>
          </table:table-cell>
          <table:table-cell table:number-columns-repeated="4"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formula="of:=SUM([.$I$5:.$I71])" office:value-type="float" office:value="115">
            <text:p>115</text:p>
          </table:table-cell>
          <table:table-cell table:formula="of:=[.J71]*100/120" office:value-type="float" office:value="95.8333333333333">
            <text:p>95.8333333333</text:p>
          </table:table-cell>
          <table:table-cell table:formula="of:=[.K71]/100" office:value-type="float" office:value="0.958333333333333">
            <text:p>0.9583333333</text:p>
          </table:table-cell>
          <table:table-cell table:formula="of:=&quot;(&quot; &amp; [.H71] &amp; &quot;, &quot; &amp; [.L71] &amp; &quot;)&quot;" office:value-type="string" office:string-value="(700, 0.958333333333333)">
            <text:p>(7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f:=SUM([.$I$5:.$I72])" office:value-type="float" office:value="115">
            <text:p>115</text:p>
          </table:table-cell>
          <table:table-cell table:formula="of:=[.J72]*100/120" office:value-type="float" office:value="95.8333333333333">
            <text:p>95.8333333333</text:p>
          </table:table-cell>
          <table:table-cell table:formula="of:=[.K72]/100" office:value-type="float" office:value="0.958333333333333">
            <text:p>0.9583333333</text:p>
          </table:table-cell>
          <table:table-cell table:formula="of:=&quot;(&quot; &amp; [.H72] &amp; &quot;, &quot; &amp; [.L72] &amp; &quot;)&quot;" office:value-type="string" office:string-value="(800, 0.958333333333333)">
            <text:p>(8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 table:number-columns-repeated="4"/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SUM([.$I$5:.$I73])" office:value-type="float" office:value="116">
            <text:p>116</text:p>
          </table:table-cell>
          <table:table-cell table:formula="of:=[.J73]*100/120" office:value-type="float" office:value="96.6666666666667">
            <text:p>96.6666666667</text:p>
          </table:table-cell>
          <table:table-cell table:formula="of:=[.K73]/100" office:value-type="float" office:value="0.966666666666667">
            <text:p>0.9666666667</text:p>
          </table:table-cell>
          <table:table-cell table:formula="of:=&quot;(&quot; &amp; [.H73] &amp; &quot;, &quot; &amp; [.L73] &amp; &quot;)&quot;" office:value-type="string" office:string-value="(900, 0.966666666666667)">
            <text:p>(900, 0.9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SUM([.$I$5:.$I74])" office:value-type="float" office:value="117">
            <text:p>117</text:p>
          </table:table-cell>
          <table:table-cell table:formula="of:=[.J74]*100/120" office:value-type="float" office:value="97.5">
            <text:p>97.5</text:p>
          </table:table-cell>
          <table:table-cell table:formula="of:=[.K74]/100" office:value-type="float" office:value="0.975">
            <text:p>0.975</text:p>
          </table:table-cell>
          <table:table-cell table:formula="of:=&quot;(&quot; &amp; [.H74] &amp; &quot;, &quot; &amp; [.L74] &amp; &quot;)&quot;" office:value-type="string" office:string-value="(1000, 0.975)">
            <text:p>(1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SUM([.$I$5:.$I75])" office:value-type="float" office:value="117">
            <text:p>117</text:p>
          </table:table-cell>
          <table:table-cell table:formula="of:=[.J75]*100/120" office:value-type="float" office:value="97.5">
            <text:p>97.5</text:p>
          </table:table-cell>
          <table:table-cell table:formula="of:=[.K75]/100" office:value-type="float" office:value="0.975">
            <text:p>0.975</text:p>
          </table:table-cell>
          <table:table-cell table:formula="of:=&quot;(&quot; &amp; [.H75] &amp; &quot;, &quot; &amp; [.L75] &amp; &quot;)&quot;" office:value-type="string" office:string-value="(1200, 0.975)">
            <text:p>(12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.33">
            <text:p>1.33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table:formula="of:=SUM([.$I$5:.$I76])" office:value-type="float" office:value="117">
            <text:p>117</text:p>
          </table:table-cell>
          <table:table-cell table:formula="of:=[.J76]*100/120" office:value-type="float" office:value="97.5">
            <text:p>97.5</text:p>
          </table:table-cell>
          <table:table-cell table:formula="of:=[.K76]/100" office:value-type="float" office:value="0.975">
            <text:p>0.975</text:p>
          </table:table-cell>
          <table:table-cell table:formula="of:=&quot;(&quot; &amp; [.H76] &amp; &quot;, &quot; &amp; [.L76] &amp; &quot;)&quot;" office:value-type="string" office:string-value="(1400, 0.975)">
            <text:p>(14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.52">
            <text:p>0.52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f:=SUM([.$I$5:.$I77])" office:value-type="float" office:value="117">
            <text:p>117</text:p>
          </table:table-cell>
          <table:table-cell table:formula="of:=[.J77]*100/120" office:value-type="float" office:value="97.5">
            <text:p>97.5</text:p>
          </table:table-cell>
          <table:table-cell table:formula="of:=[.K77]/100" office:value-type="float" office:value="0.975">
            <text:p>0.975</text:p>
          </table:table-cell>
          <table:table-cell table:formula="of:=&quot;(&quot; &amp; [.H77] &amp; &quot;, &quot; &amp; [.L77] &amp; &quot;)&quot;" office:value-type="string" office:string-value="(1600, 0.975)">
            <text:p>(16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23">
            <text:p>0.23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SUM([.$I$5:.$I78])" office:value-type="float" office:value="117">
            <text:p>117</text:p>
          </table:table-cell>
          <table:table-cell table:formula="of:=[.J78]*100/120" office:value-type="float" office:value="97.5">
            <text:p>97.5</text:p>
          </table:table-cell>
          <table:table-cell table:formula="of:=[.K78]/100" office:value-type="float" office:value="0.975">
            <text:p>0.975</text:p>
          </table:table-cell>
          <table:table-cell table:formula="of:=&quot;(&quot; &amp; [.H78] &amp; &quot;, &quot; &amp; [.L78] &amp; &quot;)&quot;" office:value-type="string" office:string-value="(1800, 0.975)">
            <text:p>(18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$I$5:.$I79])" office:value-type="float" office:value="117">
            <text:p>117</text:p>
          </table:table-cell>
          <table:table-cell table:formula="of:=[.J79]*100/120" office:value-type="float" office:value="97.5">
            <text:p>97.5</text:p>
          </table:table-cell>
          <table:table-cell table:formula="of:=[.K79]/100" office:value-type="float" office:value="0.975">
            <text:p>0.975</text:p>
          </table:table-cell>
          <table:table-cell table:formula="of:=&quot;(&quot; &amp; [.H79] &amp; &quot;, &quot; &amp; [.L79] &amp; &quot;)&quot;" office:value-type="string" office:string-value="(2000, 0.975)">
            <text:p>(2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.08">
            <text:p>1.08</text:p>
          </table:table-cell>
          <table:table-cell table:number-columns-repeated="4"/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formula="of:=SUM([.$I$5:.$I80])" office:value-type="float" office:value="117">
            <text:p>117</text:p>
          </table:table-cell>
          <table:table-cell table:formula="of:=[.J80]*100/120" office:value-type="float" office:value="97.5">
            <text:p>97.5</text:p>
          </table:table-cell>
          <table:table-cell table:formula="of:=[.K80]/100" office:value-type="float" office:value="0.975">
            <text:p>0.975</text:p>
          </table:table-cell>
          <table:table-cell table:formula="of:=&quot;(&quot; &amp; [.H80] &amp; &quot;, &quot; &amp; [.L80] &amp; &quot;)&quot;" office:value-type="string" office:string-value="(2500, 0.975)">
            <text:p>(25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.56">
            <text:p>1.56</text:p>
          </table:table-cell>
          <table:table-cell table:number-columns-repeated="4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formula="of:=SUM([.$I$5:.$I81])" office:value-type="float" office:value="117">
            <text:p>117</text:p>
          </table:table-cell>
          <table:table-cell table:formula="of:=[.J81]*100/120" office:value-type="float" office:value="97.5">
            <text:p>97.5</text:p>
          </table:table-cell>
          <table:table-cell table:formula="of:=[.K81]/100" office:value-type="float" office:value="0.975">
            <text:p>0.975</text:p>
          </table:table-cell>
          <table:table-cell table:formula="of:=&quot;(&quot; &amp; [.H81] &amp; &quot;, &quot; &amp; [.L81] &amp; &quot;)&quot;" office:value-type="string" office:string-value="(3000, 0.975)">
            <text:p>(3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.37">
            <text:p>0.37</text:p>
          </table:table-cell>
          <table:table-cell table:number-columns-repeated="2"/>
          <table:table-cell office:value-type="string">
            <text:p>totallength (sum p)</text:p>
          </table:table-cell>
          <table:table-cell office:value-type="string">
            <text:p>reduction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table:formula="of:=SUM([.$I$5:.$I82])" office:value-type="float" office:value="117">
            <text:p>117</text:p>
          </table:table-cell>
          <table:table-cell table:formula="of:=[.J82]*100/120" office:value-type="float" office:value="97.5">
            <text:p>97.5</text:p>
          </table:table-cell>
          <table:table-cell table:formula="of:=[.K82]/100" office:value-type="float" office:value="0.975">
            <text:p>0.975</text:p>
          </table:table-cell>
          <table:table-cell table:formula="of:=&quot;(&quot; &amp; [.H82] &amp; &quot;, &quot; &amp; [.L82] &amp; &quot;)&quot;" office:value-type="string" office:string-value="(3600, 0.975)">
            <text:p>(3600, 0.975)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 office:value-type="float" office:value="1306">
            <text:p>1306</text:p>
          </table:table-cell>
          <table:table-cell/>
          <table:table-cell office:value-type="float" office:value="2961">
            <text:p>2961</text:p>
          </table:table-cell>
          <table:table-cell table:formula="of:=[.F83]-[.D83]" office:value-type="float" office:value="1655">
            <text:p>1655</text:p>
          </table:table-cell>
          <table:table-cell/>
          <table:table-cell office:value-type="float" office:value="1">
            <text:p>1</text:p>
          </table:table-cell>
          <table:table-cell table:formula="of:=SUM([.$I$5:.$I83])" office:value-type="float" office:value="118">
            <text:p>118</text:p>
          </table:table-cell>
          <table:table-cell table:formula="of:=[.J83]*100/120" office:value-type="float" office:value="98.3333333333333">
            <text:p>98.33333333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 office:value-type="float" office:value="1239">
            <text:p>1239</text:p>
          </table:table-cell>
          <table:table-cell/>
          <table:table-cell office:value-type="float" office:value="2763">
            <text:p>2763</text:p>
          </table:table-cell>
          <table:table-cell table:formula="of:=[.F84]-[.D84]" office:value-type="float" office:value="1524">
            <text:p>152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1007">
            <text:p>1007</text:p>
          </table:table-cell>
          <table:table-cell/>
          <table:table-cell office:value-type="float" office:value="2565">
            <text:p>2565</text:p>
          </table:table-cell>
          <table:table-cell table:formula="of:=[.F85]-[.D85]" office:value-type="float" office:value="1558">
            <text:p>15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 office:value-type="float" office:value="1296">
            <text:p>1296</text:p>
          </table:table-cell>
          <table:table-cell/>
          <table:table-cell office:value-type="float" office:value="2443">
            <text:p>2443</text:p>
          </table:table-cell>
          <table:table-cell table:formula="of:=[.F86]-[.D86]" office:value-type="float" office:value="1147">
            <text:p>114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 office:value-type="float" office:value="1228">
            <text:p>1228</text:p>
          </table:table-cell>
          <table:table-cell/>
          <table:table-cell office:value-type="float" office:value="2599">
            <text:p>2599</text:p>
          </table:table-cell>
          <table:table-cell table:formula="of:=[.F87]-[.D87]" office:value-type="float" office:value="1371">
            <text:p>137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 office:value-type="float" office:value="1291">
            <text:p>1291</text:p>
          </table:table-cell>
          <table:table-cell/>
          <table:table-cell office:value-type="float" office:value="2526">
            <text:p>2526</text:p>
          </table:table-cell>
          <table:table-cell table:formula="of:=[.F88]-[.D88]" office:value-type="float" office:value="1235">
            <text:p>12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 office:value-type="float" office:value="1069">
            <text:p>1069</text:p>
          </table:table-cell>
          <table:table-cell/>
          <table:table-cell office:value-type="float" office:value="2431">
            <text:p>2431</text:p>
          </table:table-cell>
          <table:table-cell table:formula="of:=[.F89]-[.D89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 office:value-type="float" office:value="1126">
            <text:p>1126</text:p>
          </table:table-cell>
          <table:table-cell/>
          <table:table-cell office:value-type="float" office:value="2424">
            <text:p>2424</text:p>
          </table:table-cell>
          <table:table-cell table:formula="of:=[.F90]-[.D90]" office:value-type="float" office:value="1298">
            <text:p>12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 office:value-type="float" office:value="988">
            <text:p>988</text:p>
          </table:table-cell>
          <table:table-cell/>
          <table:table-cell office:value-type="float" office:value="2281">
            <text:p>2281</text:p>
          </table:table-cell>
          <table:table-cell table:formula="of:=[.F91]-[.D91]" office:value-type="float" office:value="1293">
            <text:p>129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office:value-type="float" office:value="980">
            <text:p>980</text:p>
          </table:table-cell>
          <table:table-cell/>
          <table:table-cell office:value-type="float" office:value="2325">
            <text:p>2325</text:p>
          </table:table-cell>
          <table:table-cell table:formula="of:=[.F92]-[.D92]" office:value-type="float" office:value="1345">
            <text:p>13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.87">
            <text:p>6.87</text:p>
          </table:table-cell>
          <table:table-cell office:value-type="float" office:value="1335">
            <text:p>1335</text:p>
          </table:table-cell>
          <table:table-cell/>
          <table:table-cell office:value-type="float" office:value="2193">
            <text:p>2193</text:p>
          </table:table-cell>
          <table:table-cell table:formula="of:=[.F93]-[.D93]" office:value-type="float" office:value="858">
            <text:p>8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.86">
            <text:p>5.86</text:p>
          </table:table-cell>
          <table:table-cell office:value-type="float" office:value="1153">
            <text:p>1153</text:p>
          </table:table-cell>
          <table:table-cell/>
          <table:table-cell office:value-type="float" office:value="2481">
            <text:p>2481</text:p>
          </table:table-cell>
          <table:table-cell table:formula="of:=[.F94]-[.D94]" office:value-type="float" office:value="1328">
            <text:p>132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.32">
            <text:p>7.32</text:p>
          </table:table-cell>
          <table:table-cell office:value-type="float" office:value="1639">
            <text:p>1639</text:p>
          </table:table-cell>
          <table:table-cell/>
          <table:table-cell office:value-type="float" office:value="2315">
            <text:p>2315</text:p>
          </table:table-cell>
          <table:table-cell table:formula="of:=[.F95]-[.D95]" office:value-type="float" office:value="676">
            <text:p>67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7.67">
            <text:p>57.67</text:p>
          </table:table-cell>
          <table:table-cell office:value-type="float" office:value="846">
            <text:p>846</text:p>
          </table:table-cell>
          <table:table-cell/>
          <table:table-cell office:value-type="float" office:value="2513">
            <text:p>2513</text:p>
          </table:table-cell>
          <table:table-cell table:formula="of:=[.F96]-[.D96]" office:value-type="float" office:value="1667">
            <text:p>166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.5">
            <text:p>9.5</text:p>
          </table:table-cell>
          <table:table-cell office:value-type="float" office:value="1226">
            <text:p>1226</text:p>
          </table:table-cell>
          <table:table-cell/>
          <table:table-cell office:value-type="float" office:value="2167">
            <text:p>2167</text:p>
          </table:table-cell>
          <table:table-cell table:formula="of:=[.F97]-[.D97]" office:value-type="float" office:value="941">
            <text:p>94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.07">
            <text:p>9.07</text:p>
          </table:table-cell>
          <table:table-cell office:value-type="float" office:value="1081">
            <text:p>1081</text:p>
          </table:table-cell>
          <table:table-cell/>
          <table:table-cell office:value-type="float" office:value="2389">
            <text:p>2389</text:p>
          </table:table-cell>
          <table:table-cell table:formula="of:=[.F98]-[.D98]" office:value-type="float" office:value="1308">
            <text:p>130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.94">
            <text:p>5.94</text:p>
          </table:table-cell>
          <table:table-cell office:value-type="float" office:value="1340">
            <text:p>1340</text:p>
          </table:table-cell>
          <table:table-cell/>
          <table:table-cell office:value-type="float" office:value="2227">
            <text:p>2227</text:p>
          </table:table-cell>
          <table:table-cell table:formula="of:=[.F99]-[.D99]" office:value-type="float" office:value="887">
            <text:p>88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string">
            <text:p>1112—1058</text:p>
          </table:table-cell>
          <table:table-cell/>
          <table:table-cell office:value-type="float" office:value="2581">
            <text:p>2581</text:p>
          </table:table-cell>
          <table:table-cell table:formula="of:=[.F100]-1100" office:value-type="float" office:value="1481">
            <text:p>14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2.83">
            <text:p>12.83</text:p>
          </table:table-cell>
          <table:table-cell office:value-type="float" office:value="1352">
            <text:p>1352</text:p>
          </table:table-cell>
          <table:table-cell/>
          <table:table-cell office:value-type="float" office:value="2714">
            <text:p>2714</text:p>
          </table:table-cell>
          <table:table-cell table:formula="of:=[.F101]-[.D101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.52">
            <text:p>17.52</text:p>
          </table:table-cell>
          <table:table-cell office:value-type="float" office:value="1182">
            <text:p>1182</text:p>
          </table:table-cell>
          <table:table-cell/>
          <table:table-cell office:value-type="float" office:value="2551">
            <text:p>2551</text:p>
          </table:table-cell>
          <table:table-cell table:formula="of:=[.F102]-[.D102]" office:value-type="float" office:value="1369">
            <text:p>13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1.62">
            <text:p>11.62</text:p>
          </table:table-cell>
          <table:table-cell office:value-type="float" office:value="1226">
            <text:p>1226</text:p>
          </table:table-cell>
          <table:table-cell/>
          <table:table-cell office:value-type="float" office:value="2295">
            <text:p>2295</text:p>
          </table:table-cell>
          <table:table-cell table:formula="of:=[.F103]-[.D103]" office:value-type="float" office:value="1069">
            <text:p>10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9">
            <text:p>8.39</text:p>
          </table:table-cell>
          <table:table-cell office:value-type="float" office:value="980">
            <text:p>980</text:p>
          </table:table-cell>
          <table:table-cell/>
          <table:table-cell office:value-type="float" office:value="2658">
            <text:p>2658</text:p>
          </table:table-cell>
          <table:table-cell table:formula="of:=[.F104]-[.D104]" office:value-type="float" office:value="1678">
            <text:p>167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.28">
            <text:p>7.28</text:p>
          </table:table-cell>
          <table:table-cell office:value-type="float" office:value="1352">
            <text:p>1352</text:p>
          </table:table-cell>
          <table:table-cell/>
          <table:table-cell office:value-type="float" office:value="2147">
            <text:p>2147</text:p>
          </table:table-cell>
          <table:table-cell table:formula="of:=[.F105]-[.D105]" office:value-type="float" office:value="795">
            <text:p>79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.39">
            <text:p>10.39</text:p>
          </table:table-cell>
          <table:table-cell office:value-type="float" office:value="1108">
            <text:p>1108</text:p>
          </table:table-cell>
          <table:table-cell/>
          <table:table-cell office:value-type="float" office:value="2783">
            <text:p>2783</text:p>
          </table:table-cell>
          <table:table-cell table:formula="of:=[.F106]-[.D106]" office:value-type="float" office:value="1675">
            <text:p>167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.64">
            <text:p>90.64</text:p>
          </table:table-cell>
          <table:table-cell office:value-type="float" office:value="1002">
            <text:p>1002</text:p>
          </table:table-cell>
          <table:table-cell/>
          <table:table-cell office:value-type="float" office:value="2484">
            <text:p>2484</text:p>
          </table:table-cell>
          <table:table-cell table:formula="of:=[.F107]-[.D107]" office:value-type="float" office:value="1482">
            <text:p>148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5.73">
            <text:p>65.73</text:p>
          </table:table-cell>
          <table:table-cell office:value-type="float" office:value="995">
            <text:p>995</text:p>
          </table:table-cell>
          <table:table-cell/>
          <table:table-cell office:value-type="float" office:value="2325">
            <text:p>2325</text:p>
          </table:table-cell>
          <table:table-cell table:formula="of:=[.F108]-[.D108]" office:value-type="float" office:value="1330">
            <text:p>133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.52">
            <text:p>3.52</text:p>
          </table:table-cell>
          <table:table-cell office:value-type="float" office:value="1269">
            <text:p>1269</text:p>
          </table:table-cell>
          <table:table-cell/>
          <table:table-cell office:value-type="float" office:value="2227">
            <text:p>2227</text:p>
          </table:table-cell>
          <table:table-cell table:formula="of:=[.F109]-[.D109]" office:value-type="float" office:value="958">
            <text:p>9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33.33">
            <text:p>133.33</text:p>
          </table:table-cell>
          <table:table-cell office:value-type="float" office:value="1240">
            <text:p>1240</text:p>
          </table:table-cell>
          <table:table-cell/>
          <table:table-cell office:value-type="float" office:value="2510">
            <text:p>2510</text:p>
          </table:table-cell>
          <table:table-cell table:formula="of:=[.F110]-[.D110]" office:value-type="float" office:value="1270">
            <text:p>127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3.53">
            <text:p>53.53</text:p>
          </table:table-cell>
          <table:table-cell office:value-type="float" office:value="1236">
            <text:p>1236</text:p>
          </table:table-cell>
          <table:table-cell/>
          <table:table-cell office:value-type="float" office:value="2762">
            <text:p>2762</text:p>
          </table:table-cell>
          <table:table-cell table:formula="of:=[.F111]-[.D111]" office:value-type="float" office:value="1526">
            <text:p>15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6.96">
            <text:p>6.96</text:p>
          </table:table-cell>
          <table:table-cell office:value-type="float" office:value="1248">
            <text:p>124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.54">
            <text:p>6.54</text:p>
          </table:table-cell>
          <table:table-cell office:value-type="float" office:value="1197">
            <text:p>1197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.05">
            <text:p>28.05</text:p>
          </table:table-cell>
          <table:table-cell office:value-type="float" office:value="1173">
            <text:p>117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2.03">
            <text:p>22.03</text:p>
          </table:table-cell>
          <table:table-cell office:value-type="float" office:value="1125">
            <text:p>112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7.56">
            <text:p>57.56</text:p>
          </table:table-cell>
          <table:table-cell office:value-type="float" office:value="1210">
            <text:p>121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0.32">
            <text:p>30.32</text:p>
          </table:table-cell>
          <table:table-cell office:value-type="float" office:value="1180">
            <text:p>118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.48">
            <text:p>6.48</text:p>
          </table:table-cell>
          <table:table-cell office:value-type="float" office:value="1078">
            <text:p>10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.56">
            <text:p>51.56</text:p>
          </table:table-cell>
          <table:table-cell office:value-type="float" office:value="940">
            <text:p>94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.74">
            <text:p>6.74</text:p>
          </table:table-cell>
          <table:table-cell office:value-type="float" office:value="1279">
            <text:p>1279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float" office:value="1293">
            <text:p>129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4.09">
            <text:p>54.09</text:p>
          </table:table-cell>
          <table:table-cell office:value-type="float" office:value="1236">
            <text:p>1236</text:p>
          </table:table-cell>
          <table:table-cell table:formula="of:=AVERAGE([.C83:.C122])" office:value-type="float" office:value="204.45">
            <text:p>204.45</text:p>
          </table:table-cell>
          <table:table-cell table:number-columns-repeated="8"/>
        </table:table-row>
      </table:table>
      <table:table table:name="final10eachcomp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:.C10])" office:value-type="float" office:value="0.019">
            <text:p>0.0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1:.C20])" office:value-type="float" office:value="0.026">
            <text:p>0.0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21">
            <text:p>0.0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31:.C40])" office:value-type="float" office:value="0.032">
            <text:p>0.0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41:.C50])" office:value-type="float" office:value="0.038">
            <text:p>0.0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51:.C60])" office:value-type="float" office:value="0.074">
            <text:p>0.0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 table:formula="of:=AVERAGE([.C61:.C70])" office:value-type="float" office:value="0.182">
            <text:p>0.1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formula="of:=AVERAGE([.C71:.C80])" office:value-type="float" office:value="0.165">
            <text:p>0.1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81:.C90])" office:value-type="float" office:value="0.224">
            <text:p>0.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table:formula="of:=AVERAGE([.C91:.C100])" office:value-type="float" office:value="0.466">
            <text:p>0.4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101:.C110])" office:value-type="float" office:value="0.264">
            <text:p>0.2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.13">
            <text:p>15.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.31">
            <text:p>10.3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.88">
            <text:p>1.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table:formula="of:=AVERAGE([.C111:.C120])" office:value-type="float" office:value="3.895">
            <text:p>3.8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.63">
            <text:p>3.6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8.39">
            <text:p>28.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.56">
            <text:p>46.5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42">
            <text:p>2.42</text:p>
          </table:table-cell>
          <table:table-cell table:formula="of:=AVERAGE([.C121:.C130])" office:value-type="float" office:value="12.403">
            <text:p>12.4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table:formula="of:=AVERAGE([.C131:.C140])" office:value-type="float" office:value="238.026">
            <text:p>238.026</text:p>
          </table:table-cell>
        </table:table-row>
      </table:table>
      <table:table table:name="final_30-disjunctivecomp" table:style-name="ta1">
        <table:shapes>
          <draw:frame draw:z-index="0" draw:style-name="gr1" svg:width="6.2988in" svg:height="3.5429in" svg:x="0.8319in" svg:y="7.6614in">
            <draw:object draw:notify-on-update-of-ranges="'final_30-disjunctivecomp'.D3:'final_30-disjunctivecomp'.D41 'final_30-disjunctivecomp'.E3:'final_30-disjunctivecomp'.E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7.4728in" svg:y="7.8496in">
            <draw:object draw:notify-on-update-of-ranges="'final_30-disjunctivecomp'.H3:'final_30-disjunctivecomp'.H41 'final_30-disjunctivecomp'.D3:'final_30-disjunctivecomp'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nj</text:p>
          </table:table-cell>
          <table:table-cell office:value-type="string">
            <text:p>instance</text:p>
          </table:table-cell>
          <table:table-cell office:value-type="string">
            <text:p>solution</text:p>
          </table:table-cell>
          <table:table-cell office:value-type="string">
            <text:p>time</text:p>
          </table:table-cell>
          <table:table-cell table:style-name="Default" office:value-type="string">
            <text:p>jobs per batch</text:p>
          </table:table-cell>
          <table:table-cell table:number-columns-repeated="2"/>
          <table:table-cell table:style-name="Default" office:value-type="string">
            <text:p>disjunction ratio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office:value-type="float" office:value="1.84">
            <text:p>1.84</text:p>
          </table:table-cell>
          <table:table-cell office:value-type="float" office:value="1.875">
            <text:p>1.8750</text:p>
          </table:table-cell>
          <table:table-cell table:formula="of:=&quot;(&quot; &amp; [.E3] &amp; &quot;, &quot; &amp; [.D3] &amp; &quot;)&quot;" office:value-type="string" office:string-value="(1.875, 1.84)">
            <text:p>(1.875, 1.84)</text:p>
          </table:table-cell>
          <table:table-cell/>
          <table:table-cell office:value-type="float" office:value="0.407777777778">
            <text:p>0.4078</text:p>
          </table:table-cell>
          <table:table-cell table:formula="of:=&quot;(&quot; &amp; [.H3] &amp; &quot;, &quot; &amp; [.D3] &amp; &quot;)&quot;" office:value-type="string" office:string-value="(0.407777777778, 1.84)">
            <text:p>(0.407777777778, 1.84)</text:p>
          </table:table-cell>
          <table:table-cell table:number-columns-repeated="2"/>
          <table:table-cell table:formula="of:=[.A3] &amp;&quot;&amp;&quot;&amp; [.B3] &amp;&quot;&amp;&quot;&amp;  [.D3] &amp;&quot;&amp;&quot;&amp; [.E3] &amp;&quot;&amp;&quot;&amp; [.H3] &amp;&quot;\\&quot;" office:value-type="string" office:string-value="30&amp;1&amp;1.84&amp;1.875&amp;0.407777777778\\">
            <text:p>30&amp;1&amp;1.84&amp;1.875&amp;0.40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2.45">
            <text:p>2.45</text:p>
          </table:table-cell>
          <table:table-cell office:value-type="float" office:value="1.875">
            <text:p>1.8750</text:p>
          </table:table-cell>
          <table:table-cell table:formula="of:=&quot;(&quot; &amp; [.E4] &amp; &quot;, &quot; &amp; [.D4] &amp; &quot;)&quot;" office:value-type="string" office:string-value="(1.875, 2.45)">
            <text:p>(1.875, 2.45)</text:p>
          </table:table-cell>
          <table:table-cell/>
          <table:table-cell office:value-type="float" office:value="0.446666666667">
            <text:p>0.4467</text:p>
          </table:table-cell>
          <table:table-cell table:formula="of:=&quot;(&quot; &amp; [.H4] &amp; &quot;, &quot; &amp; [.D4] &amp; &quot;)&quot;" office:value-type="string" office:string-value="(0.446666666667, 2.45)">
            <text:p>(0.446666666667, 2.45)</text:p>
          </table:table-cell>
          <table:table-cell table:number-columns-repeated="2"/>
          <table:table-cell table:formula="of:=[.A4] &amp;&quot;&amp;&quot;&amp; [.B4] &amp;&quot;&amp;&quot;&amp;  [.D4] &amp;&quot;&amp;&quot;&amp; [.E4] &amp;&quot;&amp;&quot;&amp; [.H4] &amp;&quot;\\&quot;" office:value-type="string" office:string-value="30&amp;2&amp;2.45&amp;1.875&amp;0.446666666667\\">
            <text:p>30&amp;2&amp;2.45&amp;1.875&amp;0.44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3">
            <text:p>523</text:p>
          </table:table-cell>
          <table:table-cell office:value-type="float" office:value="3.3">
            <text:p>3.3</text:p>
          </table:table-cell>
          <table:table-cell office:value-type="float" office:value="2">
            <text:p>2.0000</text:p>
          </table:table-cell>
          <table:table-cell table:formula="of:=&quot;(&quot; &amp; [.E5] &amp; &quot;, &quot; &amp; [.D5] &amp; &quot;)&quot;" office:value-type="string" office:string-value="(2, 3.3)">
            <text:p>(2, 3.3)</text:p>
          </table:table-cell>
          <table:table-cell/>
          <table:table-cell office:value-type="float" office:value="0.347777777778">
            <text:p>0.3478</text:p>
          </table:table-cell>
          <table:table-cell table:formula="of:=&quot;(&quot; &amp; [.H5] &amp; &quot;, &quot; &amp; [.D5] &amp; &quot;)&quot;" office:value-type="string" office:string-value="(0.347777777778, 3.3)">
            <text:p>(0.347777777778, 3.3)</text:p>
          </table:table-cell>
          <table:table-cell table:number-columns-repeated="2"/>
          <table:table-cell table:formula="of:=[.A5] &amp;&quot;&amp;&quot;&amp; [.B5] &amp;&quot;&amp;&quot;&amp;  [.D5] &amp;&quot;&amp;&quot;&amp; [.E5] &amp;&quot;&amp;&quot;&amp; [.H5] &amp;&quot;\\&quot;" office:value-type="string" office:string-value="30&amp;3&amp;3.3&amp;2&amp;0.347777777778\\">
            <text:p>30&amp;3&amp;3.3&amp;2&amp;0.34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65">
            <text:p>665</text:p>
          </table:table-cell>
          <table:table-cell office:value-type="float" office:value="2.14286">
            <text:p>2.14286</text:p>
          </table:table-cell>
          <table:table-cell office:value-type="float" office:value="2">
            <text:p>2.0000</text:p>
          </table:table-cell>
          <table:table-cell table:formula="of:=&quot;(&quot; &amp; [.E6] &amp; &quot;, &quot; &amp; [.D6] &amp; &quot;)&quot;" office:value-type="string" office:string-value="(2, 2.14286)">
            <text:p>(2, 2.14286)</text:p>
          </table:table-cell>
          <table:table-cell/>
          <table:table-cell office:value-type="float" office:value="0.337777777778">
            <text:p>0.3378</text:p>
          </table:table-cell>
          <table:table-cell table:formula="of:=&quot;(&quot; &amp; [.H6] &amp; &quot;, &quot; &amp; [.D6] &amp; &quot;)&quot;" office:value-type="string" office:string-value="(0.337777777778, 2.14286)">
            <text:p>(0.337777777778, 2.14286)</text:p>
          </table:table-cell>
          <table:table-cell table:number-columns-repeated="2"/>
          <table:table-cell table:formula="of:=[.A6] &amp;&quot;&amp;&quot;&amp; [.B6] &amp;&quot;&amp;&quot;&amp;  [.D6] &amp;&quot;&amp;&quot;&amp; [.E6] &amp;&quot;&amp;&quot;&amp; [.H6] &amp;&quot;\\&quot;" office:value-type="string" office:string-value="30&amp;4&amp;2.14286&amp;2&amp;0.337777777778\\">
            <text:p>30&amp;4&amp;2.14286&amp;2&amp;0.33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38">
            <text:p>638</text:p>
          </table:table-cell>
          <table:table-cell office:value-type="float" office:value="15.56">
            <text:p>15.56</text:p>
          </table:table-cell>
          <table:table-cell office:value-type="float" office:value="2.30769">
            <text:p>2.3077</text:p>
          </table:table-cell>
          <table:table-cell table:formula="of:=&quot;(&quot; &amp; [.E7] &amp; &quot;, &quot; &amp; [.D7] &amp; &quot;)&quot;" office:value-type="string" office:string-value="(2.30769, 15.56)">
            <text:p>(2.30769, 15.56)</text:p>
          </table:table-cell>
          <table:table-cell/>
          <table:table-cell office:value-type="float" office:value="0.296666666667">
            <text:p>0.2967</text:p>
          </table:table-cell>
          <table:table-cell table:formula="of:=&quot;(&quot; &amp; [.H7] &amp; &quot;, &quot; &amp; [.D7] &amp; &quot;)&quot;" office:value-type="string" office:string-value="(0.296666666667, 15.56)">
            <text:p>(0.296666666667, 15.56)</text:p>
          </table:table-cell>
          <table:table-cell table:number-columns-repeated="2"/>
          <table:table-cell table:formula="of:=[.A7] &amp;&quot;&amp;&quot;&amp; [.B7] &amp;&quot;&amp;&quot;&amp;  [.D7] &amp;&quot;&amp;&quot;&amp; [.E7] &amp;&quot;&amp;&quot;&amp; [.H7] &amp;&quot;\\&quot;" office:value-type="string" office:string-value="30&amp;5&amp;15.56&amp;2.30769&amp;0.296666666667\\">
            <text:p>30&amp;5&amp;15.56&amp;2.30769&amp;0.29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office:value-type="float" office:value="0.44">
            <text:p>0.44</text:p>
          </table:table-cell>
          <table:table-cell office:value-type="float" office:value="1.5">
            <text:p>1.5000</text:p>
          </table:table-cell>
          <table:table-cell table:formula="of:=&quot;(&quot; &amp; [.E8] &amp; &quot;, &quot; &amp; [.D8] &amp; &quot;)&quot;" office:value-type="string" office:string-value="(1.5, 0.44)">
            <text:p>(1.5, 0.44)</text:p>
          </table:table-cell>
          <table:table-cell/>
          <table:table-cell office:value-type="float" office:value="0.583333333333">
            <text:p>0.5833</text:p>
          </table:table-cell>
          <table:table-cell table:formula="of:=&quot;(&quot; &amp; [.H8] &amp; &quot;, &quot; &amp; [.D8] &amp; &quot;)&quot;" office:value-type="string" office:string-value="(0.583333333333, 0.44)">
            <text:p>(0.583333333333, 0.44)</text:p>
          </table:table-cell>
          <table:table-cell table:number-columns-repeated="2"/>
          <table:table-cell table:formula="of:=[.A8] &amp;&quot;&amp;&quot;&amp; [.B8] &amp;&quot;&amp;&quot;&amp;  [.D8] &amp;&quot;&amp;&quot;&amp; [.E8] &amp;&quot;&amp;&quot;&amp; [.H8] &amp;&quot;\\&quot;" office:value-type="string" office:string-value="30&amp;6&amp;0.44&amp;1.5&amp;0.583333333333\\">
            <text:p>30&amp;6&amp;0.44&amp;1.5&amp;0.583333333333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office:value-type="float" office:value="10.33">
            <text:p>10.33</text:p>
          </table:table-cell>
          <table:table-cell office:value-type="float" office:value="2.14286">
            <text:p>2.1429</text:p>
          </table:table-cell>
          <table:table-cell table:formula="of:=&quot;(&quot; &amp; [.E9] &amp; &quot;, &quot; &amp; [.D9] &amp; &quot;)&quot;" office:value-type="string" office:string-value="(2.14286, 10.33)">
            <text:p>(2.14286, 10.33)</text:p>
          </table:table-cell>
          <table:table-cell/>
          <table:table-cell office:value-type="float" office:value="0.272222222222">
            <text:p>0.2722</text:p>
          </table:table-cell>
          <table:table-cell table:formula="of:=&quot;(&quot; &amp; [.H9] &amp; &quot;, &quot; &amp; [.D9] &amp; &quot;)&quot;" office:value-type="string" office:string-value="(0.272222222222, 10.33)">
            <text:p>(0.272222222222, 10.33)</text:p>
          </table:table-cell>
          <table:table-cell table:number-columns-repeated="2"/>
          <table:table-cell table:formula="of:=[.A9] &amp;&quot;&amp;&quot;&amp; [.B9] &amp;&quot;&amp;&quot;&amp;  [.D9] &amp;&quot;&amp;&quot;&amp; [.E9] &amp;&quot;&amp;&quot;&amp; [.H9] &amp;&quot;\\&quot;" office:value-type="string" office:string-value="30&amp;7&amp;10.33&amp;2.14286&amp;0.272222222222\\">
            <text:p>30&amp;7&amp;10.33&amp;2.14286&amp;0.27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34">
            <text:p>634</text:p>
          </table:table-cell>
          <table:table-cell office:value-type="float" office:value="1.99">
            <text:p>1.99</text:p>
          </table:table-cell>
          <table:table-cell office:value-type="float" office:value="1.76471">
            <text:p>1.7647</text:p>
          </table:table-cell>
          <table:table-cell table:formula="of:=&quot;(&quot; &amp; [.E10] &amp; &quot;, &quot; &amp; [.D10] &amp; &quot;)&quot;" office:value-type="string" office:string-value="(1.76471, 1.99)">
            <text:p>(1.76471, 1.99)</text:p>
          </table:table-cell>
          <table:table-cell/>
          <table:table-cell office:value-type="float" office:value="0.398888888889">
            <text:p>0.3989</text:p>
          </table:table-cell>
          <table:table-cell table:formula="of:=&quot;(&quot; &amp; [.H10] &amp; &quot;, &quot; &amp; [.D10] &amp; &quot;)&quot;" office:value-type="string" office:string-value="(0.398888888889, 1.99)">
            <text:p>(0.398888888889, 1.99)</text:p>
          </table:table-cell>
          <table:table-cell table:number-columns-repeated="2"/>
          <table:table-cell table:formula="of:=[.A10] &amp;&quot;&amp;&quot;&amp; [.B10] &amp;&quot;&amp;&quot;&amp;  [.D10] &amp;&quot;&amp;&quot;&amp; [.E10] &amp;&quot;&amp;&quot;&amp; [.H10] &amp;&quot;\\&quot;" office:value-type="string" office:string-value="30&amp;8&amp;1.99&amp;1.76471&amp;0.398888888889\\">
            <text:p>30&amp;8&amp;1.99&amp;1.76471&amp;0.39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float" office:value="1.78">
            <text:p>1.78</text:p>
          </table:table-cell>
          <table:table-cell office:value-type="float" office:value="1.6666">
            <text:p>1.6666</text:p>
          </table:table-cell>
          <table:table-cell table:formula="of:=&quot;(&quot; &amp; [.E11] &amp; &quot;, &quot; &amp; [.D11] &amp; &quot;)&quot;" office:value-type="string" office:string-value="(1.6666, 1.78)">
            <text:p>(1.6666, 1.78)</text:p>
          </table:table-cell>
          <table:table-cell/>
          <table:table-cell office:value-type="float" office:value="0.502222222222">
            <text:p>0.5022</text:p>
          </table:table-cell>
          <table:table-cell table:formula="of:=&quot;(&quot; &amp; [.H11] &amp; &quot;, &quot; &amp; [.D11] &amp; &quot;)&quot;" office:value-type="string" office:string-value="(0.502222222222, 1.78)">
            <text:p>(0.502222222222, 1.78)</text:p>
          </table:table-cell>
          <table:table-cell table:number-columns-repeated="2"/>
          <table:table-cell table:formula="of:=[.A11] &amp;&quot;&amp;&quot;&amp; [.B11] &amp;&quot;&amp;&quot;&amp;  [.D11] &amp;&quot;&amp;&quot;&amp; [.E11] &amp;&quot;&amp;&quot;&amp; [.H11] &amp;&quot;\\&quot;" office:value-type="string" office:string-value="30&amp;9&amp;1.78&amp;1.6666&amp;0.502222222222\\">
            <text:p>30&amp;9&amp;1.78&amp;1.6666&amp;0.50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0.51">
            <text:p>0.51</text:p>
          </table:table-cell>
          <table:table-cell office:value-type="float" office:value="1.5">
            <text:p>1.5000</text:p>
          </table:table-cell>
          <table:table-cell table:formula="of:=&quot;(&quot; &amp; [.E12] &amp; &quot;, &quot; &amp; [.D12] &amp; &quot;)&quot;" office:value-type="string" office:string-value="(1.5, 0.51)">
            <text:p>(1.5, 0.51)</text:p>
          </table:table-cell>
          <table:table-cell/>
          <table:table-cell office:value-type="float" office:value="0.584444444444">
            <text:p>0.5844</text:p>
          </table:table-cell>
          <table:table-cell table:formula="of:=&quot;(&quot; &amp; [.H12] &amp; &quot;, &quot; &amp; [.D12] &amp; &quot;)&quot;" office:value-type="string" office:string-value="(0.584444444444, 0.51)">
            <text:p>(0.584444444444, 0.51)</text:p>
          </table:table-cell>
          <table:table-cell table:number-columns-repeated="2"/>
          <table:table-cell table:formula="of:=[.A12] &amp;&quot;&amp;&quot;&amp; [.B12] &amp;&quot;&amp;&quot;&amp;  [.D12] &amp;&quot;&amp;&quot;&amp; [.E12] &amp;&quot;&amp;&quot;&amp; [.H12] &amp;&quot;\\&quot;" office:value-type="string" office:string-value="30&amp;10&amp;0.51&amp;1.5&amp;0.584444444444\\">
            <text:p>30&amp;10&amp;0.51&amp;1.5&amp;0.58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750">
            <text:p>750</text:p>
          </table:table-cell>
          <table:table-cell office:value-type="float" office:value="1.15">
            <text:p>1.15</text:p>
          </table:table-cell>
          <table:table-cell office:value-type="float" office:value="1.666667">
            <text:p>1.6667</text:p>
          </table:table-cell>
          <table:table-cell table:formula="of:=&quot;(&quot; &amp; [.E13] &amp; &quot;, &quot; &amp; [.D13] &amp; &quot;)&quot;" office:value-type="string" office:string-value="(1.666667, 1.15)">
            <text:p>(1.666667, 1.15)</text:p>
          </table:table-cell>
          <table:table-cell/>
          <table:table-cell office:value-type="float" office:value="0.536666666667">
            <text:p>0.5367</text:p>
          </table:table-cell>
          <table:table-cell table:formula="of:=&quot;(&quot; &amp; [.H13] &amp; &quot;, &quot; &amp; [.D13] &amp; &quot;)&quot;" office:value-type="string" office:string-value="(0.536666666667, 1.15)">
            <text:p>(0.536666666667, 1.15)</text:p>
          </table:table-cell>
          <table:table-cell table:number-columns-repeated="2"/>
          <table:table-cell table:formula="of:=[.A13] &amp;&quot;&amp;&quot;&amp; [.B13] &amp;&quot;&amp;&quot;&amp;  [.D13] &amp;&quot;&amp;&quot;&amp; [.E13] &amp;&quot;&amp;&quot;&amp; [.H13] &amp;&quot;\\&quot;" office:value-type="string" office:string-value="30&amp;11&amp;1.15&amp;1.666667&amp;0.536666666667\\">
            <text:p>30&amp;11&amp;1.15&amp;1.666667&amp;0.53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38">
            <text:p>638</text:p>
          </table:table-cell>
          <table:table-cell office:value-type="float" office:value="2.34">
            <text:p>2.34</text:p>
          </table:table-cell>
          <table:table-cell office:value-type="float" office:value="1.875">
            <text:p>1.8750</text:p>
          </table:table-cell>
          <table:table-cell table:formula="of:=&quot;(&quot; &amp; [.E14] &amp; &quot;, &quot; &amp; [.D14] &amp; &quot;)&quot;" office:value-type="string" office:string-value="(1.875, 2.34)">
            <text:p>(1.875, 2.34)</text:p>
          </table:table-cell>
          <table:table-cell/>
          <table:table-cell office:value-type="float" office:value="0.427777777778">
            <text:p>0.4278</text:p>
          </table:table-cell>
          <table:table-cell table:formula="of:=&quot;(&quot; &amp; [.H14] &amp; &quot;, &quot; &amp; [.D14] &amp; &quot;)&quot;" office:value-type="string" office:string-value="(0.427777777778, 2.34)">
            <text:p>(0.427777777778, 2.34)</text:p>
          </table:table-cell>
          <table:table-cell table:number-columns-repeated="2"/>
          <table:table-cell table:formula="of:=[.A14] &amp;&quot;&amp;&quot;&amp; [.B14] &amp;&quot;&amp;&quot;&amp;  [.D14] &amp;&quot;&amp;&quot;&amp; [.E14] &amp;&quot;&amp;&quot;&amp; [.H14] &amp;&quot;\\&quot;" office:value-type="string" office:string-value="30&amp;12&amp;2.34&amp;1.875&amp;0.427777777778\\">
            <text:p>30&amp;12&amp;2.34&amp;1.875&amp;0.42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75">
            <text:p>675</text:p>
          </table:table-cell>
          <table:table-cell office:value-type="float" office:value="1.9">
            <text:p>1.9</text:p>
          </table:table-cell>
          <table:table-cell office:value-type="float" office:value="1.66667">
            <text:p>1.6667</text:p>
          </table:table-cell>
          <table:table-cell table:formula="of:=&quot;(&quot; &amp; [.E15] &amp; &quot;, &quot; &amp; [.D15] &amp; &quot;)&quot;" office:value-type="string" office:string-value="(1.66667, 1.9)">
            <text:p>(1.66667, 1.9)</text:p>
          </table:table-cell>
          <table:table-cell/>
          <table:table-cell office:value-type="float" office:value="0.538888888889">
            <text:p>0.5389</text:p>
          </table:table-cell>
          <table:table-cell table:formula="of:=&quot;(&quot; &amp; [.H15] &amp; &quot;, &quot; &amp; [.D15] &amp; &quot;)&quot;" office:value-type="string" office:string-value="(0.538888888889, 1.9)">
            <text:p>(0.538888888889, 1.9)</text:p>
          </table:table-cell>
          <table:table-cell table:number-columns-repeated="2"/>
          <table:table-cell table:formula="of:=[.A15] &amp;&quot;&amp;&quot;&amp; [.B15] &amp;&quot;&amp;&quot;&amp;  [.D15] &amp;&quot;&amp;&quot;&amp; [.E15] &amp;&quot;&amp;&quot;&amp; [.H15] &amp;&quot;\\&quot;" office:value-type="string" office:string-value="30&amp;13&amp;1.9&amp;1.66667&amp;0.538888888889\\">
            <text:p>30&amp;13&amp;1.9&amp;1.66667&amp;0.53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637">
            <text:p>637</text:p>
          </table:table-cell>
          <table:table-cell office:value-type="float" office:value="2.73">
            <text:p>2.73</text:p>
          </table:table-cell>
          <table:table-cell office:value-type="float" office:value="2">
            <text:p>2.0000</text:p>
          </table:table-cell>
          <table:table-cell table:formula="of:=&quot;(&quot; &amp; [.E16] &amp; &quot;, &quot; &amp; [.D16] &amp; &quot;)&quot;" office:value-type="string" office:string-value="(2, 2.73)">
            <text:p>(2, 2.73)</text:p>
          </table:table-cell>
          <table:table-cell/>
          <table:table-cell office:value-type="float" office:value="0.346666666667">
            <text:p>0.3467</text:p>
          </table:table-cell>
          <table:table-cell table:formula="of:=&quot;(&quot; &amp; [.H16] &amp; &quot;, &quot; &amp; [.D16] &amp; &quot;)&quot;" office:value-type="string" office:string-value="(0.346666666667, 2.73)">
            <text:p>(0.346666666667, 2.73)</text:p>
          </table:table-cell>
          <table:table-cell table:number-columns-repeated="2"/>
          <table:table-cell table:formula="of:=[.A16] &amp;&quot;&amp;&quot;&amp; [.B16] &amp;&quot;&amp;&quot;&amp;  [.D16] &amp;&quot;&amp;&quot;&amp; [.E16] &amp;&quot;&amp;&quot;&amp; [.H16] &amp;&quot;\\&quot;" office:value-type="string" office:string-value="30&amp;14&amp;2.73&amp;2&amp;0.346666666667\\">
            <text:p>30&amp;14&amp;2.73&amp;2&amp;0.34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685">
            <text:p>685</text:p>
          </table:table-cell>
          <table:table-cell office:value-type="float" office:value="11.56">
            <text:p>11.56</text:p>
          </table:table-cell>
          <table:table-cell office:value-type="float" office:value="2.14286">
            <text:p>2.1429</text:p>
          </table:table-cell>
          <table:table-cell table:formula="of:=&quot;(&quot; &amp; [.E17] &amp; &quot;, &quot; &amp; [.D17] &amp; &quot;)&quot;" office:value-type="string" office:string-value="(2.14286, 11.56)">
            <text:p>(2.14286, 11.56)</text:p>
          </table:table-cell>
          <table:table-cell/>
          <table:table-cell office:value-type="float" office:value="0.311111111111">
            <text:p>0.3111</text:p>
          </table:table-cell>
          <table:table-cell table:formula="of:=&quot;(&quot; &amp; [.H17] &amp; &quot;, &quot; &amp; [.D17] &amp; &quot;)&quot;" office:value-type="string" office:string-value="(0.311111111111, 11.56)">
            <text:p>(0.311111111111, 11.56)</text:p>
          </table:table-cell>
          <table:table-cell table:number-columns-repeated="2"/>
          <table:table-cell table:formula="of:=[.A17] &amp;&quot;&amp;&quot;&amp; [.B17] &amp;&quot;&amp;&quot;&amp;  [.D17] &amp;&quot;&amp;&quot;&amp; [.E17] &amp;&quot;&amp;&quot;&amp; [.H17] &amp;&quot;\\&quot;" office:value-type="string" office:string-value="30&amp;15&amp;11.56&amp;2.14286&amp;0.311111111111\\">
            <text:p>30&amp;15&amp;11.56&amp;2.14286&amp;0.31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2.09">
            <text:p>2.09</text:p>
          </table:table-cell>
          <table:table-cell office:value-type="float" office:value="1.66667">
            <text:p>1.6667</text:p>
          </table:table-cell>
          <table:table-cell table:formula="of:=&quot;(&quot; &amp; [.E18] &amp; &quot;, &quot; &amp; [.D18] &amp; &quot;)&quot;" office:value-type="string" office:string-value="(1.66667, 2.09)">
            <text:p>(1.66667, 2.09)</text:p>
          </table:table-cell>
          <table:table-cell/>
          <table:table-cell office:value-type="float" office:value="0.512222222222">
            <text:p>0.5122</text:p>
          </table:table-cell>
          <table:table-cell table:formula="of:=&quot;(&quot; &amp; [.H18] &amp; &quot;, &quot; &amp; [.D18] &amp; &quot;)&quot;" office:value-type="string" office:string-value="(0.512222222222, 2.09)">
            <text:p>(0.512222222222, 2.09)</text:p>
          </table:table-cell>
          <table:table-cell table:number-columns-repeated="2"/>
          <table:table-cell table:formula="of:=[.A18] &amp;&quot;&amp;&quot;&amp; [.B18] &amp;&quot;&amp;&quot;&amp;  [.D18] &amp;&quot;&amp;&quot;&amp; [.E18] &amp;&quot;&amp;&quot;&amp; [.H18] &amp;&quot;\\&quot;" office:value-type="string" office:string-value="30&amp;16&amp;2.09&amp;1.66667&amp;0.512222222222\\">
            <text:p>30&amp;16&amp;2.09&amp;1.66667&amp;0.51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663">
            <text:p>663</text:p>
          </table:table-cell>
          <table:table-cell office:value-type="float" office:value="0.89">
            <text:p>0.89</text:p>
          </table:table-cell>
          <table:table-cell office:value-type="float" office:value="1.6667">
            <text:p>1.6667</text:p>
          </table:table-cell>
          <table:table-cell table:formula="of:=&quot;(&quot; &amp; [.E19] &amp; &quot;, &quot; &amp; [.D19] &amp; &quot;)&quot;" office:value-type="string" office:string-value="(1.6667, 0.89)">
            <text:p>(1.6667, 0.89)</text:p>
          </table:table-cell>
          <table:table-cell/>
          <table:table-cell office:value-type="float" office:value="0.524444444444">
            <text:p>0.5244</text:p>
          </table:table-cell>
          <table:table-cell table:formula="of:=&quot;(&quot; &amp; [.H19] &amp; &quot;, &quot; &amp; [.D19] &amp; &quot;)&quot;" office:value-type="string" office:string-value="(0.524444444444, 0.89)">
            <text:p>(0.524444444444, 0.89)</text:p>
          </table:table-cell>
          <table:table-cell table:number-columns-repeated="2"/>
          <table:table-cell table:formula="of:=[.A19] &amp;&quot;&amp;&quot;&amp; [.B19] &amp;&quot;&amp;&quot;&amp;  [.D19] &amp;&quot;&amp;&quot;&amp; [.E19] &amp;&quot;&amp;&quot;&amp; [.H19] &amp;&quot;\\&quot;" office:value-type="string" office:string-value="30&amp;17&amp;0.89&amp;1.6667&amp;0.524444444444\\">
            <text:p>30&amp;17&amp;0.89&amp;1.6667&amp;0.52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38">
            <text:p>638</text:p>
          </table:table-cell>
          <table:table-cell office:value-type="float" office:value="0.75">
            <text:p>0.75</text:p>
          </table:table-cell>
          <table:table-cell office:value-type="float" office:value="1.57895">
            <text:p>1.5790</text:p>
          </table:table-cell>
          <table:table-cell table:formula="of:=&quot;(&quot; &amp; [.E20] &amp; &quot;, &quot; &amp; [.D20] &amp; &quot;)&quot;" office:value-type="string" office:string-value="(1.57895, 0.75)">
            <text:p>(1.57895, 0.75)</text:p>
          </table:table-cell>
          <table:table-cell/>
          <table:table-cell office:value-type="float" office:value="0.558888888889">
            <text:p>0.5589</text:p>
          </table:table-cell>
          <table:table-cell table:formula="of:=&quot;(&quot; &amp; [.H20] &amp; &quot;, &quot; &amp; [.D20] &amp; &quot;)&quot;" office:value-type="string" office:string-value="(0.558888888889, 0.75)">
            <text:p>(0.558888888889, 0.75)</text:p>
          </table:table-cell>
          <table:table-cell table:number-columns-repeated="2"/>
          <table:table-cell table:formula="of:=[.A20] &amp;&quot;&amp;&quot;&amp; [.B20] &amp;&quot;&amp;&quot;&amp;  [.D20] &amp;&quot;&amp;&quot;&amp; [.E20] &amp;&quot;&amp;&quot;&amp; [.H20] &amp;&quot;\\&quot;" office:value-type="string" office:string-value="30&amp;18&amp;0.75&amp;1.57895&amp;0.558888888889\\">
            <text:p>30&amp;18&amp;0.75&amp;1.57895&amp;0.55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30">
            <text:p>730</text:p>
          </table:table-cell>
          <table:table-cell office:value-type="float" office:value="0.09">
            <text:p>0.09</text:p>
          </table:table-cell>
          <table:table-cell office:value-type="float" office:value="1.42857">
            <text:p>1.4286</text:p>
          </table:table-cell>
          <table:table-cell table:formula="of:=&quot;(&quot; &amp; [.E21] &amp; &quot;, &quot; &amp; [.D21] &amp; &quot;)&quot;" office:value-type="string" office:string-value="(1.42857, 0.09)">
            <text:p>(1.42857, 0.09)</text:p>
          </table:table-cell>
          <table:table-cell/>
          <table:table-cell office:value-type="float" office:value="0.648888888889">
            <text:p>0.6489</text:p>
          </table:table-cell>
          <table:table-cell table:formula="of:=&quot;(&quot; &amp; [.H21] &amp; &quot;, &quot; &amp; [.D21] &amp; &quot;)&quot;" office:value-type="string" office:string-value="(0.648888888889, 0.09)">
            <text:p>(0.648888888889, 0.09)</text:p>
          </table:table-cell>
          <table:table-cell table:number-columns-repeated="2"/>
          <table:table-cell table:formula="of:=[.A21] &amp;&quot;&amp;&quot;&amp; [.B21] &amp;&quot;&amp;&quot;&amp;  [.D21] &amp;&quot;&amp;&quot;&amp; [.E21] &amp;&quot;&amp;&quot;&amp; [.H21] &amp;&quot;\\&quot;" office:value-type="string" office:string-value="30&amp;19&amp;0.09&amp;1.42857&amp;0.648888888889\\">
            <text:p>30&amp;19&amp;0.09&amp;1.42857&amp;0.64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14">
            <text:p>514</text:p>
          </table:table-cell>
          <table:table-cell office:value-type="float" office:value="2.36">
            <text:p>2.36</text:p>
          </table:table-cell>
          <table:table-cell office:value-type="float" office:value="2">
            <text:p>2.0000</text:p>
          </table:table-cell>
          <table:table-cell table:formula="of:=&quot;(&quot; &amp; [.E22] &amp; &quot;, &quot; &amp; [.D22] &amp; &quot;)&quot;" office:value-type="string" office:string-value="(2, 2.36)">
            <text:p>(2, 2.36)</text:p>
          </table:table-cell>
          <table:table-cell/>
          <table:table-cell office:value-type="float" office:value="0.397777777778">
            <text:p>0.3978</text:p>
          </table:table-cell>
          <table:table-cell table:formula="of:=&quot;(&quot; &amp; [.H22] &amp; &quot;, &quot; &amp; [.D22] &amp; &quot;)&quot;" office:value-type="string" office:string-value="(0.397777777778, 2.36)">
            <text:p>(0.397777777778, 2.36)</text:p>
          </table:table-cell>
          <table:table-cell table:number-columns-repeated="2"/>
          <table:table-cell table:formula="of:=[.A22] &amp;&quot;&amp;&quot;&amp; [.B22] &amp;&quot;&amp;&quot;&amp;  [.D22] &amp;&quot;&amp;&quot;&amp; [.E22] &amp;&quot;&amp;&quot;&amp; [.H22] &amp;&quot;\\&quot;" office:value-type="string" office:string-value="30&amp;20&amp;2.36&amp;2&amp;0.397777777778\\">
            <text:p>30&amp;20&amp;2.36&amp;2&amp;0.3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1.76">
            <text:p>1.76</text:p>
          </table:table-cell>
          <table:table-cell office:value-type="float" office:value="1.66667">
            <text:p>1.6667</text:p>
          </table:table-cell>
          <table:table-cell table:formula="of:=&quot;(&quot; &amp; [.E23] &amp; &quot;, &quot; &amp; [.D23] &amp; &quot;)&quot;" office:value-type="string" office:string-value="(1.66667, 1.76)">
            <text:p>(1.66667, 1.76)</text:p>
          </table:table-cell>
          <table:table-cell/>
          <table:table-cell office:value-type="float" office:value="0.478888888889">
            <text:p>0.4789</text:p>
          </table:table-cell>
          <table:table-cell table:formula="of:=&quot;(&quot; &amp; [.H23] &amp; &quot;, &quot; &amp; [.D23] &amp; &quot;)&quot;" office:value-type="string" office:string-value="(0.478888888889, 1.76)">
            <text:p>(0.478888888889, 1.76)</text:p>
          </table:table-cell>
          <table:table-cell table:number-columns-repeated="2"/>
          <table:table-cell table:formula="of:=[.A23] &amp;&quot;&amp;&quot;&amp; [.B23] &amp;&quot;&amp;&quot;&amp;  [.D23] &amp;&quot;&amp;&quot;&amp; [.E23] &amp;&quot;&amp;&quot;&amp; [.H23] &amp;&quot;\\&quot;" office:value-type="string" office:string-value="30&amp;21&amp;1.76&amp;1.66667&amp;0.478888888889\\">
            <text:p>30&amp;21&amp;1.76&amp;1.66667&amp;0.47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55">
            <text:p>755</text:p>
          </table:table-cell>
          <table:table-cell office:value-type="float" office:value="2.35">
            <text:p>2.35</text:p>
          </table:table-cell>
          <table:table-cell office:value-type="float" office:value="2">
            <text:p>2.0000</text:p>
          </table:table-cell>
          <table:table-cell table:formula="of:=&quot;(&quot; &amp; [.E24] &amp; &quot;, &quot; &amp; [.D24] &amp; &quot;)&quot;" office:value-type="string" office:string-value="(2, 2.35)">
            <text:p>(2, 2.35)</text:p>
          </table:table-cell>
          <table:table-cell/>
          <table:table-cell office:value-type="float" office:value="0.364444444444">
            <text:p>0.3644</text:p>
          </table:table-cell>
          <table:table-cell table:formula="of:=&quot;(&quot; &amp; [.H24] &amp; &quot;, &quot; &amp; [.D24] &amp; &quot;)&quot;" office:value-type="string" office:string-value="(0.364444444444, 2.35)">
            <text:p>(0.364444444444, 2.35)</text:p>
          </table:table-cell>
          <table:table-cell table:number-columns-repeated="2"/>
          <table:table-cell table:formula="of:=[.A24] &amp;&quot;&amp;&quot;&amp; [.B24] &amp;&quot;&amp;&quot;&amp;  [.D24] &amp;&quot;&amp;&quot;&amp; [.E24] &amp;&quot;&amp;&quot;&amp; [.H24] &amp;&quot;\\&quot;" office:value-type="string" office:string-value="30&amp;22&amp;2.35&amp;2&amp;0.364444444444\\">
            <text:p>30&amp;22&amp;2.35&amp;2&amp;0.36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14">
            <text:p>714</text:p>
          </table:table-cell>
          <table:table-cell office:value-type="float" office:value="0.67">
            <text:p>0.67</text:p>
          </table:table-cell>
          <table:table-cell office:value-type="float" office:value="1.76471">
            <text:p>1.7647</text:p>
          </table:table-cell>
          <table:table-cell table:formula="of:=&quot;(&quot; &amp; [.E25] &amp; &quot;, &quot; &amp; [.D25] &amp; &quot;)&quot;" office:value-type="string" office:string-value="(1.76471, 0.67)">
            <text:p>(1.76471, 0.67)</text:p>
          </table:table-cell>
          <table:table-cell/>
          <table:table-cell office:value-type="float" office:value="0.487777777778">
            <text:p>0.4878</text:p>
          </table:table-cell>
          <table:table-cell table:formula="of:=&quot;(&quot; &amp; [.H25] &amp; &quot;, &quot; &amp; [.D25] &amp; &quot;)&quot;" office:value-type="string" office:string-value="(0.487777777778, 0.67)">
            <text:p>(0.487777777778, 0.67)</text:p>
          </table:table-cell>
          <table:table-cell table:number-columns-repeated="2"/>
          <table:table-cell table:formula="of:=[.A25] &amp;&quot;&amp;&quot;&amp; [.B25] &amp;&quot;&amp;&quot;&amp;  [.D25] &amp;&quot;&amp;&quot;&amp; [.E25] &amp;&quot;&amp;&quot;&amp; [.H25] &amp;&quot;\\&quot;" office:value-type="string" office:string-value="30&amp;23&amp;0.67&amp;1.76471&amp;0.487777777778\\">
            <text:p>30&amp;23&amp;0.67&amp;1.76471&amp;0.48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float" office:value="1.11">
            <text:p>1.11</text:p>
          </table:table-cell>
          <table:table-cell office:value-type="float" office:value="1.76471">
            <text:p>1.7647</text:p>
          </table:table-cell>
          <table:table-cell table:formula="of:=&quot;(&quot; &amp; [.E26] &amp; &quot;, &quot; &amp; [.D26] &amp; &quot;)&quot;" office:value-type="string" office:string-value="(1.76471, 1.11)">
            <text:p>(1.76471, 1.11)</text:p>
          </table:table-cell>
          <table:table-cell/>
          <table:table-cell office:value-type="float" office:value="0.471111111111">
            <text:p>0.4711</text:p>
          </table:table-cell>
          <table:table-cell table:formula="of:=&quot;(&quot; &amp; [.H26] &amp; &quot;, &quot; &amp; [.D26] &amp; &quot;)&quot;" office:value-type="string" office:string-value="(0.471111111111, 1.11)">
            <text:p>(0.471111111111, 1.11)</text:p>
          </table:table-cell>
          <table:table-cell table:number-columns-repeated="2"/>
          <table:table-cell table:formula="of:=[.A26] &amp;&quot;&amp;&quot;&amp; [.B26] &amp;&quot;&amp;&quot;&amp;  [.D26] &amp;&quot;&amp;&quot;&amp; [.E26] &amp;&quot;&amp;&quot;&amp; [.H26] &amp;&quot;\\&quot;" office:value-type="string" office:string-value="30&amp;24&amp;1.11&amp;1.76471&amp;0.471111111111\\">
            <text:p>30&amp;24&amp;1.11&amp;1.76471&amp;0.47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office:value-type="float" office:value="3.83">
            <text:p>3.83</text:p>
          </table:table-cell>
          <table:table-cell office:value-type="float" office:value="2.14286">
            <text:p>2.1429</text:p>
          </table:table-cell>
          <table:table-cell table:formula="of:=&quot;(&quot; &amp; [.E27] &amp; &quot;, &quot; &amp; [.D27] &amp; &quot;)&quot;" office:value-type="string" office:string-value="(2.14286, 3.83)">
            <text:p>(2.14286, 3.83)</text:p>
          </table:table-cell>
          <table:table-cell/>
          <table:table-cell office:value-type="float" office:value="0.297777777778">
            <text:p>0.2978</text:p>
          </table:table-cell>
          <table:table-cell table:formula="of:=&quot;(&quot; &amp; [.H27] &amp; &quot;, &quot; &amp; [.D27] &amp; &quot;)&quot;" office:value-type="string" office:string-value="(0.297777777778, 3.83)">
            <text:p>(0.297777777778, 3.83)</text:p>
          </table:table-cell>
          <table:table-cell table:number-columns-repeated="2"/>
          <table:table-cell table:formula="of:=[.A27] &amp;&quot;&amp;&quot;&amp; [.B27] &amp;&quot;&amp;&quot;&amp;  [.D27] &amp;&quot;&amp;&quot;&amp; [.E27] &amp;&quot;&amp;&quot;&amp; [.H27] &amp;&quot;\\&quot;" office:value-type="string" office:string-value="30&amp;25&amp;3.83&amp;2.14286&amp;0.297777777778\\">
            <text:p>30&amp;25&amp;3.83&amp;2.14286&amp;0.2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/>
          <table:table-cell office:value-type="float" office:value="3.59">
            <text:p>3.59</text:p>
          </table:table-cell>
          <table:table-cell office:value-type="float" office:value="2">
            <text:p>2.0000</text:p>
          </table:table-cell>
          <table:table-cell table:formula="of:=&quot;(&quot; &amp; [.E28] &amp; &quot;, &quot; &amp; [.D28] &amp; &quot;)&quot;" office:value-type="string" office:string-value="(2, 3.59)">
            <text:p>(2, 3.59)</text:p>
          </table:table-cell>
          <table:table-cell/>
          <table:table-cell office:value-type="float" office:value="0.354444444444">
            <text:p>0.3544</text:p>
          </table:table-cell>
          <table:table-cell table:formula="of:=&quot;(&quot; &amp; [.H28] &amp; &quot;, &quot; &amp; [.D28] &amp; &quot;)&quot;" office:value-type="string" office:string-value="(0.354444444444, 3.59)">
            <text:p>(0.354444444444, 3.59)</text:p>
          </table:table-cell>
          <table:table-cell table:number-columns-repeated="2"/>
          <table:table-cell table:formula="of:=[.A28] &amp;&quot;&amp;&quot;&amp; [.B28] &amp;&quot;&amp;&quot;&amp;  [.D28] &amp;&quot;&amp;&quot;&amp; [.E28] &amp;&quot;&amp;&quot;&amp; [.H28] &amp;&quot;\\&quot;" office:value-type="string" office:string-value="30&amp;26&amp;3.59&amp;2&amp;0.354444444444\\">
            <text:p>30&amp;26&amp;3.59&amp;2&amp;0.354444444444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7.32">
            <text:p>7.32</text:p>
          </table:table-cell>
          <table:table-cell office:value-type="float" office:value="2.30769">
            <text:p>2.3077</text:p>
          </table:table-cell>
          <table:table-cell table:formula="of:=&quot;(&quot; &amp; [.E29] &amp; &quot;, &quot; &amp; [.D29] &amp; &quot;)&quot;" office:value-type="string" office:string-value="(2.30769, 7.32)">
            <text:p>(2.30769, 7.32)</text:p>
          </table:table-cell>
          <table:table-cell/>
          <table:table-cell office:value-type="float" office:value="0.251111111111">
            <text:p>0.2511</text:p>
          </table:table-cell>
          <table:table-cell table:formula="of:=&quot;(&quot; &amp; [.H29] &amp; &quot;, &quot; &amp; [.D29] &amp; &quot;)&quot;" office:value-type="string" office:string-value="(0.251111111111, 7.32)">
            <text:p>(0.251111111111, 7.32)</text:p>
          </table:table-cell>
          <table:table-cell table:number-columns-repeated="2"/>
          <table:table-cell table:formula="of:=[.A29] &amp;&quot;&amp;&quot;&amp; [.B29] &amp;&quot;&amp;&quot;&amp;  [.D29] &amp;&quot;&amp;&quot;&amp; [.E29] &amp;&quot;&amp;&quot;&amp; [.H29] &amp;&quot;\\&quot;" office:value-type="string" office:string-value="30&amp;27&amp;7.32&amp;2.30769&amp;0.251111111111\\">
            <text:p>30&amp;27&amp;7.32&amp;2.30769&amp;0.25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float" office:value="1.71">
            <text:p>1.71</text:p>
          </table:table-cell>
          <table:table-cell office:value-type="float" office:value="2">
            <text:p>2.0000</text:p>
          </table:table-cell>
          <table:table-cell table:formula="of:=&quot;(&quot; &amp; [.E30] &amp; &quot;, &quot; &amp; [.D30] &amp; &quot;)&quot;" office:value-type="string" office:string-value="(2, 1.71)">
            <text:p>(2, 1.71)</text:p>
          </table:table-cell>
          <table:table-cell/>
          <table:table-cell office:value-type="float" office:value="0.362222222222">
            <text:p>0.3622</text:p>
          </table:table-cell>
          <table:table-cell table:formula="of:=&quot;(&quot; &amp; [.H30] &amp; &quot;, &quot; &amp; [.D30] &amp; &quot;)&quot;" office:value-type="string" office:string-value="(0.362222222222, 1.71)">
            <text:p>(0.362222222222, 1.71)</text:p>
          </table:table-cell>
          <table:table-cell table:number-columns-repeated="2"/>
          <table:table-cell table:formula="of:=[.A30] &amp;&quot;&amp;&quot;&amp; [.B30] &amp;&quot;&amp;&quot;&amp;  [.D30] &amp;&quot;&amp;&quot;&amp; [.E30] &amp;&quot;&amp;&quot;&amp; [.H30] &amp;&quot;\\&quot;" office:value-type="string" office:string-value="30&amp;28&amp;1.71&amp;2&amp;0.362222222222\\">
            <text:p>30&amp;28&amp;1.71&amp;2&amp;0.36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float" office:value="6.82">
            <text:p>6.82</text:p>
          </table:table-cell>
          <table:table-cell office:value-type="float" office:value="2">
            <text:p>2.0000</text:p>
          </table:table-cell>
          <table:table-cell table:formula="of:=&quot;(&quot; &amp; [.E31] &amp; &quot;, &quot; &amp; [.D31] &amp; &quot;)&quot;" office:value-type="string" office:string-value="(2, 6.82)">
            <text:p>(2, 6.82)</text:p>
          </table:table-cell>
          <table:table-cell/>
          <table:table-cell office:value-type="float" office:value="0.294444444444">
            <text:p>0.2944</text:p>
          </table:table-cell>
          <table:table-cell table:formula="of:=&quot;(&quot; &amp; [.H31] &amp; &quot;, &quot; &amp; [.D31] &amp; &quot;)&quot;" office:value-type="string" office:string-value="(0.294444444444, 6.82)">
            <text:p>(0.294444444444, 6.82)</text:p>
          </table:table-cell>
          <table:table-cell table:number-columns-repeated="2"/>
          <table:table-cell table:formula="of:=[.A31] &amp;&quot;&amp;&quot;&amp; [.B31] &amp;&quot;&amp;&quot;&amp;  [.D31] &amp;&quot;&amp;&quot;&amp; [.E31] &amp;&quot;&amp;&quot;&amp; [.H31] &amp;&quot;\\&quot;" office:value-type="string" office:string-value="30&amp;29&amp;6.82&amp;2&amp;0.294444444444\\">
            <text:p>30&amp;29&amp;6.82&amp;2&amp;0.294444444444\\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/>
          <table:table-cell office:value-type="float" office:value="0.41">
            <text:p>0.41</text:p>
          </table:table-cell>
          <table:table-cell office:value-type="float" office:value="1.5">
            <text:p>1.5000</text:p>
          </table:table-cell>
          <table:table-cell table:formula="of:=&quot;(&quot; &amp; [.E32] &amp; &quot;, &quot; &amp; [.D32] &amp; &quot;)&quot;" office:value-type="string" office:string-value="(1.5, 0.41)">
            <text:p>(1.5, 0.41)</text:p>
          </table:table-cell>
          <table:table-cell/>
          <table:table-cell office:value-type="float" office:value="0.671111111111">
            <text:p>0.6711</text:p>
          </table:table-cell>
          <table:table-cell table:formula="of:=&quot;(&quot; &amp; [.H32] &amp; &quot;, &quot; &amp; [.D32] &amp; &quot;)&quot;" office:value-type="string" office:string-value="(0.671111111111, 0.41)">
            <text:p>(0.671111111111, 0.41)</text:p>
          </table:table-cell>
          <table:table-cell table:number-columns-repeated="2"/>
          <table:table-cell table:formula="of:=[.A32] &amp;&quot;&amp;&quot;&amp; [.B32] &amp;&quot;&amp;&quot;&amp;  [.D32] &amp;&quot;&amp;&quot;&amp; [.E32] &amp;&quot;&amp;&quot;&amp; [.H32] &amp;&quot;\\&quot;" office:value-type="string" office:string-value="30&amp;30&amp;0.41&amp;1.5&amp;0.671111111111\\">
            <text:p>30&amp;30&amp;0.41&amp;1.5&amp;0.671111111111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float" office:value="1.29">
            <text:p>1.29</text:p>
          </table:table-cell>
          <table:table-cell office:value-type="float" office:value="1.76471">
            <text:p>1.7647</text:p>
          </table:table-cell>
          <table:table-cell table:formula="of:=&quot;(&quot; &amp; [.E33] &amp; &quot;, &quot; &amp; [.D33] &amp; &quot;)&quot;" office:value-type="string" office:string-value="(1.76471, 1.29)">
            <text:p>(1.76471, 1.29)</text:p>
          </table:table-cell>
          <table:table-cell/>
          <table:table-cell office:value-type="float" office:value="0.516666666667">
            <text:p>0.5167</text:p>
          </table:table-cell>
          <table:table-cell table:formula="of:=&quot;(&quot; &amp; [.H33] &amp; &quot;, &quot; &amp; [.D33] &amp; &quot;)&quot;" office:value-type="string" office:string-value="(0.516666666667, 1.29)">
            <text:p>(0.516666666667, 1.29)</text:p>
          </table:table-cell>
          <table:table-cell table:number-columns-repeated="2"/>
          <table:table-cell table:formula="of:=[.A33] &amp;&quot;&amp;&quot;&amp; [.B33] &amp;&quot;&amp;&quot;&amp;  [.D33] &amp;&quot;&amp;&quot;&amp; [.E33] &amp;&quot;&amp;&quot;&amp; [.H33] &amp;&quot;\\&quot;" office:value-type="string" office:string-value="30&amp;31&amp;1.29&amp;1.76471&amp;0.516666666667\\">
            <text:p>30&amp;31&amp;1.29&amp;1.76471&amp;0.51666666666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office:value-type="float" office:value="2.62">
            <text:p>2.62</text:p>
          </table:table-cell>
          <table:table-cell office:value-type="float" office:value="1.875">
            <text:p>1.8750</text:p>
          </table:table-cell>
          <table:table-cell table:formula="of:=&quot;(&quot; &amp; [.E34] &amp; &quot;, &quot; &amp; [.D34] &amp; &quot;)&quot;" office:value-type="string" office:string-value="(1.875, 2.62)">
            <text:p>(1.875, 2.62)</text:p>
          </table:table-cell>
          <table:table-cell/>
          <table:table-cell office:value-type="float" office:value="0.428888888889">
            <text:p>0.4289</text:p>
          </table:table-cell>
          <table:table-cell table:formula="of:=&quot;(&quot; &amp; [.H34] &amp; &quot;, &quot; &amp; [.D34] &amp; &quot;)&quot;" office:value-type="string" office:string-value="(0.428888888889, 2.62)">
            <text:p>(0.428888888889, 2.62)</text:p>
          </table:table-cell>
          <table:table-cell table:number-columns-repeated="2"/>
          <table:table-cell table:formula="of:=[.A34] &amp;&quot;&amp;&quot;&amp; [.B34] &amp;&quot;&amp;&quot;&amp;  [.D34] &amp;&quot;&amp;&quot;&amp; [.E34] &amp;&quot;&amp;&quot;&amp; [.H34] &amp;&quot;\\&quot;" office:value-type="string" office:string-value="30&amp;32&amp;2.62&amp;1.875&amp;0.428888888889\\">
            <text:p>30&amp;32&amp;2.62&amp;1.875&amp;0.42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  <table:table-cell office:value-type="float" office:value="2.15">
            <text:p>2.15</text:p>
          </table:table-cell>
          <table:table-cell office:value-type="float" office:value="2">
            <text:p>2.0000</text:p>
          </table:table-cell>
          <table:table-cell table:formula="of:=&quot;(&quot; &amp; [.E35] &amp; &quot;, &quot; &amp; [.D35] &amp; &quot;)&quot;" office:value-type="string" office:string-value="(2, 2.15)">
            <text:p>(2, 2.15)</text:p>
          </table:table-cell>
          <table:table-cell/>
          <table:table-cell office:value-type="float" office:value="0.395555555556">
            <text:p>0.3956</text:p>
          </table:table-cell>
          <table:table-cell table:formula="of:=&quot;(&quot; &amp; [.H35] &amp; &quot;, &quot; &amp; [.D35] &amp; &quot;)&quot;" office:value-type="string" office:string-value="(0.395555555556, 2.15)">
            <text:p>(0.395555555556, 2.15)</text:p>
          </table:table-cell>
          <table:table-cell table:number-columns-repeated="2"/>
          <table:table-cell table:formula="of:=[.A35] &amp;&quot;&amp;&quot;&amp; [.B35] &amp;&quot;&amp;&quot;&amp;  [.D35] &amp;&quot;&amp;&quot;&amp; [.E35] &amp;&quot;&amp;&quot;&amp; [.H35] &amp;&quot;\\&quot;" office:value-type="string" office:string-value="30&amp;33&amp;2.15&amp;2&amp;0.395555555556\\">
            <text:p>30&amp;33&amp;2.15&amp;2&amp;0.395555555556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office:value-type="float" office:value="2.44">
            <text:p>2.44</text:p>
          </table:table-cell>
          <table:table-cell office:value-type="float" office:value="1.76471">
            <text:p>1.7647</text:p>
          </table:table-cell>
          <table:table-cell table:formula="of:=&quot;(&quot; &amp; [.E36] &amp; &quot;, &quot; &amp; [.D36] &amp; &quot;)&quot;" office:value-type="string" office:string-value="(1.76471, 2.44)">
            <text:p>(1.76471, 2.44)</text:p>
          </table:table-cell>
          <table:table-cell/>
          <table:table-cell office:value-type="float" office:value="0.392222222222">
            <text:p>0.3922</text:p>
          </table:table-cell>
          <table:table-cell table:formula="of:=&quot;(&quot; &amp; [.H36] &amp; &quot;, &quot; &amp; [.D36] &amp; &quot;)&quot;" office:value-type="string" office:string-value="(0.392222222222, 2.44)">
            <text:p>(0.392222222222, 2.44)</text:p>
          </table:table-cell>
          <table:table-cell table:number-columns-repeated="2"/>
          <table:table-cell table:formula="of:=[.A36] &amp;&quot;&amp;&quot;&amp; [.B36] &amp;&quot;&amp;&quot;&amp;  [.D36] &amp;&quot;&amp;&quot;&amp; [.E36] &amp;&quot;&amp;&quot;&amp; [.H36] &amp;&quot;\\&quot;" office:value-type="string" office:string-value="30&amp;34&amp;2.44&amp;1.76471&amp;0.392222222222\\">
            <text:p>30&amp;34&amp;2.44&amp;1.76471&amp;0.39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/>
          <table:table-cell office:value-type="float" office:value="4.86">
            <text:p>4.86</text:p>
          </table:table-cell>
          <table:table-cell office:value-type="float" office:value="2">
            <text:p>2.0000</text:p>
          </table:table-cell>
          <table:table-cell table:formula="of:=&quot;(&quot; &amp; [.E37] &amp; &quot;, &quot; &amp; [.D37] &amp; &quot;)&quot;" office:value-type="string" office:string-value="(2, 4.86)">
            <text:p>(2, 4.86)</text:p>
          </table:table-cell>
          <table:table-cell/>
          <table:table-cell office:value-type="float" office:value="0.312222222222">
            <text:p>0.3122</text:p>
          </table:table-cell>
          <table:table-cell table:formula="of:=&quot;(&quot; &amp; [.H37] &amp; &quot;, &quot; &amp; [.D37] &amp; &quot;)&quot;" office:value-type="string" office:string-value="(0.312222222222, 4.86)">
            <text:p>(0.312222222222, 4.86)</text:p>
          </table:table-cell>
          <table:table-cell table:number-columns-repeated="2"/>
          <table:table-cell table:formula="of:=[.A37] &amp;&quot;&amp;&quot;&amp; [.B37] &amp;&quot;&amp;&quot;&amp;  [.D37] &amp;&quot;&amp;&quot;&amp; [.E37] &amp;&quot;&amp;&quot;&amp; [.H37] &amp;&quot;\\&quot;" office:value-type="string" office:string-value="30&amp;35&amp;4.86&amp;2&amp;0.312222222222\\">
            <text:p>30&amp;35&amp;4.86&amp;2&amp;0.312222222222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1.53">
            <text:p>1.53</text:p>
          </table:table-cell>
          <table:table-cell office:value-type="float" office:value="2">
            <text:p>2.0000</text:p>
          </table:table-cell>
          <table:table-cell table:formula="of:=&quot;(&quot; &amp; [.E38] &amp; &quot;, &quot; &amp; [.D38] &amp; &quot;)&quot;" office:value-type="string" office:string-value="(2, 1.53)">
            <text:p>(2, 1.53)</text:p>
          </table:table-cell>
          <table:table-cell/>
          <table:table-cell office:value-type="float" office:value="0.37">
            <text:p>0.3700</text:p>
          </table:table-cell>
          <table:table-cell table:formula="of:=&quot;(&quot; &amp; [.H38] &amp; &quot;, &quot; &amp; [.D38] &amp; &quot;)&quot;" office:value-type="string" office:string-value="(0.37, 1.53)">
            <text:p>(0.37, 1.53)</text:p>
          </table:table-cell>
          <table:table-cell table:number-columns-repeated="2"/>
          <table:table-cell table:formula="of:=[.A38] &amp;&quot;&amp;&quot;&amp; [.B38] &amp;&quot;&amp;&quot;&amp;  [.D38] &amp;&quot;&amp;&quot;&amp; [.E38] &amp;&quot;&amp;&quot;&amp; [.H38] &amp;&quot;\\&quot;" office:value-type="string" office:string-value="30&amp;36&amp;1.53&amp;2&amp;0.37\\">
            <text:p>30&amp;36&amp;1.53&amp;2&amp;0.37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/>
          <table:table-cell office:value-type="float" office:value="4.23">
            <text:p>4.23</text:p>
          </table:table-cell>
          <table:table-cell office:value-type="float" office:value="2.14286">
            <text:p>2.1429</text:p>
          </table:table-cell>
          <table:table-cell table:formula="of:=&quot;(&quot; &amp; [.E39] &amp; &quot;, &quot; &amp; [.D39] &amp; &quot;)&quot;" office:value-type="string" office:string-value="(2.14286, 4.23)">
            <text:p>(2.14286, 4.23)</text:p>
          </table:table-cell>
          <table:table-cell/>
          <table:table-cell office:value-type="float" office:value="0.297777777778">
            <text:p>0.2978</text:p>
          </table:table-cell>
          <table:table-cell table:formula="of:=&quot;(&quot; &amp; [.H39] &amp; &quot;, &quot; &amp; [.D39] &amp; &quot;)&quot;" office:value-type="string" office:string-value="(0.297777777778, 4.23)">
            <text:p>(0.297777777778, 4.23)</text:p>
          </table:table-cell>
          <table:table-cell table:number-columns-repeated="2"/>
          <table:table-cell table:formula="of:=[.A39] &amp;&quot;&amp;&quot;&amp; [.B39] &amp;&quot;&amp;&quot;&amp;  [.D39] &amp;&quot;&amp;&quot;&amp; [.E39] &amp;&quot;&amp;&quot;&amp; [.H39] &amp;&quot;\\&quot;" office:value-type="string" office:string-value="30&amp;37&amp;4.23&amp;2.14286&amp;0.297777777778\\">
            <text:p>30&amp;37&amp;4.23&amp;2.14286&amp;0.297777777778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  <table:table-cell office:value-type="float" office:value="1.43">
            <text:p>1.43</text:p>
          </table:table-cell>
          <table:table-cell office:value-type="float" office:value="1.57895">
            <text:p>1.5790</text:p>
          </table:table-cell>
          <table:table-cell table:formula="of:=&quot;(&quot; &amp; [.E40] &amp; &quot;, &quot; &amp; [.D40] &amp; &quot;)&quot;" office:value-type="string" office:string-value="(1.57895, 1.43)">
            <text:p>(1.57895, 1.43)</text:p>
          </table:table-cell>
          <table:table-cell/>
          <table:table-cell office:value-type="float" office:value="0.525555555556">
            <text:p>0.5256</text:p>
          </table:table-cell>
          <table:table-cell table:formula="of:=&quot;(&quot; &amp; [.H40] &amp; &quot;, &quot; &amp; [.D40] &amp; &quot;)&quot;" office:value-type="string" office:string-value="(0.525555555556, 1.43)">
            <text:p>(0.525555555556, 1.43)</text:p>
          </table:table-cell>
          <table:table-cell table:number-columns-repeated="2"/>
          <table:table-cell table:formula="of:=[.A40] &amp;&quot;&amp;&quot;&amp; [.B40] &amp;&quot;&amp;&quot;&amp;  [.D40] &amp;&quot;&amp;&quot;&amp; [.E40] &amp;&quot;&amp;&quot;&amp; [.H40] &amp;&quot;\\&quot;" office:value-type="string" office:string-value="30&amp;38&amp;1.43&amp;1.57895&amp;0.525555555556\\">
            <text:p>30&amp;38&amp;1.43&amp;1.57895&amp;0.525555555556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1.2">
            <text:p>1.2</text:p>
          </table:table-cell>
          <table:table-cell office:value-type="float" office:value="1.875">
            <text:p>1.8750</text:p>
          </table:table-cell>
          <table:table-cell table:formula="of:=&quot;(&quot; &amp; [.E41] &amp; &quot;, &quot; &amp; [.D41] &amp; &quot;)&quot;" office:value-type="string" office:string-value="(1.875, 1.2)">
            <text:p>(1.875, 1.2)</text:p>
          </table:table-cell>
          <table:table-cell/>
          <table:table-cell office:value-type="float" office:value="0.348888888889">
            <text:p>0.3489</text:p>
          </table:table-cell>
          <table:table-cell table:formula="of:=&quot;(&quot; &amp; [.H41] &amp; &quot;, &quot; &amp; [.D41] &amp; &quot;)&quot;" office:value-type="string" office:string-value="(0.348888888889, 1.2)">
            <text:p>(0.348888888889, 1.2)</text:p>
          </table:table-cell>
          <table:table-cell table:number-columns-repeated="2"/>
          <table:table-cell table:formula="of:=[.A41] &amp;&quot;&amp;&quot;&amp; [.B41] &amp;&quot;&amp;&quot;&amp;  [.D41] &amp;&quot;&amp;&quot;&amp; [.E41] &amp;&quot;&amp;&quot;&amp; [.H41] &amp;&quot;\\&quot;" office:value-type="string" office:string-value="30&amp;39&amp;1.2&amp;1.875&amp;0.348888888889\\">
            <text:p>30&amp;39&amp;1.2&amp;1.875&amp;0.348888888889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1.45">
            <text:p>1.45</text:p>
          </table:table-cell>
          <table:table-cell office:value-type="float" office:value="1.76471">
            <text:p>1.7647</text:p>
          </table:table-cell>
          <table:table-cell table:number-columns-repeated="2"/>
          <table:table-cell office:value-type="float" office:value="0.362222222222">
            <text:p>0.3622</text:p>
          </table:table-cell>
          <table:table-cell table:number-columns-repeated="3"/>
          <table:table-cell table:formula="of:=[.A42] &amp;&quot;&amp;&quot;&amp; [.B42] &amp;&quot;&amp;&quot;&amp;  [.D42] &amp;&quot;&amp;&quot;&amp; [.E42] &amp;&quot;&amp;&quot;&amp; [.H42] &amp;&quot;\\&quot;" office:value-type="string" office:string-value="30&amp;40&amp;1.45&amp;1.76471&amp;0.362222222222\\">
            <text:p>30&amp;40&amp;1.45&amp;1.76471&amp;0.362222222222\\</text:p>
          </table:table-cell>
        </table:table-row>
      </table:table>
      <table:table table:name="20capacity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:.C10])" office:value-type="float" office:value="0.022">
            <text:p>0.0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11:.C20])" office:value-type="float" office:value="0.023">
            <text:p>0.0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47">
            <text:p>0.0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31:.C40])" office:value-type="float" office:value="0.119">
            <text:p>0.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41:.C50])" office:value-type="float" office:value="0.122">
            <text:p>0.1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table:formula="of:=AVERAGE([.C51:.C60])" office:value-type="float" office:value="0.107">
            <text:p>0.1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38">
            <text:p>0.38</text:p>
          </table:table-cell>
          <table:table-cell table:formula="of:=AVERAGE([.C61:.C70])" office:value-type="float" office:value="0.359">
            <text:p>0.3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table:formula="of:=AVERAGE([.C71:.C80])" office:value-type="float" office:value="0.583">
            <text:p>0.5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4">
            <text:p>0.74</text:p>
          </table:table-cell>
          <table:table-cell table:formula="of:=AVERAGE([.C81:.C90])" office:value-type="float" office:value="0.724">
            <text:p>0.7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table:formula="of:=AVERAGE([.C91:.C100])" office:value-type="float" office:value="0.52">
            <text:p>0.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3">
            <text:p>4.9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.27">
            <text:p>10.2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.32">
            <text:p>2.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table:formula="of:=AVERAGE([.C101:.C110])" office:value-type="float" office:value="5.232">
            <text:p>5.232</text:p>
          </table:table-cell>
        </table:table-row>
      </table:table>
      <table:table table:name="nonbucketed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C1:.C10])" office:value-type="float" office:value="0.01">
            <text:p>0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1:.C20])" office:value-type="float" office:value="0.017">
            <text:p>0.0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21:.C30])" office:value-type="float" office:value="0.027">
            <text:p>0.0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31:.C40])" office:value-type="float" office:value="0.023">
            <text:p>0.0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41:.C50])" office:value-type="float" office:value="0.027">
            <text:p>0.0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formula="of:=AVERAGE([.C51:.C60])" office:value-type="float" office:value="0.046">
            <text:p>0.0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61:.C70])" office:value-type="float" office:value="0.034">
            <text:p>0.0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1">
            <text:p>0.11</text:p>
          </table:table-cell>
          <table:table-cell table:formula="of:=AVERAGE([.C71:.C80])" office:value-type="float" office:value="0.149">
            <text:p>0.1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table:formula="of:=AVERAGE([.C81:.C90])" office:value-type="float" office:value="0.152">
            <text:p>0.1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table:formula="of:=AVERAGE([.C91:.C100])" office:value-type="float" office:value="0.099">
            <text:p>0.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formula="of:=AVERAGE([.C101:.C110])" office:value-type="float" office:value="0.366">
            <text:p>0.3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72">
            <text:p>3.72</text:p>
          </table:table-cell>
          <table:table-cell table:formula="of:=AVERAGE([.C111:.C120])" office:value-type="float" office:value="2.256">
            <text:p>2.2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.63">
            <text:p>7.6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99">
            <text:p>1.9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6.05">
            <text:p>6.0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.92">
            <text:p>16.9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3.82">
            <text:p>13.82</text:p>
          </table:table-cell>
          <table:table-cell table:formula="of:=AVERAGE([.C121:.C130])" office:value-type="float" office:value="5.775">
            <text:p>5.7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.27">
            <text:p>7.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1.67">
            <text:p>41.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6.9">
            <text:p>16.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.75">
            <text:p>12.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.24">
            <text:p>6.2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.32">
            <text:p>7.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4.12">
            <text:p>34.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.89">
            <text:p>8.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2.68">
            <text:p>132.68</text:p>
          </table:table-cell>
          <table:table-cell table:formula="of:=AVERAGE([.C131:.C140])" office:value-type="float" office:value="27.115">
            <text:p>27.115</text:p>
          </table:table-cell>
        </table:table-row>
      </table:table>
      <table:table table:name="TotalRegularSummary" table:style-name="ta1">
        <table:table-column table:style-name="co1" table:number-columns-repeated="5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table:formula="of:= [.A1] &amp; &quot; &amp; &quot; &amp; [.B1] &amp; &quot; &amp; &quot; &amp; [.C1] &amp; &quot; \\&quot;" office:value-type="string" office:string-value="10 &amp; 1 &amp; 0.02 \\">
            <text:p>10 &amp; 1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  <table:table-cell table:formula="of:= [.A2] &amp; &quot; &amp; &quot; &amp; [.B2] &amp; &quot; &amp; &quot; &amp; [.C2] &amp; &quot; \\&quot;" office:value-type="string" office:string-value="10 &amp; 2 &amp; 0.01 \\">
            <text:p>10 &amp; 2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  <table:table-cell table:formula="of:= [.A3] &amp; &quot; &amp; &quot; &amp; [.B3] &amp; &quot; &amp; &quot; &amp; [.C3] &amp; &quot; \\&quot;" office:value-type="string" office:string-value="10 &amp; 3 &amp; 0.02 \\">
            <text:p>10 &amp; 3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 [.A4] &amp; &quot; &amp; &quot; &amp; [.B4] &amp; &quot; &amp; &quot; &amp; [.C4] &amp; &quot; \\&quot;" office:value-type="string" office:string-value="10 &amp; 4 &amp; 0.01 \\">
            <text:p>10 &amp; 4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5] &amp; &quot; &amp; &quot; &amp; [.B5] &amp; &quot; &amp; &quot; &amp; [.C5] &amp; &quot; \\&quot;" office:value-type="string" office:string-value="10 &amp; 5 &amp; 0.01 \\">
            <text:p>10 &amp; 5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  <table:table-cell table:formula="of:= [.A6] &amp; &quot; &amp; &quot; &amp; [.B6] &amp; &quot; &amp; &quot; &amp; [.C6] &amp; &quot; \\&quot;" office:value-type="string" office:string-value="10 &amp; 6 &amp; 0.05 \\">
            <text:p>10 &amp; 6 &amp; 0.05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  <table:table-cell table:formula="of:= [.A7] &amp; &quot; &amp; &quot; &amp; [.B7] &amp; &quot; &amp; &quot; &amp; [.C7] &amp; &quot; \\&quot;" office:value-type="string" office:string-value="10 &amp; 7 &amp; 0.02 \\">
            <text:p>10 &amp; 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8] &amp; &quot; &amp; &quot; &amp; [.B8] &amp; &quot; &amp; &quot; &amp; [.C8] &amp; &quot; \\&quot;" office:value-type="string" office:string-value="10 &amp; 8 &amp; 0.02 \\">
            <text:p>10 &amp; 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 [.A9] &amp; &quot; &amp; &quot; &amp; [.B9] &amp; &quot; &amp; &quot; &amp; [.C9] &amp; &quot; \\&quot;" office:value-type="string" office:string-value="10 &amp; 9 &amp; 0 \\">
            <text:p>10 &amp; 9 &amp; 0 \\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10] &amp; &quot; &amp; &quot; &amp; [.B10] &amp; &quot; &amp; &quot; &amp; [.C10] &amp; &quot; \\&quot;" office:value-type="string" office:string-value="10 &amp; 10 &amp; 0.03 \\">
            <text:p>10 &amp; 10 &amp; 0.03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/>
          <table:table-cell table:formula="of:= [.A11] &amp; &quot; &amp; &quot; &amp; [.B11] &amp; &quot; &amp; &quot; &amp; [.C11] &amp; &quot; \\&quot;" office:value-type="string" office:string-value="10 &amp; 11 &amp; 0.02 \\">
            <text:p>10 &amp; 11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02">
            <text:p>0.02</text:p>
          </table:table-cell>
          <table:table-cell/>
          <table:table-cell table:formula="of:= [.A12] &amp; &quot; &amp; &quot; &amp; [.B12] &amp; &quot; &amp; &quot; &amp; [.C12] &amp; &quot; \\&quot;" office:value-type="string" office:string-value="10 &amp; 12 &amp; 0.02 \\">
            <text:p>10 &amp; 12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/>
          <table:table-cell table:formula="of:= [.A13] &amp; &quot; &amp; &quot; &amp; [.B13] &amp; &quot; &amp; &quot; &amp; [.C13] &amp; &quot; \\&quot;" office:value-type="string" office:string-value="10 &amp; 13 &amp; 0.01 \\">
            <text:p>10 &amp; 13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02">
            <text:p>0.02</text:p>
          </table:table-cell>
          <table:table-cell/>
          <table:table-cell table:formula="of:= [.A14] &amp; &quot; &amp; &quot; &amp; [.B14] &amp; &quot; &amp; &quot; &amp; [.C14] &amp; &quot; \\&quot;" office:value-type="string" office:string-value="10 &amp; 14 &amp; 0.02 \\">
            <text:p>10 &amp; 14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/>
          <table:table-cell table:formula="of:= [.A15] &amp; &quot; &amp; &quot; &amp; [.B15] &amp; &quot; &amp; &quot; &amp; [.C15] &amp; &quot; \\&quot;" office:value-type="string" office:string-value="10 &amp; 15 &amp; 0.02 \\">
            <text:p>10 &amp; 15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/>
          <table:table-cell table:formula="of:= [.A16] &amp; &quot; &amp; &quot; &amp; [.B16] &amp; &quot; &amp; &quot; &amp; [.C16] &amp; &quot; \\&quot;" office:value-type="string" office:string-value="10 &amp; 16 &amp; 0.01 \\">
            <text:p>10 &amp; 16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2">
            <text:p>0.02</text:p>
          </table:table-cell>
          <table:table-cell/>
          <table:table-cell table:formula="of:= [.A17] &amp; &quot; &amp; &quot; &amp; [.B17] &amp; &quot; &amp; &quot; &amp; [.C17] &amp; &quot; \\&quot;" office:value-type="string" office:string-value="10 &amp; 17 &amp; 0.02 \\">
            <text:p>10 &amp; 1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02">
            <text:p>0.02</text:p>
          </table:table-cell>
          <table:table-cell/>
          <table:table-cell table:formula="of:= [.A18] &amp; &quot; &amp; &quot; &amp; [.B18] &amp; &quot; &amp; &quot; &amp; [.C18] &amp; &quot; \\&quot;" office:value-type="string" office:string-value="10 &amp; 18 &amp; 0.02 \\">
            <text:p>10 &amp; 1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/>
          <table:table-cell table:formula="of:= [.A19] &amp; &quot; &amp; &quot; &amp; [.B19] &amp; &quot; &amp; &quot; &amp; [.C19] &amp; &quot; \\&quot;" office:value-type="string" office:string-value="10 &amp; 19 &amp; 0.01 \\">
            <text:p>10 &amp; 19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 [.A20] &amp; &quot; &amp; &quot; &amp; [.B20] &amp; &quot; &amp; &quot; &amp; [.C20] &amp; &quot; \\&quot;" office:value-type="string" office:string-value="10 &amp; 20 &amp; 0 \\">
            <text:p>10 &amp; 20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">
            <text:p>0.01</text:p>
          </table:table-cell>
          <table:table-cell/>
          <table:table-cell table:formula="of:= [.A21] &amp; &quot; &amp; &quot; &amp; [.B21] &amp; &quot; &amp; &quot; &amp; [.C21] &amp; &quot; \\&quot;" office:value-type="string" office:string-value="10 &amp; 21 &amp; 0.01 \\">
            <text:p>10 &amp; 21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02">
            <text:p>0.02</text:p>
          </table:table-cell>
          <table:table-cell/>
          <table:table-cell table:formula="of:= [.A22] &amp; &quot; &amp; &quot; &amp; [.B22] &amp; &quot; &amp; &quot; &amp; [.C22] &amp; &quot; \\&quot;" office:value-type="string" office:string-value="10 &amp; 22 &amp; 0.02 \\">
            <text:p>10 &amp; 22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2">
            <text:p>0.02</text:p>
          </table:table-cell>
          <table:table-cell/>
          <table:table-cell table:formula="of:= [.A23] &amp; &quot; &amp; &quot; &amp; [.B23] &amp; &quot; &amp; &quot; &amp; [.C23] &amp; &quot; \\&quot;" office:value-type="string" office:string-value="10 &amp; 23 &amp; 0.02 \\">
            <text:p>10 &amp; 23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 [.A24] &amp; &quot; &amp; &quot; &amp; [.B24] &amp; &quot; &amp; &quot; &amp; [.C24] &amp; &quot; \\&quot;" office:value-type="string" office:string-value="10 &amp; 24 &amp; 0 \\">
            <text:p>10 &amp; 24 &amp; 0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/>
          <table:table-cell table:formula="of:= [.A25] &amp; &quot; &amp; &quot; &amp; [.B25] &amp; &quot; &amp; &quot; &amp; [.C25] &amp; &quot; \\&quot;" office:value-type="string" office:string-value="10 &amp; 25 &amp; 0.04 \\">
            <text:p>10 &amp; 25 &amp; 0.04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03">
            <text:p>0.03</text:p>
          </table:table-cell>
          <table:table-cell/>
          <table:table-cell table:formula="of:= [.A26] &amp; &quot; &amp; &quot; &amp; [.B26] &amp; &quot; &amp; &quot; &amp; [.C26] &amp; &quot; \\&quot;" office:value-type="string" office:string-value="10 &amp; 26 &amp; 0.03 \\">
            <text:p>10 &amp; 26 &amp; 0.03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2">
            <text:p>0.02</text:p>
          </table:table-cell>
          <table:table-cell/>
          <table:table-cell table:formula="of:= [.A27] &amp; &quot; &amp; &quot; &amp; [.B27] &amp; &quot; &amp; &quot; &amp; [.C27] &amp; &quot; \\&quot;" office:value-type="string" office:string-value="10 &amp; 27 &amp; 0.02 \\">
            <text:p>10 &amp; 27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/>
          <table:table-cell table:formula="of:= [.A28] &amp; &quot; &amp; &quot; &amp; [.B28] &amp; &quot; &amp; &quot; &amp; [.C28] &amp; &quot; \\&quot;" office:value-type="string" office:string-value="10 &amp; 28 &amp; 0.01 \\">
            <text:p>10 &amp; 28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01">
            <text:p>0.01</text:p>
          </table:table-cell>
          <table:table-cell/>
          <table:table-cell table:formula="of:= [.A29] &amp; &quot; &amp; &quot; &amp; [.B29] &amp; &quot; &amp; &quot; &amp; [.C29] &amp; &quot; \\&quot;" office:value-type="string" office:string-value="10 &amp; 29 &amp; 0.01 \\">
            <text:p>10 &amp; 29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/>
          <table:table-cell table:formula="of:= [.A30] &amp; &quot; &amp; &quot; &amp; [.B30] &amp; &quot; &amp; &quot; &amp; [.C30] &amp; &quot; \\&quot;" office:value-type="string" office:string-value="10 &amp; 30 &amp; 0.01 \\">
            <text:p>10 &amp; 30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.01</text:p>
          </table:table-cell>
          <table:table-cell/>
          <table:table-cell table:formula="of:= [.A31] &amp; &quot; &amp; &quot; &amp; [.B31] &amp; &quot; &amp; &quot; &amp; [.C31] &amp; &quot; \\&quot;" office:value-type="string" office:string-value="10 &amp; 31 &amp; 0.01 \\">
            <text:p>10 &amp; 31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1">
            <text:p>0.01</text:p>
          </table:table-cell>
          <table:table-cell/>
          <table:table-cell table:formula="of:= [.A32] &amp; &quot; &amp; &quot; &amp; [.B32] &amp; &quot; &amp; &quot; &amp; [.C32] &amp; &quot; \\&quot;" office:value-type="string" office:string-value="10 &amp; 32 &amp; 0.01 \\">
            <text:p>10 &amp; 32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01">
            <text:p>0.01</text:p>
          </table:table-cell>
          <table:table-cell/>
          <table:table-cell table:formula="of:= [.A33] &amp; &quot; &amp; &quot; &amp; [.B33] &amp; &quot; &amp; &quot; &amp; [.C33] &amp; &quot; \\&quot;" office:value-type="string" office:string-value="10 &amp; 33 &amp; 0.01 \\">
            <text:p>10 &amp; 33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.01">
            <text:p>0.01</text:p>
          </table:table-cell>
          <table:table-cell/>
          <table:table-cell table:formula="of:= [.A34] &amp; &quot; &amp; &quot; &amp; [.B34] &amp; &quot; &amp; &quot; &amp; [.C34] &amp; &quot; \\&quot;" office:value-type="string" office:string-value="10 &amp; 34 &amp; 0.01 \\">
            <text:p>10 &amp; 34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/>
          <table:table-cell table:formula="of:= [.A35] &amp; &quot; &amp; &quot; &amp; [.B35] &amp; &quot; &amp; &quot; &amp; [.C35] &amp; &quot; \\&quot;" office:value-type="string" office:string-value="10 &amp; 35 &amp; 0.01 \\">
            <text:p>10 &amp; 35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01">
            <text:p>0.01</text:p>
          </table:table-cell>
          <table:table-cell/>
          <table:table-cell table:formula="of:= [.A36] &amp; &quot; &amp; &quot; &amp; [.B36] &amp; &quot; &amp; &quot; &amp; [.C36] &amp; &quot; \\&quot;" office:value-type="string" office:string-value="10 &amp; 36 &amp; 0.01 \\">
            <text:p>10 &amp; 36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.01">
            <text:p>0.01</text:p>
          </table:table-cell>
          <table:table-cell/>
          <table:table-cell table:formula="of:= [.A37] &amp; &quot; &amp; &quot; &amp; [.B37] &amp; &quot; &amp; &quot; &amp; [.C37] &amp; &quot; \\&quot;" office:value-type="string" office:string-value="10 &amp; 37 &amp; 0.01 \\">
            <text:p>10 &amp; 37 &amp; 0.01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02">
            <text:p>0.02</text:p>
          </table:table-cell>
          <table:table-cell/>
          <table:table-cell table:formula="of:= [.A38] &amp; &quot; &amp; &quot; &amp; [.B38] &amp; &quot; &amp; &quot; &amp; [.C38] &amp; &quot; \\&quot;" office:value-type="string" office:string-value="10 &amp; 38 &amp; 0.02 \\">
            <text:p>10 &amp; 38 &amp; 0.02 \\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/>
          <table:table-cell table:formula="of:= [.A39] &amp; &quot; &amp; &quot; &amp; [.B39] &amp; &quot; &amp; &quot; &amp; [.C39] &amp; &quot; \\&quot;" office:value-type="string" office:string-value="10 &amp; 39 &amp; 0.03 \\">
            <text:p>10 &amp; 39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  <table:table-cell table:formula="of:= [.A40] &amp; &quot; &amp; &quot; &amp; [.B40] &amp; &quot; &amp; &quot; &amp; [.C40] &amp; &quot; \\&quot;" office:value-type="string" office:string-value="11 &amp; 1 &amp; 0.04 \\">
            <text:p>11 &amp; 1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41] &amp; &quot; &amp; &quot; &amp; [.B41] &amp; &quot; &amp; &quot; &amp; [.C41] &amp; &quot; \\&quot;" office:value-type="string" office:string-value="11 &amp; 2 &amp; 0.03 \\">
            <text:p>11 &amp; 2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42] &amp; &quot; &amp; &quot; &amp; [.B42] &amp; &quot; &amp; &quot; &amp; [.C42] &amp; &quot; \\&quot;" office:value-type="string" office:string-value="11 &amp; 3 &amp; 0.01 \\">
            <text:p>11 &amp; 3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43] &amp; &quot; &amp; &quot; &amp; [.B43] &amp; &quot; &amp; &quot; &amp; [.C43] &amp; &quot; \\&quot;" office:value-type="string" office:string-value="11 &amp; 4 &amp; 0.04 \\">
            <text:p>11 &amp; 4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 [.A44] &amp; &quot; &amp; &quot; &amp; [.B44] &amp; &quot; &amp; &quot; &amp; [.C44] &amp; &quot; \\&quot;" office:value-type="string" office:string-value="11 &amp; 5 &amp; 0 \\">
            <text:p>11 &amp; 5 &amp; 0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45] &amp; &quot; &amp; &quot; &amp; [.B45] &amp; &quot; &amp; &quot; &amp; [.C45] &amp; &quot; \\&quot;" office:value-type="string" office:string-value="11 &amp; 6 &amp; 0.04 \\">
            <text:p>11 &amp; 6 &amp; 0.04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46] &amp; &quot; &amp; &quot; &amp; [.B46] &amp; &quot; &amp; &quot; &amp; [.C46] &amp; &quot; \\&quot;" office:value-type="string" office:string-value="11 &amp; 7 &amp; 0.03 \\">
            <text:p>11 &amp; 7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  <table:table-cell table:formula="of:= [.A47] &amp; &quot; &amp; &quot; &amp; [.B47] &amp; &quot; &amp; &quot; &amp; [.C47] &amp; &quot; \\&quot;" office:value-type="string" office:string-value="11 &amp; 8 &amp; 0.01 \\">
            <text:p>11 &amp; 8 &amp; 0.01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3">
            <text:p>0.03</text:p>
          </table:table-cell>
          <table:table-cell/>
          <table:table-cell table:formula="of:= [.A48] &amp; &quot; &amp; &quot; &amp; [.B48] &amp; &quot; &amp; &quot; &amp; [.C48] &amp; &quot; \\&quot;" office:value-type="string" office:string-value="11 &amp; 9 &amp; 0.03 \\">
            <text:p>11 &amp; 9 &amp; 0.03 \\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49] &amp; &quot; &amp; &quot; &amp; [.B49] &amp; &quot; &amp; &quot; &amp; [.C49] &amp; &quot; \\&quot;" office:value-type="string" office:string-value="11 &amp; 10 &amp; 0.03 \\">
            <text:p>11 &amp; 10 &amp; 0.03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  <table:table-cell table:formula="of:= [.A50] &amp; &quot; &amp; &quot; &amp; [.B50] &amp; &quot; &amp; &quot; &amp; [.C50] &amp; &quot; \\&quot;" office:value-type="string" office:string-value="12 &amp; 1 &amp; 0.01 \\">
            <text:p>12 &amp; 1 &amp; 0.01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  <table:table-cell table:formula="of:= [.A51] &amp; &quot; &amp; &quot; &amp; [.B51] &amp; &quot; &amp; &quot; &amp; [.C51] &amp; &quot; \\&quot;" office:value-type="string" office:string-value="12 &amp; 2 &amp; 0.05 \\">
            <text:p>12 &amp; 2 &amp; 0.05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 [.A52] &amp; &quot; &amp; &quot; &amp; [.B52] &amp; &quot; &amp; &quot; &amp; [.C52] &amp; &quot; \\&quot;" office:value-type="string" office:string-value="12 &amp; 3 &amp; 0 \\">
            <text:p>12 &amp; 3 &amp; 0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  <table:table-cell table:formula="of:= [.A53] &amp; &quot; &amp; &quot; &amp; [.B53] &amp; &quot; &amp; &quot; &amp; [.C53] &amp; &quot; \\&quot;" office:value-type="string" office:string-value="12 &amp; 4 &amp; 0.05 \\">
            <text:p>12 &amp; 4 &amp; 0.05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54] &amp; &quot; &amp; &quot; &amp; [.B54] &amp; &quot; &amp; &quot; &amp; [.C54] &amp; &quot; \\&quot;" office:value-type="string" office:string-value="12 &amp; 5 &amp; 0.02 \\">
            <text:p>12 &amp; 5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55] &amp; &quot; &amp; &quot; &amp; [.B55] &amp; &quot; &amp; &quot; &amp; [.C55] &amp; &quot; \\&quot;" office:value-type="string" office:string-value="12 &amp; 6 &amp; 0.02 \\">
            <text:p>12 &amp; 6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 [.A56] &amp; &quot; &amp; &quot; &amp; [.B56] &amp; &quot; &amp; &quot; &amp; [.C56] &amp; &quot; \\&quot;" office:value-type="string" office:string-value="12 &amp; 7 &amp; 0 \\">
            <text:p>12 &amp; 7 &amp; 0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57] &amp; &quot; &amp; &quot; &amp; [.B57] &amp; &quot; &amp; &quot; &amp; [.C57] &amp; &quot; \\&quot;" office:value-type="string" office:string-value="12 &amp; 8 &amp; 0.02 \\">
            <text:p>12 &amp; 8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  <table:table-cell table:formula="of:= [.A58] &amp; &quot; &amp; &quot; &amp; [.B58] &amp; &quot; &amp; &quot; &amp; [.C58] &amp; &quot; \\&quot;" office:value-type="string" office:string-value="12 &amp; 9 &amp; 0.02 \\">
            <text:p>12 &amp; 9 &amp; 0.02 \\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/>
          <table:table-cell table:formula="of:= [.A59] &amp; &quot; &amp; &quot; &amp; [.B59] &amp; &quot; &amp; &quot; &amp; [.C59] &amp; &quot; \\&quot;" office:value-type="string" office:string-value="12 &amp; 10 &amp; 0.02 \\">
            <text:p>12 &amp; 10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  <table:table-cell table:formula="of:= [.A60] &amp; &quot; &amp; &quot; &amp; [.B60] &amp; &quot; &amp; &quot; &amp; [.C60] &amp; &quot; \\&quot;" office:value-type="string" office:string-value="13 &amp; 1 &amp; 0.04 \\">
            <text:p>13 &amp; 1 &amp; 0.04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61] &amp; &quot; &amp; &quot; &amp; [.B61] &amp; &quot; &amp; &quot; &amp; [.C61] &amp; &quot; \\&quot;" office:value-type="string" office:string-value="13 &amp; 2 &amp; 0.03 \\">
            <text:p>13 &amp; 2 &amp; 0.03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  <table:table-cell table:formula="of:= [.A62] &amp; &quot; &amp; &quot; &amp; [.B62] &amp; &quot; &amp; &quot; &amp; [.C62] &amp; &quot; \\&quot;" office:value-type="string" office:string-value="13 &amp; 3 &amp; 0.08 \\">
            <text:p>13 &amp; 3 &amp; 0.08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  <table:table-cell table:formula="of:= [.A63] &amp; &quot; &amp; &quot; &amp; [.B63] &amp; &quot; &amp; &quot; &amp; [.C63] &amp; &quot; \\&quot;" office:value-type="string" office:string-value="13 &amp; 4 &amp; 0.01 \\">
            <text:p>13 &amp; 4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/>
          <table:table-cell table:formula="of:= [.A64] &amp; &quot; &amp; &quot; &amp; [.B64] &amp; &quot; &amp; &quot; &amp; [.C64] &amp; &quot; \\&quot;" office:value-type="string" office:string-value="13 &amp; 5 &amp; 0.07 \\">
            <text:p>13 &amp; 5 &amp; 0.07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65] &amp; &quot; &amp; &quot; &amp; [.B65] &amp; &quot; &amp; &quot; &amp; [.C65] &amp; &quot; \\&quot;" office:value-type="string" office:string-value="13 &amp; 6 &amp; 0.02 \\">
            <text:p>13 &amp; 6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  <table:table-cell table:formula="of:= [.A66] &amp; &quot; &amp; &quot; &amp; [.B66] &amp; &quot; &amp; &quot; &amp; [.C66] &amp; &quot; \\&quot;" office:value-type="string" office:string-value="13 &amp; 7 &amp; 0.02 \\">
            <text:p>13 &amp; 7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  <table:table-cell table:formula="of:= [.A67] &amp; &quot; &amp; &quot; &amp; [.B67] &amp; &quot; &amp; &quot; &amp; [.C67] &amp; &quot; \\&quot;" office:value-type="string" office:string-value="13 &amp; 8 &amp; 0.01 \\">
            <text:p>13 &amp; 8 &amp; 0.01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  <table:table-cell table:formula="of:= [.A68] &amp; &quot; &amp; &quot; &amp; [.B68] &amp; &quot; &amp; &quot; &amp; [.C68] &amp; &quot; \\&quot;" office:value-type="string" office:string-value="13 &amp; 9 &amp; 0.02 \\">
            <text:p>13 &amp; 9 &amp; 0.02 \\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/>
          <table:table-cell table:formula="of:= [.A69] &amp; &quot; &amp; &quot; &amp; [.B69] &amp; &quot; &amp; &quot; &amp; [.C69] &amp; &quot; \\&quot;" office:value-type="string" office:string-value="13 &amp; 10 &amp; 0.02 \\">
            <text:p>13 &amp; 10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table:formula="of:= [.A70] &amp; &quot; &amp; &quot; &amp; [.B70] &amp; &quot; &amp; &quot; &amp; [.C70] &amp; &quot; \\&quot;" office:value-type="string" office:string-value="14 &amp; 1 &amp; 0.02 \\">
            <text:p>14 &amp; 1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/>
          <table:table-cell table:formula="of:= [.A71] &amp; &quot; &amp; &quot; &amp; [.B71] &amp; &quot; &amp; &quot; &amp; [.C71] &amp; &quot; \\&quot;" office:value-type="string" office:string-value="14 &amp; 2 &amp; 0.08 \\">
            <text:p>14 &amp; 2 &amp; 0.08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72] &amp; &quot; &amp; &quot; &amp; [.B72] &amp; &quot; &amp; &quot; &amp; [.C72] &amp; &quot; \\&quot;" office:value-type="string" office:string-value="14 &amp; 3 &amp; 0.07 \\">
            <text:p>14 &amp; 3 &amp; 0.07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/>
          <table:table-cell table:formula="of:= [.A73] &amp; &quot; &amp; &quot; &amp; [.B73] &amp; &quot; &amp; &quot; &amp; [.C73] &amp; &quot; \\&quot;" office:value-type="string" office:string-value="14 &amp; 4 &amp; 0.06 \\">
            <text:p>14 &amp; 4 &amp; 0.06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  <table:table-cell table:formula="of:= [.A74] &amp; &quot; &amp; &quot; &amp; [.B74] &amp; &quot; &amp; &quot; &amp; [.C74] &amp; &quot; \\&quot;" office:value-type="string" office:string-value="14 &amp; 5 &amp; 0.02 \\">
            <text:p>14 &amp; 5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  <table:table-cell table:formula="of:= [.A75] &amp; &quot; &amp; &quot; &amp; [.B75] &amp; &quot; &amp; &quot; &amp; [.C75] &amp; &quot; \\&quot;" office:value-type="string" office:string-value="14 &amp; 6 &amp; 0.04 \\">
            <text:p>14 &amp; 6 &amp; 0.04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  <table:table-cell table:formula="of:= [.A76] &amp; &quot; &amp; &quot; &amp; [.B76] &amp; &quot; &amp; &quot; &amp; [.C76] &amp; &quot; \\&quot;" office:value-type="string" office:string-value="14 &amp; 7 &amp; 0.03 \\">
            <text:p>14 &amp; 7 &amp; 0.03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  <table:table-cell table:formula="of:= [.A77] &amp; &quot; &amp; &quot; &amp; [.B77] &amp; &quot; &amp; &quot; &amp; [.C77] &amp; &quot; \\&quot;" office:value-type="string" office:string-value="14 &amp; 8 &amp; 0.02 \\">
            <text:p>14 &amp; 8 &amp; 0.02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  <table:table-cell table:formula="of:= [.A78] &amp; &quot; &amp; &quot; &amp; [.B78] &amp; &quot; &amp; &quot; &amp; [.C78] &amp; &quot; \\&quot;" office:value-type="string" office:string-value="14 &amp; 9 &amp; 0.01 \\">
            <text:p>14 &amp; 9 &amp; 0.01 \\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79] &amp; &quot; &amp; &quot; &amp; [.B79] &amp; &quot; &amp; &quot; &amp; [.C79] &amp; &quot; \\&quot;" office:value-type="string" office:string-value="14 &amp; 10 &amp; 0.03 \\">
            <text:p>14 &amp; 10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  <table:table-cell table:formula="of:= [.A80] &amp; &quot; &amp; &quot; &amp; [.B80] &amp; &quot; &amp; &quot; &amp; [.C80] &amp; &quot; \\&quot;" office:value-type="string" office:string-value="15 &amp; 1 &amp; 0.03 \\">
            <text:p>15 &amp; 1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  <table:table-cell table:formula="of:= [.A81] &amp; &quot; &amp; &quot; &amp; [.B81] &amp; &quot; &amp; &quot; &amp; [.C81] &amp; &quot; \\&quot;" office:value-type="string" office:string-value="15 &amp; 2 &amp; 0.07 \\">
            <text:p>15 &amp; 2 &amp; 0.0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  <table:table-cell table:formula="of:= [.A82] &amp; &quot; &amp; &quot; &amp; [.B82] &amp; &quot; &amp; &quot; &amp; [.C82] &amp; &quot; \\&quot;" office:value-type="string" office:string-value="15 &amp; 3 &amp; 0.01 \\">
            <text:p>15 &amp; 3 &amp; 0.0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  <table:table-cell table:formula="of:= [.A83] &amp; &quot; &amp; &quot; &amp; [.B83] &amp; &quot; &amp; &quot; &amp; [.C83] &amp; &quot; \\&quot;" office:value-type="string" office:string-value="15 &amp; 4 &amp; 0.04 \\">
            <text:p>15 &amp; 4 &amp; 0.04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  <table:table-cell table:formula="of:= [.A84] &amp; &quot; &amp; &quot; &amp; [.B84] &amp; &quot; &amp; &quot; &amp; [.C84] &amp; &quot; \\&quot;" office:value-type="string" office:string-value="15 &amp; 5 &amp; 0.03 \\">
            <text:p>15 &amp; 5 &amp; 0.03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table:formula="of:= [.A85] &amp; &quot; &amp; &quot; &amp; [.B85] &amp; &quot; &amp; &quot; &amp; [.C85] &amp; &quot; \\&quot;" office:value-type="string" office:string-value="15 &amp; 6 &amp; 0.01 \\">
            <text:p>15 &amp; 6 &amp; 0.01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  <table:table-cell table:formula="of:= [.A86] &amp; &quot; &amp; &quot; &amp; [.B86] &amp; &quot; &amp; &quot; &amp; [.C86] &amp; &quot; \\&quot;" office:value-type="string" office:string-value="15 &amp; 7 &amp; 0.07 \\">
            <text:p>15 &amp; 7 &amp; 0.0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37">
            <text:p>0.37</text:p>
          </table:table-cell>
          <table:table-cell/>
          <table:table-cell table:formula="of:= [.A87] &amp; &quot; &amp; &quot; &amp; [.B87] &amp; &quot; &amp; &quot; &amp; [.C87] &amp; &quot; \\&quot;" office:value-type="string" office:string-value="15 &amp; 8 &amp; 0.37 \\">
            <text:p>15 &amp; 8 &amp; 0.37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/>
          <table:table-cell table:formula="of:= [.A88] &amp; &quot; &amp; &quot; &amp; [.B88] &amp; &quot; &amp; &quot; &amp; [.C88] &amp; &quot; \\&quot;" office:value-type="string" office:string-value="15 &amp; 9 &amp; 0.04 \\">
            <text:p>15 &amp; 9 &amp; 0.04 \\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/>
          <table:table-cell table:formula="of:= [.A89] &amp; &quot; &amp; &quot; &amp; [.B89] &amp; &quot; &amp; &quot; &amp; [.C89] &amp; &quot; \\&quot;" office:value-type="string" office:string-value="15 &amp; 10 &amp; 0.07 \\">
            <text:p>15 &amp; 10 &amp; 0.0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  <table:table-cell table:formula="of:= [.A90] &amp; &quot; &amp; &quot; &amp; [.B90] &amp; &quot; &amp; &quot; &amp; [.C90] &amp; &quot; \\&quot;" office:value-type="string" office:string-value="16 &amp; 1 &amp; 0.05 \\">
            <text:p>16 &amp; 1 &amp; 0.05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  <table:table-cell table:formula="of:= [.A91] &amp; &quot; &amp; &quot; &amp; [.B91] &amp; &quot; &amp; &quot; &amp; [.C91] &amp; &quot; \\&quot;" office:value-type="string" office:string-value="16 &amp; 2 &amp; 0.03 \\">
            <text:p>16 &amp; 2 &amp; 0.0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92] &amp; &quot; &amp; &quot; &amp; [.B92] &amp; &quot; &amp; &quot; &amp; [.C92] &amp; &quot; \\&quot;" office:value-type="string" office:string-value="16 &amp; 3 &amp; 0.07 \\">
            <text:p>16 &amp; 3 &amp; 0.0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">
            <text:p>0.17</text:p>
          </table:table-cell>
          <table:table-cell/>
          <table:table-cell table:formula="of:= [.A93] &amp; &quot; &amp; &quot; &amp; [.B93] &amp; &quot; &amp; &quot; &amp; [.C93] &amp; &quot; \\&quot;" office:value-type="string" office:string-value="16 &amp; 4 &amp; 0.17 \\">
            <text:p>16 &amp; 4 &amp; 0.17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/>
          <table:table-cell table:formula="of:= [.A94] &amp; &quot; &amp; &quot; &amp; [.B94] &amp; &quot; &amp; &quot; &amp; [.C94] &amp; &quot; \\&quot;" office:value-type="string" office:string-value="16 &amp; 5 &amp; 0.23 \\">
            <text:p>16 &amp; 5 &amp; 0.2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 [.A95] &amp; &quot; &amp; &quot; &amp; [.B95] &amp; &quot; &amp; &quot; &amp; [.C95] &amp; &quot; \\&quot;" office:value-type="string" office:string-value="16 &amp; 6 &amp; 0 \\">
            <text:p>16 &amp; 6 &amp; 0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  <table:table-cell table:formula="of:= [.A96] &amp; &quot; &amp; &quot; &amp; [.B96] &amp; &quot; &amp; &quot; &amp; [.C96] &amp; &quot; \\&quot;" office:value-type="string" office:string-value="16 &amp; 7 &amp; 0.04 \\">
            <text:p>16 &amp; 7 &amp; 0.04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/>
          <table:table-cell table:formula="of:= [.A97] &amp; &quot; &amp; &quot; &amp; [.B97] &amp; &quot; &amp; &quot; &amp; [.C97] &amp; &quot; \\&quot;" office:value-type="string" office:string-value="16 &amp; 8 &amp; 0.13 \\">
            <text:p>16 &amp; 8 &amp; 0.13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  <table:table-cell table:formula="of:= [.A98] &amp; &quot; &amp; &quot; &amp; [.B98] &amp; &quot; &amp; &quot; &amp; [.C98] &amp; &quot; \\&quot;" office:value-type="string" office:string-value="16 &amp; 9 &amp; 0.08 \\">
            <text:p>16 &amp; 9 &amp; 0.08 \\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/>
          <table:table-cell table:formula="of:= [.A99] &amp; &quot; &amp; &quot; &amp; [.B99] &amp; &quot; &amp; &quot; &amp; [.C99] &amp; &quot; \\&quot;" office:value-type="string" office:string-value="16 &amp; 10 &amp; 1.02 \\">
            <text:p>16 &amp; 10 &amp; 1.02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  <table:table-cell table:formula="of:= [.A100] &amp; &quot; &amp; &quot; &amp; [.B100] &amp; &quot; &amp; &quot; &amp; [.C100] &amp; &quot; \\&quot;" office:value-type="string" office:string-value="17 &amp; 1 &amp; 0.07 \\">
            <text:p>17 &amp; 1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/>
          <table:table-cell table:formula="of:= [.A101] &amp; &quot; &amp; &quot; &amp; [.B101] &amp; &quot; &amp; &quot; &amp; [.C101] &amp; &quot; \\&quot;" office:value-type="string" office:string-value="17 &amp; 2 &amp; 0.06 \\">
            <text:p>17 &amp; 2 &amp; 0.06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  <table:table-cell table:formula="of:= [.A102] &amp; &quot; &amp; &quot; &amp; [.B102] &amp; &quot; &amp; &quot; &amp; [.C102] &amp; &quot; \\&quot;" office:value-type="string" office:string-value="17 &amp; 3 &amp; 0.03 \\">
            <text:p>17 &amp; 3 &amp; 0.03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/>
          <table:table-cell table:formula="of:= [.A103] &amp; &quot; &amp; &quot; &amp; [.B103] &amp; &quot; &amp; &quot; &amp; [.C103] &amp; &quot; \\&quot;" office:value-type="string" office:string-value="17 &amp; 4 &amp; 1.07 \\">
            <text:p>17 &amp; 4 &amp; 1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f:= [.A104] &amp; &quot; &amp; &quot; &amp; [.B104] &amp; &quot; &amp; &quot; &amp; [.C104] &amp; &quot; \\&quot;" office:value-type="string" office:string-value="17 &amp; 5 &amp; 0.01 \\">
            <text:p>17 &amp; 5 &amp; 0.0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  <table:table-cell table:formula="of:= [.A105] &amp; &quot; &amp; &quot; &amp; [.B105] &amp; &quot; &amp; &quot; &amp; [.C105] &amp; &quot; \\&quot;" office:value-type="string" office:string-value="17 &amp; 6 &amp; 0.07 \\">
            <text:p>17 &amp; 6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  <table:table-cell table:formula="of:= [.A106] &amp; &quot; &amp; &quot; &amp; [.B106] &amp; &quot; &amp; &quot; &amp; [.C106] &amp; &quot; \\&quot;" office:value-type="string" office:string-value="17 &amp; 7 &amp; 0.07 \\">
            <text:p>17 &amp; 7 &amp; 0.07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  <table:table-cell table:formula="of:= [.A107] &amp; &quot; &amp; &quot; &amp; [.B107] &amp; &quot; &amp; &quot; &amp; [.C107] &amp; &quot; \\&quot;" office:value-type="string" office:string-value="17 &amp; 8 &amp; 0.11 \\">
            <text:p>17 &amp; 8 &amp; 0.11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  <table:table-cell table:formula="of:= [.A108] &amp; &quot; &amp; &quot; &amp; [.B108] &amp; &quot; &amp; &quot; &amp; [.C108] &amp; &quot; \\&quot;" office:value-type="string" office:string-value="17 &amp; 9 &amp; 0.06 \\">
            <text:p>17 &amp; 9 &amp; 0.06 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/>
          <table:table-cell table:formula="of:= [.A109] &amp; &quot; &amp; &quot; &amp; [.B109] &amp; &quot; &amp; &quot; &amp; [.C109] &amp; &quot; \\&quot;" office:value-type="string" office:string-value="17 &amp; 10 &amp; 0.1 \\">
            <text:p>17 &amp; 10 &amp; 0.1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/>
          <table:table-cell table:formula="of:= [.A110] &amp; &quot; &amp; &quot; &amp; [.B110] &amp; &quot; &amp; &quot; &amp; [.C110] &amp; &quot; \\&quot;" office:value-type="string" office:string-value="18 &amp; 1 &amp; 0.14 \\">
            <text:p>18 &amp; 1 &amp; 0.1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/>
          <table:table-cell table:formula="of:= [.A111] &amp; &quot; &amp; &quot; &amp; [.B111] &amp; &quot; &amp; &quot; &amp; [.C111] &amp; &quot; \\&quot;" office:value-type="string" office:string-value="18 &amp; 2 &amp; 0.09 \\">
            <text:p>18 &amp; 2 &amp; 0.09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/>
          <table:table-cell table:formula="of:= [.A112] &amp; &quot; &amp; &quot; &amp; [.B112] &amp; &quot; &amp; &quot; &amp; [.C112] &amp; &quot; \\&quot;" office:value-type="string" office:string-value="18 &amp; 3 &amp; 0.84 \\">
            <text:p>18 &amp; 3 &amp; 0.8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/>
          <table:table-cell table:formula="of:= [.A113] &amp; &quot; &amp; &quot; &amp; [.B113] &amp; &quot; &amp; &quot; &amp; [.C113] &amp; &quot; \\&quot;" office:value-type="string" office:string-value="18 &amp; 4 &amp; 0.2 \\">
            <text:p>18 &amp; 4 &amp; 0.2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/>
          <table:table-cell table:formula="of:= [.A114] &amp; &quot; &amp; &quot; &amp; [.B114] &amp; &quot; &amp; &quot; &amp; [.C114] &amp; &quot; \\&quot;" office:value-type="string" office:string-value="18 &amp; 5 &amp; 0.13 \\">
            <text:p>18 &amp; 5 &amp; 0.13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/>
          <table:table-cell table:formula="of:= [.A115] &amp; &quot; &amp; &quot; &amp; [.B115] &amp; &quot; &amp; &quot; &amp; [.C115] &amp; &quot; \\&quot;" office:value-type="string" office:string-value="18 &amp; 6 &amp; 0.25 \\">
            <text:p>18 &amp; 6 &amp; 0.25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  <table:table-cell table:formula="of:= [.A116] &amp; &quot; &amp; &quot; &amp; [.B116] &amp; &quot; &amp; &quot; &amp; [.C116] &amp; &quot; \\&quot;" office:value-type="string" office:string-value="18 &amp; 7 &amp; 0.04 \\">
            <text:p>18 &amp; 7 &amp; 0.04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/>
          <table:table-cell table:formula="of:= [.A117] &amp; &quot; &amp; &quot; &amp; [.B117] &amp; &quot; &amp; &quot; &amp; [.C117] &amp; &quot; \\&quot;" office:value-type="string" office:string-value="18 &amp; 8 &amp; 0.26 \\">
            <text:p>18 &amp; 8 &amp; 0.26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6">
            <text:p>0.26</text:p>
          </table:table-cell>
          <table:table-cell/>
          <table:table-cell table:formula="of:= [.A118] &amp; &quot; &amp; &quot; &amp; [.B118] &amp; &quot; &amp; &quot; &amp; [.C118] &amp; &quot; \\&quot;" office:value-type="string" office:string-value="18 &amp; 9 &amp; 0.26 \\">
            <text:p>18 &amp; 9 &amp; 0.26 \\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/>
          <table:table-cell table:formula="of:= [.A119] &amp; &quot; &amp; &quot; &amp; [.B119] &amp; &quot; &amp; &quot; &amp; [.C119] &amp; &quot; \\&quot;" office:value-type="string" office:string-value="18 &amp; 10 &amp; 0.03 \\">
            <text:p>18 &amp; 10 &amp; 0.03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  <table:table-cell table:formula="of:= [.A120] &amp; &quot; &amp; &quot; &amp; [.B120] &amp; &quot; &amp; &quot; &amp; [.C120] &amp; &quot; \\&quot;" office:value-type="string" office:string-value="19 &amp; 1 &amp; 0.07 \\">
            <text:p>19 &amp; 1 &amp; 0.0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/>
          <table:table-cell table:formula="of:= [.A121] &amp; &quot; &amp; &quot; &amp; [.B121] &amp; &quot; &amp; &quot; &amp; [.C121] &amp; &quot; \\&quot;" office:value-type="string" office:string-value="19 &amp; 2 &amp; 0.16 \\">
            <text:p>19 &amp; 2 &amp; 0.16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table:formula="of:= [.A122] &amp; &quot; &amp; &quot; &amp; [.B122] &amp; &quot; &amp; &quot; &amp; [.C122] &amp; &quot; \\&quot;" office:value-type="string" office:string-value="19 &amp; 3 &amp; 0.07 \\">
            <text:p>19 &amp; 3 &amp; 0.0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table:formula="of:= [.A123] &amp; &quot; &amp; &quot; &amp; [.B123] &amp; &quot; &amp; &quot; &amp; [.C123] &amp; &quot; \\&quot;" office:value-type="string" office:string-value="19 &amp; 4 &amp; 0.08 \\">
            <text:p>19 &amp; 4 &amp; 0.0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  <table:table-cell table:formula="of:= [.A124] &amp; &quot; &amp; &quot; &amp; [.B124] &amp; &quot; &amp; &quot; &amp; [.C124] &amp; &quot; \\&quot;" office:value-type="string" office:string-value="19 &amp; 5 &amp; 0.18 \\">
            <text:p>19 &amp; 5 &amp; 0.18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/>
          <table:table-cell table:formula="of:= [.A125] &amp; &quot; &amp; &quot; &amp; [.B125] &amp; &quot; &amp; &quot; &amp; [.C125] &amp; &quot; \\&quot;" office:value-type="string" office:string-value="19 &amp; 6 &amp; 0.17 \\">
            <text:p>19 &amp; 6 &amp; 0.17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23">
            <text:p>1.23</text:p>
          </table:table-cell>
          <table:table-cell/>
          <table:table-cell table:formula="of:= [.A126] &amp; &quot; &amp; &quot; &amp; [.B126] &amp; &quot; &amp; &quot; &amp; [.C126] &amp; &quot; \\&quot;" office:value-type="string" office:string-value="19 &amp; 7 &amp; 1.23 \\">
            <text:p>19 &amp; 7 &amp; 1.23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/>
          <table:table-cell table:formula="of:= [.A127] &amp; &quot; &amp; &quot; &amp; [.B127] &amp; &quot; &amp; &quot; &amp; [.C127] &amp; &quot; \\&quot;" office:value-type="string" office:string-value="19 &amp; 8 &amp; 0.04 \\">
            <text:p>19 &amp; 8 &amp; 0.04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.29">
            <text:p>2.29</text:p>
          </table:table-cell>
          <table:table-cell/>
          <table:table-cell table:formula="of:= [.A128] &amp; &quot; &amp; &quot; &amp; [.B128] &amp; &quot; &amp; &quot; &amp; [.C128] &amp; &quot; \\&quot;" office:value-type="string" office:string-value="19 &amp; 9 &amp; 2.29 \\">
            <text:p>19 &amp; 9 &amp; 2.29 \\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/>
          <table:table-cell table:formula="of:= [.A129] &amp; &quot; &amp; &quot; &amp; [.B129] &amp; &quot; &amp; &quot; &amp; [.C129] &amp; &quot; \\&quot;" office:value-type="string" office:string-value="19 &amp; 10 &amp; 0.37 \\">
            <text:p>19 &amp; 10 &amp; 0.3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/>
          <table:table-cell table:formula="of:= [.A130] &amp; &quot; &amp; &quot; &amp; [.B130] &amp; &quot; &amp; &quot; &amp; [.C130] &amp; &quot; \\&quot;" office:value-type="string" office:string-value="20 &amp; 1 &amp; 0.19 \\">
            <text:p>20 &amp; 1 &amp; 0.19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/>
          <table:table-cell table:formula="of:= [.A131] &amp; &quot; &amp; &quot; &amp; [.B131] &amp; &quot; &amp; &quot; &amp; [.C131] &amp; &quot; \\&quot;" office:value-type="string" office:string-value="20 &amp; 2 &amp; 0.43 \\">
            <text:p>20 &amp; 2 &amp; 0.4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/>
          <table:table-cell table:formula="of:= [.A132] &amp; &quot; &amp; &quot; &amp; [.B132] &amp; &quot; &amp; &quot; &amp; [.C132] &amp; &quot; \\&quot;" office:value-type="string" office:string-value="20 &amp; 3 &amp; 0.15 \\">
            <text:p>20 &amp; 3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/>
          <table:table-cell table:formula="of:= [.A133] &amp; &quot; &amp; &quot; &amp; [.B133] &amp; &quot; &amp; &quot; &amp; [.C133] &amp; &quot; \\&quot;" office:value-type="string" office:string-value="20 &amp; 4 &amp; 0.46 \\">
            <text:p>20 &amp; 4 &amp; 0.4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/>
          <table:table-cell table:formula="of:= [.A134] &amp; &quot; &amp; &quot; &amp; [.B134] &amp; &quot; &amp; &quot; &amp; [.C134] &amp; &quot; \\&quot;" office:value-type="string" office:string-value="20 &amp; 5 &amp; 0.09 \\">
            <text:p>20 &amp; 5 &amp; 0.09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  <table:table-cell table:formula="of:= [.A135] &amp; &quot; &amp; &quot; &amp; [.B135] &amp; &quot; &amp; &quot; &amp; [.C135] &amp; &quot; \\&quot;" office:value-type="string" office:string-value="20 &amp; 6 &amp; 0.02 \\">
            <text:p>20 &amp; 6 &amp; 0.02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/>
          <table:table-cell table:formula="of:= [.A136] &amp; &quot; &amp; &quot; &amp; [.B136] &amp; &quot; &amp; &quot; &amp; [.C136] &amp; &quot; \\&quot;" office:value-type="string" office:string-value="20 &amp; 7 &amp; 1.07 \\">
            <text:p>20 &amp; 7 &amp; 1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/>
          <table:table-cell table:formula="of:= [.A137] &amp; &quot; &amp; &quot; &amp; [.B137] &amp; &quot; &amp; &quot; &amp; [.C137] &amp; &quot; \\&quot;" office:value-type="string" office:string-value="20 &amp; 8 &amp; 0.08 \\">
            <text:p>20 &amp; 8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  <table:table-cell table:formula="of:= [.A138] &amp; &quot; &amp; &quot; &amp; [.B138] &amp; &quot; &amp; &quot; &amp; [.C138] &amp; &quot; \\&quot;" office:value-type="string" office:string-value="20 &amp; 9 &amp; 0.06 \\">
            <text:p>20 &amp; 9 &amp; 0.0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/>
          <table:table-cell table:formula="of:= [.A139] &amp; &quot; &amp; &quot; &amp; [.B139] &amp; &quot; &amp; &quot; &amp; [.C139] &amp; &quot; \\&quot;" office:value-type="string" office:string-value="20 &amp; 10 &amp; 0.07 \\">
            <text:p>20 &amp; 10 &amp; 0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33">
            <text:p>0.33</text:p>
          </table:table-cell>
          <table:table-cell/>
          <table:table-cell table:formula="of:= [.A140] &amp; &quot; &amp; &quot; &amp; [.B140] &amp; &quot; &amp; &quot; &amp; [.C140] &amp; &quot; \\&quot;" office:value-type="string" office:string-value="20 &amp; 11 &amp; 0.33 \\">
            <text:p>20 &amp; 11 &amp; 0.3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46">
            <text:p>1.46</text:p>
          </table:table-cell>
          <table:table-cell/>
          <table:table-cell table:formula="of:= [.A141] &amp; &quot; &amp; &quot; &amp; [.B141] &amp; &quot; &amp; &quot; &amp; [.C141] &amp; &quot; \\&quot;" office:value-type="string" office:string-value="20 &amp; 12 &amp; 1.46 \\">
            <text:p>20 &amp; 12 &amp; 1.4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.58">
            <text:p>1.58</text:p>
          </table:table-cell>
          <table:table-cell/>
          <table:table-cell table:formula="of:= [.A142] &amp; &quot; &amp; &quot; &amp; [.B142] &amp; &quot; &amp; &quot; &amp; [.C142] &amp; &quot; \\&quot;" office:value-type="string" office:string-value="20 &amp; 13 &amp; 1.58 \\">
            <text:p>20 &amp; 13 &amp; 1.5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/>
          <table:table-cell table:formula="of:= [.A143] &amp; &quot; &amp; &quot; &amp; [.B143] &amp; &quot; &amp; &quot; &amp; [.C143] &amp; &quot; \\&quot;" office:value-type="string" office:string-value="20 &amp; 14 &amp; 0.18 \\">
            <text:p>20 &amp; 14 &amp; 0.1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/>
          <table:table-cell table:formula="of:= [.A144] &amp; &quot; &amp; &quot; &amp; [.B144] &amp; &quot; &amp; &quot; &amp; [.C144] &amp; &quot; \\&quot;" office:value-type="string" office:string-value="20 &amp; 15 &amp; 0.05 \\">
            <text:p>20 &amp; 15 &amp; 0.0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/>
          <table:table-cell table:formula="of:= [.A145] &amp; &quot; &amp; &quot; &amp; [.B145] &amp; &quot; &amp; &quot; &amp; [.C145] &amp; &quot; \\&quot;" office:value-type="string" office:string-value="20 &amp; 16 &amp; 0.08 \\">
            <text:p>20 &amp; 16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  <table:table-cell/>
          <table:table-cell table:formula="of:= [.A146] &amp; &quot; &amp; &quot; &amp; [.B146] &amp; &quot; &amp; &quot; &amp; [.C146] &amp; &quot; \\&quot;" office:value-type="string" office:string-value="20 &amp; 17 &amp; 0.35 \\">
            <text:p>20 &amp; 17 &amp; 0.3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45">
            <text:p>0.45</text:p>
          </table:table-cell>
          <table:table-cell/>
          <table:table-cell table:formula="of:= [.A147] &amp; &quot; &amp; &quot; &amp; [.B147] &amp; &quot; &amp; &quot; &amp; [.C147] &amp; &quot; \\&quot;" office:value-type="string" office:string-value="20 &amp; 18 &amp; 0.45 \\">
            <text:p>20 &amp; 18 &amp; 0.4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.65">
            <text:p>1.65</text:p>
          </table:table-cell>
          <table:table-cell/>
          <table:table-cell table:formula="of:= [.A148] &amp; &quot; &amp; &quot; &amp; [.B148] &amp; &quot; &amp; &quot; &amp; [.C148] &amp; &quot; \\&quot;" office:value-type="string" office:string-value="20 &amp; 19 &amp; 1.65 \\">
            <text:p>20 &amp; 19 &amp; 1.65 \\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.27">
            <text:p>0.27</text:p>
          </table:table-cell>
          <table:table-cell/>
          <table:table-cell table:formula="of:= [.A149] &amp; &quot; &amp; &quot; &amp; [.B149] &amp; &quot; &amp; &quot; &amp; [.C149] &amp; &quot; \\&quot;" office:value-type="string" office:string-value="20 &amp; 20 &amp; 0.27 \\">
            <text:p>20 &amp; 20 &amp; 0.2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81">
            <text:p>0.81</text:p>
          </table:table-cell>
          <table:table-cell/>
          <table:table-cell table:formula="of:= [.A150] &amp; &quot; &amp; &quot; &amp; [.B150] &amp; &quot; &amp; &quot; &amp; [.C150] &amp; &quot; \\&quot;" office:value-type="string" office:string-value="20 &amp; 21 &amp; 0.81 \\">
            <text:p>20 &amp; 21 &amp; 0.8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31">
            <text:p>0.31</text:p>
          </table:table-cell>
          <table:table-cell/>
          <table:table-cell table:formula="of:= [.A151] &amp; &quot; &amp; &quot; &amp; [.B151] &amp; &quot; &amp; &quot; &amp; [.C151] &amp; &quot; \\&quot;" office:value-type="string" office:string-value="20 &amp; 22 &amp; 0.31 \\">
            <text:p>20 &amp; 22 &amp; 0.3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/>
          <table:table-cell table:formula="of:= [.A152] &amp; &quot; &amp; &quot; &amp; [.B152] &amp; &quot; &amp; &quot; &amp; [.C152] &amp; &quot; \\&quot;" office:value-type="string" office:string-value="20 &amp; 23 &amp; 0.13 \\">
            <text:p>20 &amp; 23 &amp; 0.1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15">
            <text:p>0.15</text:p>
          </table:table-cell>
          <table:table-cell/>
          <table:table-cell table:formula="of:= [.A153] &amp; &quot; &amp; &quot; &amp; [.B153] &amp; &quot; &amp; &quot; &amp; [.C153] &amp; &quot; \\&quot;" office:value-type="string" office:string-value="20 &amp; 24 &amp; 0.15 \\">
            <text:p>20 &amp; 24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/>
          <table:table-cell table:formula="of:= [.A154] &amp; &quot; &amp; &quot; &amp; [.B154] &amp; &quot; &amp; &quot; &amp; [.C154] &amp; &quot; \\&quot;" office:value-type="string" office:string-value="20 &amp; 25 &amp; 1.47 \\">
            <text:p>20 &amp; 25 &amp; 1.4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/>
          <table:table-cell table:formula="of:= [.A155] &amp; &quot; &amp; &quot; &amp; [.B155] &amp; &quot; &amp; &quot; &amp; [.C155] &amp; &quot; \\&quot;" office:value-type="string" office:string-value="20 &amp; 26 &amp; 0.15 \\">
            <text:p>20 &amp; 26 &amp; 0.1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.08">
            <text:p>0.08</text:p>
          </table:table-cell>
          <table:table-cell/>
          <table:table-cell table:formula="of:= [.A156] &amp; &quot; &amp; &quot; &amp; [.B156] &amp; &quot; &amp; &quot; &amp; [.C156] &amp; &quot; \\&quot;" office:value-type="string" office:string-value="20 &amp; 27 &amp; 0.08 \\">
            <text:p>20 &amp; 27 &amp; 0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.57">
            <text:p>1.57</text:p>
          </table:table-cell>
          <table:table-cell/>
          <table:table-cell table:formula="of:= [.A157] &amp; &quot; &amp; &quot; &amp; [.B157] &amp; &quot; &amp; &quot; &amp; [.C157] &amp; &quot; \\&quot;" office:value-type="string" office:string-value="20 &amp; 28 &amp; 1.57 \\">
            <text:p>20 &amp; 28 &amp; 1.5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/>
          <table:table-cell table:formula="of:= [.A158] &amp; &quot; &amp; &quot; &amp; [.B158] &amp; &quot; &amp; &quot; &amp; [.C158] &amp; &quot; \\&quot;" office:value-type="string" office:string-value="20 &amp; 29 &amp; 0.05 \\">
            <text:p>20 &amp; 29 &amp; 0.05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/>
          <table:table-cell table:formula="of:= [.A159] &amp; &quot; &amp; &quot; &amp; [.B159] &amp; &quot; &amp; &quot; &amp; [.C159] &amp; &quot; \\&quot;" office:value-type="string" office:string-value="20 &amp; 30 &amp; 0.14 \\">
            <text:p>20 &amp; 30 &amp; 0.14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.13">
            <text:p>0.13</text:p>
          </table:table-cell>
          <table:table-cell/>
          <table:table-cell table:formula="of:= [.A160] &amp; &quot; &amp; &quot; &amp; [.B160] &amp; &quot; &amp; &quot; &amp; [.C160] &amp; &quot; \\&quot;" office:value-type="string" office:string-value="20 &amp; 31 &amp; 0.13 \\">
            <text:p>20 &amp; 31 &amp; 0.1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/>
          <table:table-cell table:formula="of:= [.A161] &amp; &quot; &amp; &quot; &amp; [.B161] &amp; &quot; &amp; &quot; &amp; [.C161] &amp; &quot; \\&quot;" office:value-type="string" office:string-value="20 &amp; 32 &amp; 0.07 \\">
            <text:p>20 &amp; 32 &amp; 0.07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.33">
            <text:p>1.33</text:p>
          </table:table-cell>
          <table:table-cell/>
          <table:table-cell table:formula="of:= [.A162] &amp; &quot; &amp; &quot; &amp; [.B162] &amp; &quot; &amp; &quot; &amp; [.C162] &amp; &quot; \\&quot;" office:value-type="string" office:string-value="20 &amp; 33 &amp; 1.33 \\">
            <text:p>20 &amp; 33 &amp; 1.3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.52">
            <text:p>0.52</text:p>
          </table:table-cell>
          <table:table-cell/>
          <table:table-cell table:formula="of:= [.A163] &amp; &quot; &amp; &quot; &amp; [.B163] &amp; &quot; &amp; &quot; &amp; [.C163] &amp; &quot; \\&quot;" office:value-type="string" office:string-value="20 &amp; 34 &amp; 0.52 \\">
            <text:p>20 &amp; 34 &amp; 0.52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23">
            <text:p>0.23</text:p>
          </table:table-cell>
          <table:table-cell/>
          <table:table-cell table:formula="of:= [.A164] &amp; &quot; &amp; &quot; &amp; [.B164] &amp; &quot; &amp; &quot; &amp; [.C164] &amp; &quot; \\&quot;" office:value-type="string" office:string-value="20 &amp; 35 &amp; 0.23 \\">
            <text:p>20 &amp; 35 &amp; 0.23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/>
          <table:table-cell table:formula="of:= [.A165] &amp; &quot; &amp; &quot; &amp; [.B165] &amp; &quot; &amp; &quot; &amp; [.C165] &amp; &quot; \\&quot;" office:value-type="string" office:string-value="20 &amp; 36 &amp; 0.21 \\">
            <text:p>20 &amp; 36 &amp; 0.21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.08">
            <text:p>1.08</text:p>
          </table:table-cell>
          <table:table-cell/>
          <table:table-cell table:formula="of:= [.A166] &amp; &quot; &amp; &quot; &amp; [.B166] &amp; &quot; &amp; &quot; &amp; [.C166] &amp; &quot; \\&quot;" office:value-type="string" office:string-value="20 &amp; 37 &amp; 1.08 \\">
            <text:p>20 &amp; 37 &amp; 1.08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.56">
            <text:p>1.56</text:p>
          </table:table-cell>
          <table:table-cell/>
          <table:table-cell table:formula="of:= [.A167] &amp; &quot; &amp; &quot; &amp; [.B167] &amp; &quot; &amp; &quot; &amp; [.C167] &amp; &quot; \\&quot;" office:value-type="string" office:string-value="20 &amp; 38 &amp; 1.56 \\">
            <text:p>20 &amp; 38 &amp; 1.56 \\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.37">
            <text:p>0.37</text:p>
          </table:table-cell>
          <table:table-cell/>
          <table:table-cell table:formula="of:= [.A168] &amp; &quot; &amp; &quot; &amp; [.B168] &amp; &quot; &amp; &quot; &amp; [.C168] &amp; &quot; \\&quot;" office:value-type="string" office:string-value="20 &amp; 39 &amp; 0.37 \\">
            <text:p>20 &amp; 39 &amp; 0.3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/>
          <table:table-cell table:formula="of:= [.A169] &amp; &quot; &amp; &quot; &amp; [.B169] &amp; &quot; &amp; &quot; &amp; [.C169] &amp; &quot; \\&quot;" office:value-type="string" office:string-value="30 &amp; 1 &amp; 1.68 \\">
            <text:p>30 &amp; 1 &amp; 1.6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/>
          <table:table-cell table:formula="of:= [.A170] &amp; &quot; &amp; &quot; &amp; [.B170] &amp; &quot; &amp; &quot; &amp; [.C170] &amp; &quot; \\&quot;" office:value-type="string" office:string-value="30 &amp; 2 &amp; 2.35 \\">
            <text:p>30 &amp; 2 &amp; 2.3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/>
          <table:table-cell table:formula="of:= [.A171] &amp; &quot; &amp; &quot; &amp; [.B171] &amp; &quot; &amp; &quot; &amp; [.C171] &amp; &quot; \\&quot;" office:value-type="string" office:string-value="30 &amp; 3 &amp; 3.15 \\">
            <text:p>30 &amp; 3 &amp; 3.15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/>
          <table:table-cell table:formula="of:= [.A172] &amp; &quot; &amp; &quot; &amp; [.B172] &amp; &quot; &amp; &quot; &amp; [.C172] &amp; &quot; \\&quot;" office:value-type="string" office:string-value="30 &amp; 4 &amp; 1.93 \\">
            <text:p>30 &amp; 4 &amp; 1.93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.13">
            <text:p>15.13</text:p>
          </table:table-cell>
          <table:table-cell/>
          <table:table-cell table:formula="of:= [.A173] &amp; &quot; &amp; &quot; &amp; [.B173] &amp; &quot; &amp; &quot; &amp; [.C173] &amp; &quot; \\&quot;" office:value-type="string" office:string-value="30 &amp; 5 &amp; 15.13 \\">
            <text:p>30 &amp; 5 &amp; 15.13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/>
          <table:table-cell table:formula="of:= [.A174] &amp; &quot; &amp; &quot; &amp; [.B174] &amp; &quot; &amp; &quot; &amp; [.C174] &amp; &quot; \\&quot;" office:value-type="string" office:string-value="30 &amp; 6 &amp; 0.37 \\">
            <text:p>30 &amp; 6 &amp; 0.37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.31">
            <text:p>10.31</text:p>
          </table:table-cell>
          <table:table-cell/>
          <table:table-cell table:formula="of:= [.A175] &amp; &quot; &amp; &quot; &amp; [.B175] &amp; &quot; &amp; &quot; &amp; [.C175] &amp; &quot; \\&quot;" office:value-type="string" office:string-value="30 &amp; 7 &amp; 10.31 \\">
            <text:p>30 &amp; 7 &amp; 10.31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.88">
            <text:p>1.88</text:p>
          </table:table-cell>
          <table:table-cell/>
          <table:table-cell table:formula="of:= [.A176] &amp; &quot; &amp; &quot; &amp; [.B176] &amp; &quot; &amp; &quot; &amp; [.C176] &amp; &quot; \\&quot;" office:value-type="string" office:string-value="30 &amp; 8 &amp; 1.88 \\">
            <text:p>30 &amp; 8 &amp; 1.8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  <table:table-cell table:formula="of:= [.A177] &amp; &quot; &amp; &quot; &amp; [.B177] &amp; &quot; &amp; &quot; &amp; [.C177] &amp; &quot; \\&quot;" office:value-type="string" office:string-value="30 &amp; 9 &amp; 1.68 \\">
            <text:p>30 &amp; 9 &amp; 1.68 \\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/>
          <table:table-cell table:formula="of:= [.A178] &amp; &quot; &amp; &quot; &amp; [.B178] &amp; &quot; &amp; &quot; &amp; [.C178] &amp; &quot; \\&quot;" office:value-type="string" office:string-value="30 &amp; 10 &amp; 0.47 \\">
            <text:p>30 &amp; 10 &amp; 0.47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/>
          <table:table-cell table:formula="of:= [.A179] &amp; &quot; &amp; &quot; &amp; [.B179] &amp; &quot; &amp; &quot; &amp; [.C179] &amp; &quot; \\&quot;" office:value-type="string" office:string-value="40 &amp; 1 &amp; 3.77 \\">
            <text:p>40 &amp; 1 &amp; 3.77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/>
          <table:table-cell table:formula="of:= [.A180] &amp; &quot; &amp; &quot; &amp; [.B180] &amp; &quot; &amp; &quot; &amp; [.C180] &amp; &quot; \\&quot;" office:value-type="string" office:string-value="40 &amp; 2 &amp; 8.3 \\">
            <text:p>40 &amp; 2 &amp; 8.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.34">
            <text:p>13.34</text:p>
          </table:table-cell>
          <table:table-cell/>
          <table:table-cell table:formula="of:= [.A181] &amp; &quot; &amp; &quot; &amp; [.B181] &amp; &quot; &amp; &quot; &amp; [.C181] &amp; &quot; \\&quot;" office:value-type="string" office:string-value="40 &amp; 3 &amp; 13.34 \\">
            <text:p>40 &amp; 3 &amp; 13.34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/>
          <table:table-cell table:formula="of:= [.A182] &amp; &quot; &amp; &quot; &amp; [.B182] &amp; &quot; &amp; &quot; &amp; [.C182] &amp; &quot; \\&quot;" office:value-type="string" office:string-value="40 &amp; 4 &amp; 2.88 \\">
            <text:p>40 &amp; 4 &amp; 2.88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.63">
            <text:p>3.63</text:p>
          </table:table-cell>
          <table:table-cell/>
          <table:table-cell table:formula="of:= [.A183] &amp; &quot; &amp; &quot; &amp; [.B183] &amp; &quot; &amp; &quot; &amp; [.C183] &amp; &quot; \\&quot;" office:value-type="string" office:string-value="40 &amp; 5 &amp; 3.63 \\">
            <text:p>40 &amp; 5 &amp; 3.6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.31">
            <text:p>3.31</text:p>
          </table:table-cell>
          <table:table-cell/>
          <table:table-cell table:formula="of:= [.A184] &amp; &quot; &amp; &quot; &amp; [.B184] &amp; &quot; &amp; &quot; &amp; [.C184] &amp; &quot; \\&quot;" office:value-type="string" office:string-value="40 &amp; 6 &amp; 3.31 \\">
            <text:p>40 &amp; 6 &amp; 3.31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.43">
            <text:p>11.43</text:p>
          </table:table-cell>
          <table:table-cell/>
          <table:table-cell table:formula="of:= [.A185] &amp; &quot; &amp; &quot; &amp; [.B185] &amp; &quot; &amp; &quot; &amp; [.C185] &amp; &quot; \\&quot;" office:value-type="string" office:string-value="40 &amp; 7 &amp; 11.43 \\">
            <text:p>40 &amp; 7 &amp; 11.43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8.39">
            <text:p>28.39</text:p>
          </table:table-cell>
          <table:table-cell/>
          <table:table-cell table:formula="of:= [.A186] &amp; &quot; &amp; &quot; &amp; [.B186] &amp; &quot; &amp; &quot; &amp; [.C186] &amp; &quot; \\&quot;" office:value-type="string" office:string-value="40 &amp; 8 &amp; 28.39 \\">
            <text:p>40 &amp; 8 &amp; 28.39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.56">
            <text:p>46.56</text:p>
          </table:table-cell>
          <table:table-cell/>
          <table:table-cell table:formula="of:= [.A187] &amp; &quot; &amp; &quot; &amp; [.B187] &amp; &quot; &amp; &quot; &amp; [.C187] &amp; &quot; \\&quot;" office:value-type="string" office:string-value="40 &amp; 9 &amp; 46.56 \\">
            <text:p>40 &amp; 9 &amp; 46.56 \\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42">
            <text:p>2.42</text:p>
          </table:table-cell>
          <table:table-cell/>
          <table:table-cell table:formula="of:= [.A188] &amp; &quot; &amp; &quot; &amp; [.B188] &amp; &quot; &amp; &quot; &amp; [.C188] &amp; &quot; \\&quot;" office:value-type="string" office:string-value="40 &amp; 10 &amp; 2.42 \\">
            <text:p>40 &amp; 10 &amp; 2.4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/>
          <table:table-cell table:formula="of:= [.A189] &amp; &quot; &amp; &quot; &amp; [.B189] &amp; &quot; &amp; &quot; &amp; [.C189] &amp; &quot; \\&quot;" office:value-type="string" office:string-value="50 &amp; 1 &amp; 53.8 \\">
            <text:p>50 &amp; 1 &amp; 53.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/>
          <table:table-cell table:formula="of:= [.A190] &amp; &quot; &amp; &quot; &amp; [.B190] &amp; &quot; &amp; &quot; &amp; [.C190] &amp; &quot; \\&quot;" office:value-type="string" office:string-value="50 &amp; 2 &amp; 10.15 \\">
            <text:p>50 &amp; 2 &amp; 10.1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/>
          <table:table-cell table:formula="of:= [.A191] &amp; &quot; &amp; &quot; &amp; [.B191] &amp; &quot; &amp; &quot; &amp; [.C191] &amp; &quot; \\&quot;" office:value-type="string" office:string-value="50 &amp; 3 &amp; 483 \\">
            <text:p>50 &amp; 3 &amp; 48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/>
          <table:table-cell table:formula="of:= [.A192] &amp; &quot; &amp; &quot; &amp; [.B192] &amp; &quot; &amp; &quot; &amp; [.C192] &amp; &quot; \\&quot;" office:value-type="string" office:string-value="50 &amp; 4 &amp; 9.27 \\">
            <text:p>50 &amp; 4 &amp; 9.2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/>
          <table:table-cell table:formula="of:= [.A193] &amp; &quot; &amp; &quot; &amp; [.B193] &amp; &quot; &amp; &quot; &amp; [.C193] &amp; &quot; \\&quot;" office:value-type="string" office:string-value="50 &amp; 5 &amp; 7.58 \\">
            <text:p>50 &amp; 5 &amp; 7.5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/>
          <table:table-cell table:formula="of:= [.A194] &amp; &quot; &amp; &quot; &amp; [.B194] &amp; &quot; &amp; &quot; &amp; [.C194] &amp; &quot; \\&quot;" office:value-type="string" office:string-value="50 &amp; 6 &amp; 5.29 \\">
            <text:p>50 &amp; 6 &amp; 5.2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/>
          <table:table-cell table:formula="of:= [.A195] &amp; &quot; &amp; &quot; &amp; [.B195] &amp; &quot; &amp; &quot; &amp; [.C195] &amp; &quot; \\&quot;" office:value-type="string" office:string-value="50 &amp; 7 &amp; 23.14 \\">
            <text:p>50 &amp; 7 &amp; 23.1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/>
          <table:table-cell table:formula="of:= [.A196] &amp; &quot; &amp; &quot; &amp; [.B196] &amp; &quot; &amp; &quot; &amp; [.C196] &amp; &quot; \\&quot;" office:value-type="string" office:string-value="50 &amp; 8 &amp; 26.82 \\">
            <text:p>50 &amp; 8 &amp; 26.8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/>
          <table:table-cell table:formula="of:= [.A197] &amp; &quot; &amp; &quot; &amp; [.B197] &amp; &quot; &amp; &quot; &amp; [.C197] &amp; &quot; \\&quot;" office:value-type="string" office:string-value="50 &amp; 9 &amp; 955.95 \\">
            <text:p>50 &amp; 9 &amp; 955.9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/>
          <table:table-cell table:formula="of:= [.A198] &amp; &quot; &amp; &quot; &amp; [.B198] &amp; &quot; &amp; &quot; &amp; [.C198] &amp; &quot; \\&quot;" office:value-type="string" office:string-value="50 &amp; 10 &amp; 805.26 \\">
            <text:p>50 &amp; 10 &amp; 805.2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.87">
            <text:p>6.87</text:p>
          </table:table-cell>
          <table:table-cell/>
          <table:table-cell table:formula="of:= [.A199] &amp; &quot; &amp; &quot; &amp; [.B199] &amp; &quot; &amp; &quot; &amp; [.C199] &amp; &quot; \\&quot;" office:value-type="string" office:string-value="50 &amp; 11 &amp; 6.87 \\">
            <text:p>50 &amp; 11 &amp; 6.8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.86">
            <text:p>5.86</text:p>
          </table:table-cell>
          <table:table-cell/>
          <table:table-cell table:formula="of:= [.A200] &amp; &quot; &amp; &quot; &amp; [.B200] &amp; &quot; &amp; &quot; &amp; [.C200] &amp; &quot; \\&quot;" office:value-type="string" office:string-value="50 &amp; 12 &amp; 5.86 \\">
            <text:p>50 &amp; 12 &amp; 5.8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.32">
            <text:p>7.32</text:p>
          </table:table-cell>
          <table:table-cell/>
          <table:table-cell table:formula="of:= [.A201] &amp; &quot; &amp; &quot; &amp; [.B201] &amp; &quot; &amp; &quot; &amp; [.C201] &amp; &quot; \\&quot;" office:value-type="string" office:string-value="50 &amp; 13 &amp; 7.32 \\">
            <text:p>50 &amp; 13 &amp; 7.3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7.67">
            <text:p>57.67</text:p>
          </table:table-cell>
          <table:table-cell/>
          <table:table-cell table:formula="of:= [.A202] &amp; &quot; &amp; &quot; &amp; [.B202] &amp; &quot; &amp; &quot; &amp; [.C202] &amp; &quot; \\&quot;" office:value-type="string" office:string-value="50 &amp; 14 &amp; 57.67 \\">
            <text:p>50 &amp; 14 &amp; 57.6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.5">
            <text:p>9.5</text:p>
          </table:table-cell>
          <table:table-cell/>
          <table:table-cell table:formula="of:= [.A203] &amp; &quot; &amp; &quot; &amp; [.B203] &amp; &quot; &amp; &quot; &amp; [.C203] &amp; &quot; \\&quot;" office:value-type="string" office:string-value="50 &amp; 15 &amp; 9.5 \\">
            <text:p>50 &amp; 15 &amp; 9.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.07">
            <text:p>9.07</text:p>
          </table:table-cell>
          <table:table-cell/>
          <table:table-cell table:formula="of:= [.A204] &amp; &quot; &amp; &quot; &amp; [.B204] &amp; &quot; &amp; &quot; &amp; [.C204] &amp; &quot; \\&quot;" office:value-type="string" office:string-value="50 &amp; 16 &amp; 9.07 \\">
            <text:p>50 &amp; 16 &amp; 9.07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.94">
            <text:p>5.94</text:p>
          </table:table-cell>
          <table:table-cell/>
          <table:table-cell table:formula="of:= [.A205] &amp; &quot; &amp; &quot; &amp; [.B205] &amp; &quot; &amp; &quot; &amp; [.C205] &amp; &quot; \\&quot;" office:value-type="string" office:string-value="50 &amp; 17 &amp; 5.94 \\">
            <text:p>50 &amp; 17 &amp; 5.9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&gt;3600</text:p>
          </table:table-cell>
          <table:table-cell/>
          <table:table-cell table:formula="of:= [.A206] &amp; &quot; &amp; &quot; &amp; [.B206] &amp; &quot; &amp; &quot; &amp; [.C206] &amp; &quot; \\&quot;" office:value-type="string" office:string-value="50 &amp; 18 &amp; &gt;3600 \\">
            <text:p>50 &amp; 18 &amp; &gt;3600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2.83">
            <text:p>12.83</text:p>
          </table:table-cell>
          <table:table-cell/>
          <table:table-cell table:formula="of:= [.A207] &amp; &quot; &amp; &quot; &amp; [.B207] &amp; &quot; &amp; &quot; &amp; [.C207] &amp; &quot; \\&quot;" office:value-type="string" office:string-value="50 &amp; 19 &amp; 12.83 \\">
            <text:p>50 &amp; 19 &amp; 12.8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.52">
            <text:p>17.52</text:p>
          </table:table-cell>
          <table:table-cell/>
          <table:table-cell table:formula="of:= [.A208] &amp; &quot; &amp; &quot; &amp; [.B208] &amp; &quot; &amp; &quot; &amp; [.C208] &amp; &quot; \\&quot;" office:value-type="string" office:string-value="50 &amp; 20 &amp; 17.52 \\">
            <text:p>50 &amp; 20 &amp; 17.5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1.62">
            <text:p>11.62</text:p>
          </table:table-cell>
          <table:table-cell/>
          <table:table-cell table:formula="of:= [.A209] &amp; &quot; &amp; &quot; &amp; [.B209] &amp; &quot; &amp; &quot; &amp; [.C209] &amp; &quot; \\&quot;" office:value-type="string" office:string-value="50 &amp; 21 &amp; 11.62 \\">
            <text:p>50 &amp; 21 &amp; 11.6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9">
            <text:p>8.39</text:p>
          </table:table-cell>
          <table:table-cell/>
          <table:table-cell table:formula="of:= [.A210] &amp; &quot; &amp; &quot; &amp; [.B210] &amp; &quot; &amp; &quot; &amp; [.C210] &amp; &quot; \\&quot;" office:value-type="string" office:string-value="50 &amp; 22 &amp; 8.39 \\">
            <text:p>50 &amp; 22 &amp; 8.3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.28">
            <text:p>7.28</text:p>
          </table:table-cell>
          <table:table-cell/>
          <table:table-cell table:formula="of:= [.A211] &amp; &quot; &amp; &quot; &amp; [.B211] &amp; &quot; &amp; &quot; &amp; [.C211] &amp; &quot; \\&quot;" office:value-type="string" office:string-value="50 &amp; 23 &amp; 7.28 \\">
            <text:p>50 &amp; 23 &amp; 7.2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.39">
            <text:p>10.39</text:p>
          </table:table-cell>
          <table:table-cell/>
          <table:table-cell table:formula="of:= [.A212] &amp; &quot; &amp; &quot; &amp; [.B212] &amp; &quot; &amp; &quot; &amp; [.C212] &amp; &quot; \\&quot;" office:value-type="string" office:string-value="50 &amp; 24 &amp; 10.39 \\">
            <text:p>50 &amp; 24 &amp; 10.39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.64">
            <text:p>90.64</text:p>
          </table:table-cell>
          <table:table-cell/>
          <table:table-cell table:formula="of:= [.A213] &amp; &quot; &amp; &quot; &amp; [.B213] &amp; &quot; &amp; &quot; &amp; [.C213] &amp; &quot; \\&quot;" office:value-type="string" office:string-value="50 &amp; 25 &amp; 90.64 \\">
            <text:p>50 &amp; 25 &amp; 90.6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5.73">
            <text:p>65.73</text:p>
          </table:table-cell>
          <table:table-cell/>
          <table:table-cell table:formula="of:= [.A214] &amp; &quot; &amp; &quot; &amp; [.B214] &amp; &quot; &amp; &quot; &amp; [.C214] &amp; &quot; \\&quot;" office:value-type="string" office:string-value="50 &amp; 26 &amp; 65.73 \\">
            <text:p>50 &amp; 26 &amp; 65.7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.52">
            <text:p>3.52</text:p>
          </table:table-cell>
          <table:table-cell/>
          <table:table-cell table:formula="of:= [.A215] &amp; &quot; &amp; &quot; &amp; [.B215] &amp; &quot; &amp; &quot; &amp; [.C215] &amp; &quot; \\&quot;" office:value-type="string" office:string-value="50 &amp; 27 &amp; 3.52 \\">
            <text:p>50 &amp; 27 &amp; 3.5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33.33">
            <text:p>133.33</text:p>
          </table:table-cell>
          <table:table-cell/>
          <table:table-cell table:formula="of:= [.A216] &amp; &quot; &amp; &quot; &amp; [.B216] &amp; &quot; &amp; &quot; &amp; [.C216] &amp; &quot; \\&quot;" office:value-type="string" office:string-value="50 &amp; 28 &amp; 133.33 \\">
            <text:p>50 &amp; 28 &amp; 133.3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3.53">
            <text:p>53.53</text:p>
          </table:table-cell>
          <table:table-cell/>
          <table:table-cell table:formula="of:= [.A217] &amp; &quot; &amp; &quot; &amp; [.B217] &amp; &quot; &amp; &quot; &amp; [.C217] &amp; &quot; \\&quot;" office:value-type="string" office:string-value="50 &amp; 29 &amp; 53.53 \\">
            <text:p>50 &amp; 29 &amp; 53.5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6.96">
            <text:p>6.96</text:p>
          </table:table-cell>
          <table:table-cell/>
          <table:table-cell table:formula="of:= [.A218] &amp; &quot; &amp; &quot; &amp; [.B218] &amp; &quot; &amp; &quot; &amp; [.C218] &amp; &quot; \\&quot;" office:value-type="string" office:string-value="50 &amp; 30 &amp; 6.96 \\">
            <text:p>50 &amp; 30 &amp; 6.9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.54">
            <text:p>6.54</text:p>
          </table:table-cell>
          <table:table-cell/>
          <table:table-cell table:formula="of:= [.A219] &amp; &quot; &amp; &quot; &amp; [.B219] &amp; &quot; &amp; &quot; &amp; [.C219] &amp; &quot; \\&quot;" office:value-type="string" office:string-value="50 &amp; 31 &amp; 6.54 \\">
            <text:p>50 &amp; 31 &amp; 6.5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.05">
            <text:p>28.05</text:p>
          </table:table-cell>
          <table:table-cell/>
          <table:table-cell table:formula="of:= [.A220] &amp; &quot; &amp; &quot; &amp; [.B220] &amp; &quot; &amp; &quot; &amp; [.C220] &amp; &quot; \\&quot;" office:value-type="string" office:string-value="50 &amp; 32 &amp; 28.05 \\">
            <text:p>50 &amp; 32 &amp; 28.05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2.03">
            <text:p>22.03</text:p>
          </table:table-cell>
          <table:table-cell/>
          <table:table-cell table:formula="of:= [.A221] &amp; &quot; &amp; &quot; &amp; [.B221] &amp; &quot; &amp; &quot; &amp; [.C221] &amp; &quot; \\&quot;" office:value-type="string" office:string-value="50 &amp; 33 &amp; 22.03 \\">
            <text:p>50 &amp; 33 &amp; 22.03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7.56">
            <text:p>57.56</text:p>
          </table:table-cell>
          <table:table-cell/>
          <table:table-cell table:formula="of:= [.A222] &amp; &quot; &amp; &quot; &amp; [.B222] &amp; &quot; &amp; &quot; &amp; [.C222] &amp; &quot; \\&quot;" office:value-type="string" office:string-value="50 &amp; 34 &amp; 57.56 \\">
            <text:p>50 &amp; 34 &amp; 57.5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0.32">
            <text:p>30.32</text:p>
          </table:table-cell>
          <table:table-cell/>
          <table:table-cell table:formula="of:= [.A223] &amp; &quot; &amp; &quot; &amp; [.B223] &amp; &quot; &amp; &quot; &amp; [.C223] &amp; &quot; \\&quot;" office:value-type="string" office:string-value="50 &amp; 35 &amp; 30.32 \\">
            <text:p>50 &amp; 35 &amp; 30.32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.48">
            <text:p>6.48</text:p>
          </table:table-cell>
          <table:table-cell/>
          <table:table-cell table:formula="of:= [.A224] &amp; &quot; &amp; &quot; &amp; [.B224] &amp; &quot; &amp; &quot; &amp; [.C224] &amp; &quot; \\&quot;" office:value-type="string" office:string-value="50 &amp; 36 &amp; 6.48 \\">
            <text:p>50 &amp; 36 &amp; 6.48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.56">
            <text:p>51.56</text:p>
          </table:table-cell>
          <table:table-cell/>
          <table:table-cell table:formula="of:= [.A225] &amp; &quot; &amp; &quot; &amp; [.B225] &amp; &quot; &amp; &quot; &amp; [.C225] &amp; &quot; \\&quot;" office:value-type="string" office:string-value="50 &amp; 37 &amp; 51.56 \\">
            <text:p>50 &amp; 37 &amp; 51.56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.74">
            <text:p>6.74</text:p>
          </table:table-cell>
          <table:table-cell/>
          <table:table-cell table:formula="of:= [.A226] &amp; &quot; &amp; &quot; &amp; [.B226] &amp; &quot; &amp; &quot; &amp; [.C226] &amp; &quot; \\&quot;" office:value-type="string" office:string-value="50 &amp; 38 &amp; 6.74 \\">
            <text:p>50 &amp; 38 &amp; 6.7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/>
          <table:table-cell table:formula="of:= [.A227] &amp; &quot; &amp; &quot; &amp; [.B227] &amp; &quot; &amp; &quot; &amp; [.C227] &amp; &quot; \\&quot;" office:value-type="string" office:string-value="50 &amp; 39 &amp; 10.4 \\">
            <text:p>50 &amp; 39 &amp; 10.4 \\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4.09">
            <text:p>54.09</text:p>
          </table:table-cell>
          <table:table-cell/>
          <table:table-cell table:formula="of:= [.A228] &amp; &quot; &amp; &quot; &amp; [.B228] &amp; &quot; &amp; &quot; &amp; [.C228] &amp; &quot; \\&quot;" office:value-type="string" office:string-value="50 &amp; 40 &amp; 54.09 \\">
            <text:p>50 &amp; 40 &amp; 54.09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4-13T18:26:14</dc:date>
    <dc:creator>Sebastian Kosch</dc:creator>
    <meta:editing-duration>PT22H9M33S</meta:editing-duration>
    <meta:editing-cycles>48</meta:editing-cycles>
    <meta:generator>LibreOffice/3.5$Linux_X86_64 LibreOffice_project/350m1$Build-2</meta:generator>
    <meta:document-statistic meta:table-count="8" meta:cell-count="45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0.01" chart:maximum="3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8.992cm" xlink:href=".." xlink:type="simple" chart:class="chart:scatter" chart:style-name="ch1">
        <chart:plot-area chart:style-name="ch2" table:cell-range-address="'final_10-20-50 comp'.H5:'final_10-20-50 comp'.H82 'final_10-20-50 comp'.K5:'final_10-20-50 comp'.K82" svg:x="0.659cm" svg:y="0.851cm" svg:width="9.387cm" svg:height="7.542cm">
          <chartooo:coordinate-region svg:x="1.466cm" svg:y="1.05cm" svg:width="8.58cm" svg:height="6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inal_10-20-50 comp'.K5:'final_10-20-50 comp'.K82" chart:class="chart:scatter">
            <chart:domain table:cell-range-address="'final_10-20-50 comp'.H5:'final_10-20-50 comp'.H82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inal_10-20-50 comp'.H5:'final_10-20-50 comp'.H82</svg:desc>
                </draw:g>
              </table:table-cell>
              <table:table-cell office:value-type="float" office:value="17.5">
                <text:p>17.5</text:p>
                <draw:g>
                  <svg:desc>'final_10-20-50 comp'.K5:'final_10-20-50 comp'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55.8333333333333">
                <text:p>55.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59.1666666666667">
                <text:p>59.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64.1666666666667">
                <text:p>64.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75.8333333333333">
                <text:p>75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">
                <text:p>2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">
                <text:p>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">
                <text:p>2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">
                <text:p>3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0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0">
                <text:p>54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">
                <text:p>6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">
                <text:p>16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00">
                <text:p>18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0">
                <text:p>25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">
                <text:p>3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0">
                <text:p>3600</text:p>
              </table:table-cell>
              <table:table-cell office:value-type="float" office:value="97.5">
                <text:p>9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'final_10-20-50 comp'.C83:'final_10-20-50 comp'.C111 'final_10-20-50 comp'.G83:'final_10-20-50 comp'.G111" svg:x="0.77cm" svg:y="0.855cm" svg:width="12.3cm" svg:height="7.545cm">
          <chartooo:coordinate-region svg:x="1.762cm" svg:y="1.054cm" svg:width="10.84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10-20-50 comp'.G83:'final_10-20-50 comp'.G111" chart:class="chart:scatter">
            <chart:domain table:cell-range-address="'final_10-20-50 comp'.C83:'final_10-20-50 comp'.C11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8">
                <text:p>53.8</text:p>
                <draw:g>
                  <svg:desc>'final_10-20-50 comp'.C83:'final_10-20-50 comp'.C111</svg:desc>
                </draw:g>
              </table:table-cell>
              <table:table-cell office:value-type="float" office:value="1655">
                <text:p>1655</text:p>
                <draw:g>
                  <svg:desc>'final_10-20-50 comp'.G83:'final_10-20-50 comp'.G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">
                <text:p>48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7">
                <text:p>9.2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">
                <text:p>7.5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14">
                <text:p>23.1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82">
                <text:p>26.8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.95">
                <text:p>955.9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5.26">
                <text:p>805.2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7">
                <text:p>6.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6">
                <text:p>5.8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2">
                <text:p>7.3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67">
                <text:p>57.6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7">
                <text:p>9.0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">
                <text:p>5.9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3">
                <text:p>12.8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52">
                <text:p>17.5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2">
                <text:p>11.6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39">
                <text:p>8.3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">
                <text:p>7.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39">
                <text:p>10.3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64">
                <text:p>90.6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73">
                <text:p>65.7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2">
                <text:p>3.5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33">
                <text:p>133.3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53">
                <text:p>53.53</text:p>
              </table:table-cell>
              <table:table-cell office:value-type="float" office:value="1526">
                <text:p>1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'final_30-disjunctivecomp'.D3:'final_30-disjunctivecomp'.E41" svg:x="0.77cm" svg:y="0.855cm" svg:width="9.648cm" svg:height="7.545cm">
          <chartooo:coordinate-region svg:x="1.497cm" svg:y="1.054cm" svg:width="8.64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disjunctivecomp'.E3:'final_30-disjunctivecomp'.E41" chart:class="chart:scatter">
            <chart:domain table:cell-range-address="'final_30-disjunctivecomp'.D3:'final_30-disjunctivecomp'.D41"/>
            <chart:regression-curve chart:style-name="ch8">
              <chart:equation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">
                <text:p>1.84</text:p>
                <draw:g>
                  <svg:desc>'final_30-disjunctivecomp'.D3:'final_30-disjunctivecomp'.D41</svg:desc>
                </draw:g>
              </table:table-cell>
              <table:table-cell office:value-type="float" office:value="1.875">
                <text:p>1.875</text:p>
                <draw:g>
                  <svg:desc>'final_30-disjunctivecomp'.E3:'final_30-disjunctivecomp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">
                <text:p>2.4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6">
                <text:p>2.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6">
                <text:p>15.56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3">
                <text:p>10.3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">
                <text:p>1.9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">
                <text:p>1.78</text:p>
              </table:table-cell>
              <table:table-cell office:value-type="float" office:value="1.6666">
                <text:p>1.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1.666667">
                <text:p>1.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">
                <text:p>2.3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">
                <text:p>2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6">
                <text:p>11.56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">
                <text:p>2.0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6">
                <text:p>1.7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">
                <text:p>2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">
                <text:p>0.67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">
                <text:p>1.11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3">
                <text:p>3.8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9">
                <text:p>3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2">
                <text:p>7.32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1">
                <text:p>1.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2">
                <text:p>6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">
                <text:p>0.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">
                <text:p>1.2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2">
                <text:p>2.62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4">
                <text:p>2.44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6">
                <text:p>4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">
                <text:p>1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">
                <text:p>4.2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3">
                <text:p>1.43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1.875">
                <text:p>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031cm" svg:y="3.952cm" style:legend-expansion="high" chart:style-name="ch2"/>
        <chart:plot-area chart:style-name="ch3" table:cell-range-address="'final_30-disjunctivecomp'.H3:'final_30-disjunctivecomp'.H41 'final_30-disjunctivecomp'.D3:'final_30-disjunctivecomp'.D41" svg:x="0.77cm" svg:y="0.855cm" svg:width="9.621cm" svg:height="7.545cm">
          <chartooo:coordinate-region svg:x="1.682cm" svg:y="1.054cm" svg:width="8.4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disjunctivecomp'.D3:'final_30-disjunctivecomp'.D41" chart:class="chart:scatter">
            <chart:domain table:cell-range-address="'final_30-disjunctivecomp'.H3:'final_30-disjunctivecomp'.H41"/>
            <chart:regression-curve chart:style-name="ch8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7777777778">
                <text:p>0.407777777778</text:p>
                <draw:g>
                  <svg:desc>'final_30-disjunctivecomp'.H3:'final_30-disjunctivecomp'.H41</svg:desc>
                </draw:g>
              </table:table-cell>
              <table:table-cell office:value-type="float" office:value="1.84">
                <text:p>1.84</text:p>
                <draw:g>
                  <svg:desc>'final_30-disjunctivecomp'.D3:'final_30-disjunctivecomp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666666667">
                <text:p>0.44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7777777778">
                <text:p>0.3477777777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777777778">
                <text:p>0.337777777778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666666667">
                <text:p>0.29666666666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222222222">
                <text:p>0.272222222222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8888888889">
                <text:p>0.39888888888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222222222">
                <text:p>0.5022222222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444444444">
                <text:p>0.58444444444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666666667">
                <text:p>0.536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777777778">
                <text:p>0.42777777777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8888888889">
                <text:p>0.53888888888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6666666667">
                <text:p>0.34666666666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111111111">
                <text:p>0.31111111111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222222222">
                <text:p>0.51222222222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4444444444">
                <text:p>0.52444444444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8888888889">
                <text:p>0.5588888888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8888888889">
                <text:p>0.6488888888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777777778">
                <text:p>0.39777777777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8888888889">
                <text:p>0.47888888888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444444444">
                <text:p>0.36444444444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777777778">
                <text:p>0.48777777777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1111111111">
                <text:p>0.4711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4444444444">
                <text:p>0.35444444444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1111111111">
                <text:p>0.251111111111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2222222222">
                <text:p>0.36222222222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4444444444">
                <text:p>0.294444444444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1111111111">
                <text:p>0.67111111111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6666666667">
                <text:p>0.516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888888889">
                <text:p>0.42888888888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5555555556">
                <text:p>0.39555555555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2222222222">
                <text:p>0.39222222222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2222222222">
                <text:p>0.31222222222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">
                <text:p>0.3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5555555556">
                <text:p>0.52555555555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888888889">
                <text:p>0.34888888888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